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text-properties style:font-name="Liberation Mono" fo:font-size="10pt" officeooo:rsid="0116d5cd" officeooo:paragraph-rsid="0116d5cd" style:font-size-asian="10pt" style:font-size-complex="10pt"/>
    </style:style>
    <style:style style:name="P69" style:family="paragraph" style:parent-style-name="Preformatted_20_Text">
      <style:text-properties style:font-name="Liberation Mono" fo:font-size="10pt" officeooo:rsid="0119fd56" officeooo:paragraph-rsid="0119fd56" style:font-size-asian="10pt" style:font-size-complex="10pt"/>
    </style:style>
    <style:style style:name="P70" style:family="paragraph" style:parent-style-name="Preformatted_20_Text">
      <style:paragraph-properties fo:orphans="2" fo:widows="2"/>
      <style:text-properties fo:font-variant="normal" fo:text-transform="none" fo:color="#000000" fo:letter-spacing="normal"/>
    </style:style>
    <style:style style:name="P71" style:family="paragraph" style:parent-style-name="Preformatted_20_Text">
      <style:paragraph-properties fo:orphans="2" fo:widows="2"/>
      <style:text-properties fo:font-variant="normal" fo:text-transform="none" fo:color="#000000" fo:letter-spacing="normal" officeooo:paragraph-rsid="003c9403"/>
    </style:style>
    <style:style style:name="P72" style:family="paragraph" style:parent-style-name="Preformatted_20_Text">
      <style:paragraph-properties fo:orphans="2" fo:widows="2"/>
      <style:text-properties fo:font-variant="normal" fo:text-transform="none" fo:color="#000000" fo:letter-spacing="normal" officeooo:paragraph-rsid="0069aba3"/>
    </style:style>
    <style:style style:name="P73"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74"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75"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76"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77"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8"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9" style:family="paragraph" style:parent-style-name="Preformatted_20_Text">
      <style:paragraph-properties fo:orphans="2" fo:widows="2"/>
    </style:style>
    <style:style style:name="P80" style:family="paragraph" style:parent-style-name="Preformatted_20_Text">
      <style:paragraph-properties fo:orphans="2" fo:widows="2"/>
      <style:text-properties officeooo:paragraph-rsid="003c9403"/>
    </style:style>
    <style:style style:name="P81" style:family="paragraph" style:parent-style-name="Preformatted_20_Text">
      <style:text-properties officeooo:rsid="003e4675" officeooo:paragraph-rsid="003e4675"/>
    </style:style>
    <style:style style:name="P82" style:family="paragraph" style:parent-style-name="Preformatted_20_Text">
      <style:text-properties officeooo:rsid="003f352a" officeooo:paragraph-rsid="003f352a"/>
    </style:style>
    <style:style style:name="P83" style:family="paragraph" style:parent-style-name="Preformatted_20_Text">
      <style:text-properties officeooo:rsid="00428b76" officeooo:paragraph-rsid="00428b76"/>
    </style:style>
    <style:style style:name="P84" style:family="paragraph" style:parent-style-name="Preformatted_20_Text">
      <style:text-properties officeooo:rsid="00432f59" officeooo:paragraph-rsid="00432f59"/>
    </style:style>
    <style:style style:name="P85" style:family="paragraph" style:parent-style-name="Preformatted_20_Text">
      <style:text-properties officeooo:rsid="004442b0" officeooo:paragraph-rsid="004442b0"/>
    </style:style>
    <style:style style:name="P86" style:family="paragraph" style:parent-style-name="Preformatted_20_Text">
      <style:text-properties officeooo:rsid="00451b1e" officeooo:paragraph-rsid="00451b1e"/>
    </style:style>
    <style:style style:name="P87" style:family="paragraph" style:parent-style-name="Standard">
      <style:paragraph-properties fo:margin-left="0cm" fo:margin-right="0cm" fo:text-indent="0cm" style:auto-text-indent="false"/>
    </style:style>
    <style:style style:name="P88" style:family="paragraph" style:parent-style-name="Standard">
      <style:paragraph-properties fo:margin-left="0cm" fo:margin-right="0cm" fo:orphans="2" fo:widows="2" fo:text-indent="0cm" style:auto-text-indent="false"/>
      <style:text-properties officeooo:rsid="0055eff9" officeooo:paragraph-rsid="0055eff9"/>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91"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2"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93"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94" style:family="paragraph" style:parent-style-name="Text_20_body">
      <style:paragraph-properties fo:margin-left="0cm" fo:margin-right="0cm" fo:margin-top="0cm" fo:margin-bottom="0cm" loext:contextual-spacing="false" fo:text-indent="0cm" style:auto-text-indent="false" fo:padding="0cm" fo:border="none"/>
    </style:style>
    <style:style style:name="P9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96"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97" style:family="paragraph" style:parent-style-name="Text_20_body">
      <style:paragraph-properties fo:margin-left="0cm" fo:margin-right="0cm" fo:margin-top="0cm" fo:margin-bottom="0cm" loext:contextual-spacing="false" style:line-height-at-least="0.397cm" fo:text-indent="0cm" style:auto-text-indent="false"/>
    </style:style>
    <style:style style:name="P98"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99"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100" style:family="paragraph" style:parent-style-name="Standard">
      <style:paragraph-properties fo:margin-left="0cm" fo:margin-right="0cm" fo:margin-top="0cm" fo:margin-bottom="0cm" loext:contextual-spacing="false" style:line-height-at-least="0.397cm" fo:text-indent="0cm" style:auto-text-indent="false"/>
    </style:style>
    <style:style style:name="P101" style:family="paragraph" style:parent-style-name="Table_20_Contents">
      <style:paragraph-properties fo:margin-left="0cm" fo:margin-right="0cm" fo:text-indent="0cm" style:auto-text-indent="false"/>
      <style:text-properties fo:font-size="2pt" style:font-size-asian="2pt" style:font-size-complex="2pt"/>
    </style:style>
    <style:style style:name="P102"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3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3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8"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9"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40"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41"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2"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3"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44" style:family="paragraph" style:parent-style-name="Standard">
      <style:text-properties style:font-name="Liberation Mono" fo:font-size="10pt" officeooo:rsid="0036fcef" officeooo:paragraph-rsid="003c9403" style:font-size-asian="10pt" style:font-size-complex="10pt"/>
    </style:style>
    <style:style style:name="P145" style:family="paragraph" style:parent-style-name="Standard">
      <style:text-properties style:font-name="Liberation Mono" fo:font-size="10pt" officeooo:rsid="0046dc80" officeooo:paragraph-rsid="0049517b" style:font-size-asian="10pt" style:font-size-complex="10pt"/>
    </style:style>
    <style:style style:name="P146" style:family="paragraph" style:parent-style-name="Standard">
      <style:text-properties style:font-name="Liberation Mono" fo:font-size="10pt" officeooo:rsid="0046dc80" officeooo:paragraph-rsid="004b94aa" style:font-size-asian="10pt" style:font-size-complex="10pt"/>
    </style:style>
    <style:style style:name="P147" style:family="paragraph" style:parent-style-name="Standard">
      <style:text-properties style:font-name="Liberation Mono" fo:font-size="10pt" officeooo:rsid="004830e8" officeooo:paragraph-rsid="004830e8" style:font-size-asian="10pt" style:font-size-complex="10pt"/>
    </style:style>
    <style:style style:name="P148"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9"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50" style:family="paragraph" style:parent-style-name="Standard">
      <style:text-properties officeooo:paragraph-rsid="007d19c4"/>
    </style:style>
    <style:style style:name="P151" style:family="paragraph" style:parent-style-name="Standard">
      <style:text-properties officeooo:rsid="009dd571" officeooo:paragraph-rsid="009dd571"/>
    </style:style>
    <style:style style:name="P152" style:family="paragraph" style:parent-style-name="Standard">
      <style:text-properties officeooo:paragraph-rsid="00a4434f"/>
    </style:style>
    <style:style style:name="P153" style:family="paragraph" style:parent-style-name="Standard">
      <style:text-properties style:font-name="sans-serif" fo:font-size="9.75pt" officeooo:paragraph-rsid="00ab3b26"/>
    </style:style>
    <style:style style:name="P154" style:family="paragraph" style:parent-style-name="Text_20_body">
      <style:text-properties officeooo:paragraph-rsid="003c9403"/>
    </style:style>
    <style:style style:name="P155" style:family="paragraph" style:parent-style-name="Text_20_body">
      <style:text-properties officeooo:paragraph-rsid="0059be88"/>
    </style:style>
    <style:style style:name="P156" style:family="paragraph" style:parent-style-name="Text_20_body">
      <style:text-properties officeooo:rsid="005a682d" officeooo:paragraph-rsid="005a682d"/>
    </style:style>
    <style:style style:name="P157"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8"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9"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70"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34"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35"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36"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37" style:family="paragraph" style:parent-style-name="Text_20_body">
      <style:text-properties officeooo:paragraph-rsid="007cc721"/>
    </style:style>
    <style:style style:name="P238" style:family="paragraph" style:parent-style-name="Text_20_body">
      <style:text-properties officeooo:paragraph-rsid="007d19c4"/>
    </style:style>
    <style:style style:name="P239" style:family="paragraph" style:parent-style-name="Text_20_body">
      <style:text-properties officeooo:rsid="007d19c4" officeooo:paragraph-rsid="007d19c4"/>
    </style:style>
    <style:style style:name="P240" style:family="paragraph" style:parent-style-name="Text_20_body">
      <style:text-properties officeooo:rsid="007e2206" officeooo:paragraph-rsid="007e2206"/>
    </style:style>
    <style:style style:name="P241" style:family="paragraph" style:parent-style-name="Text_20_body">
      <style:text-properties officeooo:rsid="007ef44e" officeooo:paragraph-rsid="007ef44e"/>
    </style:style>
    <style:style style:name="P242" style:family="paragraph" style:parent-style-name="Text_20_body">
      <style:text-properties officeooo:rsid="007fb080" officeooo:paragraph-rsid="007fb080"/>
    </style:style>
    <style:style style:name="P243" style:family="paragraph" style:parent-style-name="Text_20_body">
      <style:text-properties officeooo:rsid="009dd571" officeooo:paragraph-rsid="009dd571"/>
    </style:style>
    <style:style style:name="P244" style:family="paragraph" style:parent-style-name="Text_20_body">
      <style:text-properties officeooo:paragraph-rsid="00a13881"/>
    </style:style>
    <style:style style:name="P245" style:family="paragraph" style:parent-style-name="Text_20_body">
      <style:text-properties officeooo:rsid="007e5766" officeooo:paragraph-rsid="007e5766"/>
    </style:style>
    <style:style style:name="P246" style:family="paragraph" style:parent-style-name="Text_20_body">
      <style:text-properties officeooo:paragraph-rsid="00a4434f"/>
    </style:style>
    <style:style style:name="P247" style:family="paragraph" style:parent-style-name="Preformatted_20_Text">
      <style:paragraph-properties fo:margin-top="0cm" fo:margin-bottom="0.499cm" loext:contextual-spacing="false"/>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7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7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8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8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8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8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8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8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style:style>
    <style:style style:name="P28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style:style>
    <style:style style:name="P28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style:style>
    <style:style style:name="P28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style:style>
    <style:style style:name="P28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style:style>
    <style:style style:name="P29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style:style>
    <style:style style:name="P29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9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93" style:family="paragraph" style:parent-style-name="Heading_20_4">
      <style:text-properties officeooo:rsid="001ea7ef" officeooo:paragraph-rsid="001ea7ef"/>
    </style:style>
    <style:style style:name="P294" style:family="paragraph" style:parent-style-name="Table_20_Contents">
      <style:paragraph-properties fo:margin-top="0cm" fo:margin-bottom="0cm" loext:contextual-spacing="false"/>
      <style:text-properties style:font-name="arial"/>
    </style:style>
    <style:style style:name="P295"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96"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97"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98"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99"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30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301"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02"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303" style:family="paragraph" style:parent-style-name="Preformatted_20_Text">
      <style:text-properties style:font-name="Liberation Mono" fo:font-size="10pt" officeooo:rsid="0119fd56" officeooo:paragraph-rsid="0119fd56" style:font-size-asian="10pt" style:font-size-complex="10pt"/>
    </style:style>
    <style:style style:name="P304" style:family="paragraph" style:parent-style-name="Preformatted_20_Text">
      <style:text-properties style:font-name="Liberation Mono" fo:font-size="10pt" officeooo:rsid="0066daf9" officeooo:paragraph-rsid="0066daf9" style:font-size-asian="10pt" style:font-size-complex="10pt"/>
    </style:style>
    <style:style style:name="P305" style:family="paragraph" style:parent-style-name="Preformatted_20_Text">
      <style:text-properties style:font-name="Liberation Mono" fo:font-size="10pt" officeooo:rsid="011e2bcf" officeooo:paragraph-rsid="011e2bcf" style:font-size-asian="10pt" style:font-size-complex="10pt"/>
    </style:style>
    <style:style style:name="P306" style:family="paragraph" style:parent-style-name="Preformatted_20_Text">
      <style:text-properties style:font-name="Liberation Mono" fo:font-size="10pt" officeooo:rsid="011f4e63" officeooo:paragraph-rsid="011f4e63" style:font-size-asian="10pt" style:font-size-complex="10pt"/>
    </style:style>
    <style:style style:name="P307" style:family="paragraph" style:parent-style-name="Preformatted_20_Text">
      <style:text-properties style:font-name="Liberation Mono" fo:font-size="10pt" officeooo:rsid="01202646" officeooo:paragraph-rsid="01202646" style:font-size-asian="10pt" style:font-size-complex="10pt"/>
    </style:style>
    <style:style style:name="P308" style:family="paragraph" style:parent-style-name="Preformatted_20_Text">
      <style:text-properties style:font-name="Liberation Mono" fo:font-size="10pt" officeooo:rsid="01219ece" officeooo:paragraph-rsid="01219ece"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T142" style:family="text">
      <style:text-properties officeooo:rsid="0119fd5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40">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87"><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9"/>
      <text:p text:style-name="P87"><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9"/>
      <text:p text:style-name="P87"><text:span text:style-name="T48">(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89"/>
      <text:p text:style-name="P87"><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89"><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92" text:outline-level="4">Ordinal Gamma0 in Coq</text:h>
      <text:p text:style-name="P91">Inductive ordinal : Type :=</text:p>
      <text:p text:style-name="P71"><text:s/><text:span text:style-name="T66">| Zero : ordinal</text:span></text:p>
      <text:p text:style-name="P71"><text:s/><text:span text:style-name="T66">| Succ : ordinal -&gt; ordinal</text:span></text:p>
      <text:p text:style-name="P71"><text:s/><text:span text:style-name="T66">| Limit : (nat -&gt; ordinal) -&gt; ordinal.</text:span></text:p>
      <text:p text:style-name="P80"/>
      <text:p text:style-name="P73">Fixpoint iter (a:Type) (f:a-&gt;a) (n:nat) (x:a) : a :=</text:p>
      <text:p text:style-name="P71"><text:s/><text:span text:style-name="T66">match n with</text:span></text:p>
      <text:p text:style-name="P71"><text:s text:c="2"/><text:span text:style-name="T66">| O =&gt; x</text:span></text:p>
      <text:p text:style-name="P71"><text:s text:c="2"/><text:span text:style-name="T66">| S p =&gt; iter a f p (f x)</text:span></text:p>
      <text:p text:style-name="P71"><text:s/><text:span text:style-name="T66">end.</text:span></text:p>
      <text:p text:style-name="P80"/>
      <text:p text:style-name="P73">Definition OpLim (F:nat-&gt;ordinal-&gt;ordinal) (a:ordinal) : ordinal :=</text:p>
      <text:p text:style-name="P71"><text:s/><text:span text:style-name="T66">Limit (fun n =&gt; F n a).</text:span></text:p>
      <text:p text:style-name="P71"><text:s/></text:p>
      <text:p text:style-name="P73">Definition OpItw (f:ordinal-&gt;ordinal) : ordinal-&gt;ordinal :=</text:p>
      <text:p text:style-name="P71"><text:s/><text:span text:style-name="T66">OpLim (iter _ f).</text:span></text:p>
      <text:p text:style-name="P80"/>
      <text:p text:style-name="P73">Fixpoint cantor (a:ordinal) (c:ordinal) : ordinal :=</text:p>
      <text:p text:style-name="P71"><text:s/><text:span text:style-name="T66">match c with</text:span></text:p>
      <text:p text:style-name="P71"><text:s text:c="2"/><text:span text:style-name="T66">| Zero =&gt; Succ a</text:span></text:p>
      <text:p text:style-name="P71"><text:s text:c="2"/><text:span text:style-name="T66">| Succ b =&gt; OpItw (fun x =&gt; cantor x b) a</text:span></text:p>
      <text:p text:style-name="P71"><text:s text:c="2"/><text:span text:style-name="T66">| Limit f =&gt; Limit (fun n =&gt; cantor a (f n))</text:span></text:p>
      <text:p text:style-name="P71"><text:s/><text:span text:style-name="T66">end.</text:span></text:p>
      <text:p text:style-name="P80"/>
      <text:p text:style-name="P73">Fixpoint Nabla (f:ordinal-&gt;ordinal) (b:ordinal) : ordinal :=</text:p>
      <text:p text:style-name="P71"><text:s/><text:span text:style-name="T66">match b with</text:span></text:p>
      <text:p text:style-name="P71"><text:s text:c="2"/><text:span text:style-name="T66">| Zero =&gt; f Zero</text:span></text:p>
      <text:p text:style-name="P71"><text:s text:c="2"/><text:span text:style-name="T66">| Succ a =&gt; f (Succ (Nabla f a))</text:span></text:p>
      <text:p text:style-name="P71"><text:s text:c="2"/><text:span text:style-name="T66">| Limit h =&gt; Limit (fun n =&gt; Nabla f (h n))</text:span></text:p>
      <text:p text:style-name="P71"><text:s/><text:span text:style-name="T66">end.</text:span></text:p>
      <text:p text:style-name="P80"/>
      <text:p text:style-name="P73">Definition deriv (f:ordinal-&gt;ordinal) : ordinal-&gt;ordinal :=</text:p>
      <text:p text:style-name="P71"><text:s/><text:span text:style-name="T66">Nabla (OpItw f).</text:span></text:p>
      <text:p text:style-name="P80"><text:soft-page-break/></text:p>
      <text:p text:style-name="P73">Fixpoint veblen (b:ordinal) : ordinal-&gt;ordinal :=</text:p>
      <text:p text:style-name="P71"><text:s/><text:span text:style-name="T66">match b with</text:span></text:p>
      <text:p text:style-name="P71"><text:s text:c="2"/><text:span text:style-name="T66">| Zero =&gt; Nabla (OpLim (iter _ (cantor Zero)))</text:span></text:p>
      <text:p text:style-name="P71"><text:s text:c="2"/><text:span text:style-name="T66">| Succ a =&gt; Nabla (OpLim (iter _ (veblen a)))</text:span></text:p>
      <text:p text:style-name="P71"><text:s text:c="2"/><text:span text:style-name="T66">| Limit f =&gt; Nabla (OpLim (fun n =&gt; veblen (f n)))</text:span></text:p>
      <text:p text:style-name="P71"><text:s/><text:span text:style-name="T66">end.</text:span></text:p>
      <text:p text:style-name="P80"/>
      <text:p text:style-name="P73">Definition veb (a:ordinal) : ordinal := veblen a Zero.</text:p>
      <text:p text:style-name="P80"/>
      <text:p text:style-name="P73">Definition epsilon0 : ordinal := veb Zero. </text:p>
      <text:p text:style-name="P80"/>
      <text:p text:style-name="P73">Definition Gamma0 : ordinal := Limit (fun n =&gt; iter _ veb n Zero).</text:p>
      <text:p text:style-name="P80"/>
      <text:p text:style-name="P73">Check epsilon0.</text:p>
      <text:p text:style-name="P248">Check Gamma0.</text:p>
      <text:p text:style-name="P154"><text:line-break/></text:p>
      <text:p text:style-name="P154"/>
      <text:p text:style-name="P154"/>
      <text:p text:style-name="P154"/>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44"><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2">(* <text:s/>Title: <text:s text:c="5"/>HOL/Induct/Ordinals.thy</text:p>
      <text:p text:style-name="P285"><text:s text:c="4"/><text:span text:style-name="T72">Author: <text:s text:c="4"/>Stefan Berghofer and Markus Wenzel, TU Muenchen</text:span></text:p>
      <text:p text:style-name="P286">*)</text:p>
      <text:p text:style-name="P291"/>
      <text:p text:style-name="P287"><text:span text:style-name="T73">section</text:span> <text:span text:style-name="T74">‹Ordinals›</text:span></text:p>
      <text:p text:style-name="P291"/>
      <text:p text:style-name="P287"><text:span text:style-name="T73">theory</text:span> Ordinals</text:p>
      <text:p text:style-name="P287"><text:span text:style-name="T75">imports</text:span> Main</text:p>
      <text:p text:style-name="P289">begin</text:p>
      <text:p text:style-name="P291"/>
      <text:p text:style-name="P287"><text:span text:style-name="T73">text</text:span> <text:span text:style-name="T74">‹</text:span></text:p>
      <text:p text:style-name="P290"><text:s text:c="2"/><text:span text:style-name="T72">Some basic definitions of ordinal numbers. <text:s/>Draws an Agda</text:span></text:p>
      <text:p text:style-name="P290"><text:s text:c="2"/><text:span text:style-name="T72">development (in Martin-L\"of type theory) by Peter Hancock (see</text:span></text:p>
      <text:p text:style-name="P290"><text:s text:c="2"/><text:span text:style-name="T72">?â¹http://www.dcs.ed.ac.uk/home/pgh/chat.html›).</text:span></text:p>
      <text:p text:style-name="P290">›</text:p>
      <text:p text:style-name="P291"/>
      <text:p text:style-name="P287"><text:span text:style-name="T73">datatype</text:span> ordinal =</text:p>
      <text:p text:style-name="P288"><text:s text:c="4"/><text:span text:style-name="T72">Zero</text:span></text:p>
      <text:p text:style-name="P288"><text:s text:c="2"/><text:span text:style-name="T72">| Succ ordinal</text:span></text:p>
      <text:p text:style-name="P288"><text:s text:c="2"/><text:span text:style-name="T72">| Limit </text:span><text:span text:style-name="T78">"nat ⇒ ordinal"</text:span></text:p>
      <text:p text:style-name="P291"/>
      <text:p text:style-name="P287"><text:span text:style-name="T73">primrec</text:span> pred :: <text:span text:style-name="T77">"ordinal ⇒ nat ⇒ ordinal option"</text:span></text:p>
      <text:p text:style-name="P289">where</text:p>
      <text:p text:style-name="P288"><text:s text:c="2"/><text:span text:style-name="T78">"pred Zero n = None"</text:span></text:p>
      <text:p text:style-name="P287">| <text:span text:style-name="T77">"pred (Succ a) n = Some a"</text:span></text:p>
      <text:p text:style-name="P287">| <text:span text:style-name="T77">"pred (Limit f) n = Some (f n)"</text:span></text:p>
      <text:p text:style-name="P291"/>
      <text:p text:style-name="P287"><text:span text:style-name="T73">abbreviation</text:span> (input) iter :: <text:span text:style-name="T77">"('a ⇒ 'a) ⇒ nat ⇒ ('a ⇒ 'a)"</text:span></text:p>
      <text:p text:style-name="P288"><text:s text:c="2"/><text:span text:style-name="T76">where</text:span><text:span text:style-name="T72"> </text:span><text:span text:style-name="T78">"iter f n ≡ f ^^ n"</text:span></text:p>
      <text:p text:style-name="P291"/>
      <text:p text:style-name="P287"><text:span text:style-name="T73">definition</text:span> OpLim :: <text:span text:style-name="T77">"(nat ⇒ (ordinal ⇒ ordinal)) ⇒ (ordinal ⇒ ordinal)"</text:span></text:p>
      <text:p text:style-name="P288"><text:s text:c="2"/><text:span text:style-name="T76">where</text:span><text:span text:style-name="T72"> </text:span><text:span text:style-name="T78">"OpLim F a = Limit (λn. F n a)"</text:span></text:p>
      <text:p text:style-name="P291"/>
      <text:p text:style-name="P287"><text:span text:style-name="T73">definition</text:span> OpItw :: <text:span text:style-name="T77">"(ordinal ⇒ ordinal) ⇒ (ordinal ⇒ ordinal)"</text:span> <text:s/>(<text:span text:style-name="T77">"⨆"</text:span>)</text:p>
      <text:p text:style-name="P288"><text:s text:c="2"/><text:span text:style-name="T76">where</text:span><text:span text:style-name="T72"> </text:span><text:span text:style-name="T78">"⨆f = OpLim (iter f)"</text:span></text:p>
      <text:p text:style-name="P291"/>
      <text:p text:style-name="P287"><text:span text:style-name="T73">primrec</text:span> cantor :: <text:span text:style-name="T77">"ordinal ⇒ ordinal ⇒ ordinal"</text:span></text:p>
      <text:p text:style-name="P289">where</text:p>
      <text:p text:style-name="P288"><text:s text:c="2"/><text:span text:style-name="T78">"cantor a Zero = Succ a"</text:span></text:p>
      <text:p text:style-name="P287">| <text:span text:style-name="T77">"cantor a (Succ b) = ⨆(λx. cantor x b) a"</text:span></text:p>
      <text:p text:style-name="P287"><text:soft-page-break/>| <text:span text:style-name="T77">"cantor a (Limit f) = Limit (λn. cantor a (f n))"</text:span></text:p>
      <text:p text:style-name="P291"/>
      <text:p text:style-name="P287"><text:span text:style-name="T73">primrec</text:span> Nabla :: <text:span text:style-name="T77">"(ordinal ⇒ ordinal) ⇒ (ordinal ⇒ ordinal)"</text:span> <text:s/>(<text:span text:style-name="T77">"∇"</text:span>)</text:p>
      <text:p text:style-name="P289">where</text:p>
      <text:p text:style-name="P288"><text:s text:c="2"/><text:span text:style-name="T78">"∇f Zero = f Zero"</text:span></text:p>
      <text:p text:style-name="P287">| <text:span text:style-name="T77">"∇f (Succ a) = f (Succ (∇f a))"</text:span></text:p>
      <text:p text:style-name="P287">| <text:span text:style-name="T77">"∇f (Limit h) = Limit (λn. ∇f (h n))"</text:span></text:p>
      <text:p text:style-name="P291"/>
      <text:p text:style-name="P287"><text:span text:style-name="T73">definition</text:span> deriv :: <text:span text:style-name="T77">"(ordinal ⇒ ordinal) ⇒ (ordinal ⇒ ordinal)"</text:span></text:p>
      <text:p text:style-name="P288"><text:s text:c="2"/><text:span text:style-name="T76">where</text:span><text:span text:style-name="T72"> </text:span><text:span text:style-name="T78">"deriv f = ∇(⨆f)"</text:span></text:p>
      <text:p text:style-name="P291"/>
      <text:p text:style-name="P287"><text:span text:style-name="T73">primrec</text:span> veblen :: <text:span text:style-name="T77">"ordinal ⇒ ordinal ⇒ ordinal"</text:span></text:p>
      <text:p text:style-name="P289">where</text:p>
      <text:p text:style-name="P288"><text:s text:c="2"/><text:span text:style-name="T78">"veblen Zero = ∇(OpLim (iter (cantor Zero)))"</text:span></text:p>
      <text:p text:style-name="P287">| <text:span text:style-name="T77">"veblen (Succ a) = ∇(OpLim (iter (veblen a)))"</text:span></text:p>
      <text:p text:style-name="P287">| <text:span text:style-name="T77">"veblen (Limit f) = ∇(OpLim (λn. veblen (f n)))"</text:span></text:p>
      <text:p text:style-name="P291"/>
      <text:p text:style-name="P287"><text:span text:style-name="T73">definition</text:span> <text:span text:style-name="T77">"veb a = veblen a Zero"</text:span></text:p>
      <text:p text:style-name="P287"><text:span text:style-name="T73">definition</text:span> <text:span text:style-name="T77">"ε⇩</text:span><text:span text:style-name="T79">0</text:span><text:span text:style-name="T77"> = veb Zero"</text:span></text:p>
      <text:p text:style-name="P287"><text:span text:style-name="T73">definition</text:span> <text:span text:style-name="T77">"Γ⇩</text:span><text:span text:style-name="T79">0</text:span><text:span text:style-name="T77"> = Limit (λn. iter veb n Zero)"</text:span></text:p>
      <text:p text:style-name="P291"/>
      <text:p text:style-name="P28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75">--#include "amenities.agda"</text:p>
      <text:p text:style-name="P73">--#include "naturals.agda"</text:p>
      <text:p text:style-name="P80"/>
      <text:p text:style-name="P73">{- This package assembles together things that</text:p>
      <text:p text:style-name="P71"><text:s text:c="3"/><text:span text:style-name="T66">are connected with the Gentzen lens, for</text:span></text:p>
      <text:p text:style-name="P71"><text:s text:c="3"/><text:span text:style-name="T66">the datatype of formal ordinals -}</text:span></text:p>
      <text:p text:style-name="P80"/>
      <text:p text:style-name="P73">package Ordinals where</text:p>
      <text:p text:style-name="P80"/>
      <text:p text:style-name="P71"><text:s text:c="2"/><text:span text:style-name="T66">open Amenities use </text:span></text:p>
      <text:p text:style-name="P71"><text:s text:c="5"/><text:span text:style-name="T66">Pi, implies , and, </text:span></text:p>
      <text:p text:style-name="P71"><text:s text:c="5"/><text:span text:style-name="T66">N1, N0</text:span></text:p>
      <text:p text:style-name="P80"/>
      <text:p text:style-name="P71"><text:s text:c="2"/><text:span text:style-name="T66">open Naturals use </text:span></text:p>
      <text:p text:style-name="P71"><text:s text:c="5"/><text:span text:style-name="T66">Nat, It, Rec, Seq</text:span></text:p>
      <text:p text:style-name="P80"/>
      <text:p text:style-name="P71"><text:s text:c="2"/><text:span text:style-name="T66">Ord :: Set = data O </text:span></text:p>
      <text:p text:style-name="P71"><text:s text:c="18"/><text:span text:style-name="T66">| S (a :: Ord) </text:span></text:p>
      <text:p text:style-name="P71"><text:s text:c="18"/><text:span text:style-name="T66">| L (ls :: (n :: Nat)-&gt;Ord)</text:span></text:p>
      <text:p text:style-name="P80"/>
      <text:p text:style-name="P71"><text:s text:c="2"/><text:span text:style-name="T66">{- Some less barbarous notation -} <text:s/></text:span></text:p>
      <text:p text:style-name="P71"><text:s text:c="2"/><text:span text:style-name="T66">zero <text:s/>:: Ord <text:s text:c="7"/>= O@Ord</text:span></text:p>
      <text:p text:style-name="P71"><text:s text:c="2"/><text:span text:style-name="T66">succ <text:s/>:: Ord -&gt; Ord = S@Ord</text:span></text:p>
      <text:p text:style-name="P71"><text:s text:c="2"/><text:span text:style-name="T66">limit :: (Nat -&gt; Ord) -&gt; Ord = L@Ord</text:span></text:p>
      <text:p text:style-name="P80"/>
      <text:p text:style-name="P71"><text:s text:c="2"/><text:span text:style-name="T66">{------ The transition structure on Ord ---}</text:span></text:p>
      <text:p text:style-name="P80"/>
      <text:p text:style-name="P71"><text:s text:c="2"/><text:span text:style-name="T66">{- Cofinality -}</text:span></text:p>
      <text:p text:style-name="P71"><text:s text:c="2"/><text:span text:style-name="T66">C (a :: Ord) :: Set</text:span></text:p>
      <text:p text:style-name="P71"><text:s text:c="4"/><text:span text:style-name="T66">= case a of </text:span></text:p>
      <text:p text:style-name="P71"><text:s text:c="8"/><text:span text:style-name="T66">(O) <text:s text:c="3"/>-&gt; N0</text:span></text:p>
      <text:p text:style-name="P71"><text:s text:c="8"/><text:span text:style-name="T66">(S a') -&gt; N1</text:span></text:p>
      <text:p text:style-name="P71"><text:s text:c="8"/><text:span text:style-name="T66">(L ls) -&gt; Nat</text:span></text:p>
      <text:p text:style-name="P71"><text:s text:c="2"/></text:p>
      <text:p text:style-name="P71"><text:s text:c="2"/><text:span text:style-name="T66">{- Predecessor -}</text:span></text:p>
      <text:p text:style-name="P71"><text:s text:c="2"/><text:span text:style-name="T66">pd (a :: Ord) (t :: C a) :: Ord</text:span></text:p>
      <text:p text:style-name="P71"><text:s text:c="4"/><text:span text:style-name="T66">= case a of </text:span></text:p>
      <text:p text:style-name="P71"><text:s text:c="8"/><text:span text:style-name="T66">(O) <text:s text:c="3"/>-&gt; case t of { }</text:span></text:p>
      <text:p text:style-name="P71"><text:s text:c="8"/><text:span text:style-name="T66">(S a') -&gt; a'</text:span></text:p>
      <text:p text:style-name="P71"><text:s text:c="8"/><text:span text:style-name="T66">(L ls) -&gt; ls t</text:span></text:p>
      <text:p text:style-name="P80"/>
      <text:p text:style-name="P71"><text:s text:c="2"/><text:span text:style-name="T66">{--------- operations from Ords to Ords ------------}</text:span></text:p>
      <text:p text:style-name="P71"><text:s text:c="2"/></text:p>
      <text:p text:style-name="P71"><text:s text:c="2"/><text:span text:style-name="T66">Op :: Set = Ord -&gt; Ord </text:span></text:p>
      <text:p text:style-name="P80"/>
      <text:p text:style-name="P71"><text:s text:c="2"/><text:span text:style-name="T66">{- Composing operations -} <text:s/></text:span></text:p>
      <text:p text:style-name="P71"><text:s text:c="2"/><text:span text:style-name="T66">Comp :: Op -&gt; Op -&gt; Op</text:span></text:p>
      <text:p text:style-name="P71"><text:s text:c="5"/><text:span text:style-name="T66">= \(f :: Op) -&gt; \(g :: Op) -&gt; \(a :: Ord) -&gt; </text:span></text:p>
      <text:p text:style-name="P71"><text:s text:c="7"/><text:span text:style-name="T66">f (g a)</text:span></text:p>
      <text:p text:style-name="P80"/>
      <text:p text:style-name="P71"><text:s text:c="2"/><text:span text:style-name="T66">{- Iterating operations, to get a sequence -}</text:span></text:p>
      <text:p text:style-name="P71"><text:s text:c="2"/><text:span text:style-name="T66">OpIt :: Op -&gt; Seq Op</text:span></text:p>
      <text:p text:style-name="P71"><text:s text:c="5"/><text:span text:style-name="T66">= It Ord </text:span></text:p>
      <text:p text:style-name="P80"/>
      <text:p text:style-name="P71"><text:s text:c="2"/><text:span text:style-name="T66">{- pointwise limit of a seuence of operations -}</text:span></text:p>
      <text:p text:style-name="P71"><text:soft-page-break/><text:s text:c="2"/><text:span text:style-name="T66">OpLim :: Seq Op -&gt; Op</text:span></text:p>
      <text:p text:style-name="P71"><text:s text:c="5"/><text:span text:style-name="T66">= \(fs :: Nat -&gt; Op) -&gt; \(a :: Ord) -&gt; </text:span></text:p>
      <text:p text:style-name="P71"><text:s text:c="7"/><text:span text:style-name="T66">limit (\(n :: Nat) -&gt; fs n a) <text:s/></text:span></text:p>
      <text:p text:style-name="P80"/>
      <text:p text:style-name="P71"><text:s text:c="2"/><text:span text:style-name="T66">{- omega iterating an operation -}</text:span></text:p>
      <text:p text:style-name="P71"><text:s text:c="2"/><text:span text:style-name="T66">OpItw :: Op -&gt; Op</text:span></text:p>
      <text:p text:style-name="P71"><text:s text:c="5"/><text:span text:style-name="T66">= \(f :: Op) -&gt; OpLim (OpIt f)</text:span></text:p>
      <text:p text:style-name="P80"/>
      <text:p text:style-name="P71"><text:s text:c="2"/><text:span text:style-name="T66">{------------ Cantor hierarchy -------------------}</text:span></text:p>
      <text:p text:style-name="P80"/>
      <text:p text:style-name="P71"><text:s text:c="2"/><text:span text:style-name="T66">{- recursive (in second argument). -}</text:span></text:p>
      <text:p text:style-name="P71"><text:s text:c="2"/><text:span text:style-name="T66">w :: Ord -&gt; Ord -&gt; Ord</text:span></text:p>
      <text:p text:style-name="P71"><text:s text:c="5"/><text:span text:style-name="T66">= \(a :: Ord) -&gt; </text:span></text:p>
      <text:p text:style-name="P71"><text:s text:c="7"/><text:span text:style-name="T66">\(b :: Ord) -&gt; </text:span></text:p>
      <text:p text:style-name="P71"><text:s text:c="8"/><text:span text:style-name="T66">case b of </text:span></text:p>
      <text:p text:style-name="P71"><text:s text:c="10"/><text:span text:style-name="T66">(O) <text:s text:c="3"/>-&gt; succ a</text:span></text:p>
      <text:p text:style-name="P71"><text:s text:c="10"/><text:span text:style-name="T66">(S b') -&gt; OpItw (\(x :: Ord) -&gt; x `w` b') a</text:span></text:p>
      <text:p text:style-name="P71"><text:s text:c="10"/><text:span text:style-name="T66">(L ls) -&gt; limit (\(n :: Nat) -&gt; a `w` (ls n))</text:span></text:p>
      <text:p text:style-name="P80"/>
      <text:p text:style-name="P71"><text:s text:c="2"/><text:span text:style-name="T66">{- The function a |-&gt; w^a -}</text:span></text:p>
      <text:p text:style-name="P71"><text:s text:c="2"/><text:span text:style-name="T66">wexp :: Op = w zero</text:span></text:p>
      <text:p text:style-name="P80"/>
      <text:p text:style-name="P71"><text:s text:c="2"/><text:span text:style-name="T66">{-------- Things related to the Veblen hierarchy --------}</text:span></text:p>
      <text:p text:style-name="P80"/>
      <text:p text:style-name="P71"><text:s text:c="2"/><text:span text:style-name="T66">{- \a -&gt; (f.(+1))^a (f 0) : an essential part of derivative -} </text:span></text:p>
      <text:p text:style-name="P71"><text:s text:c="2"/><text:span text:style-name="T66">{- recursive. -}</text:span></text:p>
      <text:p text:style-name="P71"><text:s text:c="2"/><text:span text:style-name="T66">Nabla :: Op -&gt; Op</text:span></text:p>
      <text:p text:style-name="P71"><text:s text:c="5"/><text:span text:style-name="T66">= \(f :: Op) -&gt; \(a :: Ord) -&gt; </text:span></text:p>
      <text:p text:style-name="P71"><text:s text:c="7"/><text:span text:style-name="T66">case a of </text:span></text:p>
      <text:p text:style-name="P71"><text:s text:c="9"/><text:span text:style-name="T66">(O) <text:s text:c="3"/>-&gt; f zero</text:span></text:p>
      <text:p text:style-name="P71"><text:s text:c="9"/><text:span text:style-name="T66">(S a') -&gt; f (succ (Nabla f a'))</text:span></text:p>
      <text:p text:style-name="P71"><text:s text:c="9"/><text:span text:style-name="T66">(L ls) -&gt; limit (\(n :: Nat) -&gt; Nabla f (ls n))</text:span></text:p>
      <text:p text:style-name="P80"/>
      <text:p text:style-name="P71"><text:s text:c="2"/><text:span text:style-name="T66">{- derivative of a normal function -}</text:span></text:p>
      <text:p text:style-name="P71"><text:s text:c="2"/><text:span text:style-name="T66">deriv :: Op -&gt; Op</text:span></text:p>
      <text:p text:style-name="P71"><text:s text:c="5"/><text:span text:style-name="T66">= \(f :: Op) -&gt; Nabla (OpItw f) </text:span></text:p>
      <text:p text:style-name="P80"/>
      <text:p text:style-name="P71"><text:s text:c="2"/><text:span text:style-name="T66">{- derivative of a sequence of normal function -}</text:span></text:p>
      <text:p text:style-name="P71"><text:s text:c="2"/><text:span text:style-name="T66">derivl :: (Nat -&gt; Op) -&gt; Op</text:span></text:p>
      <text:p text:style-name="P71"><text:s text:c="5"/><text:span text:style-name="T66">= \(sf :: Nat -&gt; Op) -&gt; Nabla (OpLim sf) </text:span></text:p>
      <text:p text:style-name="P80"/>
      <text:p text:style-name="P71"><text:s text:c="2"/><text:span text:style-name="T66">{- Veblen hierarchy -}</text:span></text:p>
      <text:p text:style-name="P71"><text:s text:c="2"/><text:span text:style-name="T66">{- recursive -}</text:span></text:p>
      <text:p text:style-name="P71"><text:s text:c="2"/><text:span text:style-name="T66">v :: Ord -&gt; Ord -&gt; Ord</text:span></text:p>
      <text:p text:style-name="P71"><text:s text:c="5"/><text:span text:style-name="T66">= \(a :: Ord) -&gt; </text:span></text:p>
      <text:p text:style-name="P71"><text:s text:c="8"/><text:span text:style-name="T66">let { pds :: Seq Op = </text:span></text:p>
      <text:p text:style-name="P71"><text:s text:c="17"/><text:span text:style-name="T66">case a of </text:span></text:p>
      <text:p text:style-name="P71"><text:s text:c="19"/><text:span text:style-name="T66">(O) <text:s text:c="3"/>-&gt; OpIt (w a) </text:span></text:p>
      <text:p text:style-name="P71"><text:s text:c="19"/><text:span text:style-name="T66">(S a') -&gt; OpIt (v a')</text:span></text:p>
      <text:p text:style-name="P71"><text:s text:c="19"/><text:span text:style-name="T66">(L ls) -&gt; \(n :: Nat) -&gt; v (ls n)</text:span></text:p>
      <text:p text:style-name="P71"><text:s text:c="8"/><text:span text:style-name="T66">} in Nabla (OpLim pds)</text:span></text:p>
      <text:p text:style-name="P80"/>
      <text:p text:style-name="P71"><text:s text:c="2"/><text:span text:style-name="T66">veb :: Op </text:span></text:p>
      <text:p text:style-name="P71"><text:s text:c="4"/><text:span text:style-name="T66">= \(a :: Ord) -&gt; v a zero</text:span></text:p>
      <text:p text:style-name="P80"/>
      <text:p text:style-name="P71"><text:s text:c="2"/><text:span text:style-name="T66">{-------- The landmark ordinals ------------}</text:span></text:p>
      <text:p text:style-name="P80"/>
      <text:p text:style-name="P71"><text:s text:c="2"/><text:span text:style-name="T66">epsilon0 :: Ord = veb zero</text:span></text:p>
      <text:p text:style-name="P80"/>
      <text:p text:style-name="P71"><text:s text:c="2"/><text:span text:style-name="T66">Gamma0 :: Ord = limit (\ (n :: Nat) -&gt; </text:span></text:p>
      <text:p text:style-name="P276"><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93"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47"><text:s/>Gamma0 = Limit (\n -&gt; iter _ veb n Zero) </text:p>
      <text:p text:style-name="P13"/>
      <text:p text:style-name="P81">iter a f n x = f^n(x)</text:p>
      <text:p text:style-name="P81"/>
      <text:p text:style-name="P81">OpLim = Lim1</text:p>
      <text:p text:style-name="P81"/>
      <text:p text:style-name="P81">OpItw = H</text:p>
      <text:p text:style-name="P81"/>
      <text:p text:style-name="P81">cantor a b = a + w^b</text:p>
      <text:p text:style-name="P81"/>
      <text:p text:style-name="P81">Nabla f n = (f o suc)^n(f(0))</text:p>
      <text:p text:style-name="P81"/>
      <text:p text:style-name="P81">deriv f n = Nabla (H f) n = ((H f) o suc)^n (H f 0)</text:p>
      <text:p text:style-name="P81">deriv f énumère les points fixes de f</text:p>
      <text:p text:style-name="P81"/>
      <text:p text:style-name="P82">veblen a b = phi(<text:span text:style-name="T80">1+a</text:span>,b)</text:p>
      <text:p text:style-name="P82"/>
      <text:p text:style-name="P83">veblen 0 n </text:p>
      <text:p text:style-name="P83"><text:s/>= Nabla (OpLim (iter _ [w^*]))</text:p>
      <text:p text:style-name="P83"><text:s/>= ((OpLim (iter _ [w^*])) o suc)^n (OpLim (iter _ [w^*]) 0)</text:p>
      <text:p text:style-name="P83"><text:s/>= ((OpLim (iter _ [w^*])) o suc)^n (Lim \p. iter _ [w^*] p 0)</text:p>
      <text:p text:style-name="P83"><text:s/>= ((OpLim (iter _ [w^*])) o suc)^n (Lim \p. [w^*]^p 0)</text:p>
      <text:p text:style-name="P83"><text:s/>= ((OpLim (iter _ [w^*])) o suc)^n (H [w^*] 0)</text:p>
      <text:p text:style-name="P83"><text:s/>= ((OpLim (iter _ [w^*])) o suc)^n (epsilon 0)</text:p>
      <text:p text:style-name="P83">n = 0 : epsilon 0</text:p>
      <text:p text:style-name="P83">n = 1 : OpLim (iter _ [w^*]) (epsilon 0 + 1)</text:p>
      <text:p text:style-name="P83"><text:s/>= Lim \p. iter _ [w^*] p (epsilon 0 + 1)</text:p>
      <text:p text:style-name="P83"><text:s/>= H [w^*] (epsilon 0 + 1)</text:p>
      <text:p text:style-name="P83"><text:s/>= epsilon 1</text:p>
      <text:p text:style-name="P83">veblen 0 a = epsilon a</text:p>
      <text:p text:style-name="P83"/>
      <text:p text:style-name="P83">veblen 1 n </text:p>
      <text:p text:style-name="P83"><text:s/>= Nabla (OpLim (iter _ (veblen 0)))</text:p>
      <text:p text:style-name="P83"><text:s/>= Nabla (OpLim (iter _ [epsilon *]))</text:p>
      <text:p text:style-name="P83"><text:s/>= Nabla (OpLim (iter _ epsilon))</text:p>
      <text:p text:style-name="P83">veblen 1 0 = H epsilon 0 = zeta 0</text:p>
      <text:p text:style-name="P83">veblen 1 = zeta</text:p>
      <text:p text:style-name="P83"/>
      <text:p text:style-name="P83">veblen w 0 = phi(w,0) </text:p>
      <text:p text:style-name="P83"><text:s/>= Nabla (OpLim [veblen *]) 0</text:p>
      <text:p text:style-name="P83"><text:s/>= Nabla (OpLim veblen) 0</text:p>
      <text:p text:style-name="P83"><text:s/>= OpLim veblen 0</text:p>
      <text:p text:style-name="P83"><text:s/>= <text:span text:style-name="T81">l</text:span>im \n. veblen n 0</text:p>
      <text:p text:style-name="P83">veblen w 1 </text:p>
      <text:p text:style-name="P83"><text:s/>= Nabla (OpLim veblen) 1</text:p>
      <text:p text:style-name="P83"><text:s/>= OpLim veblen (suc (lim \n. veblen n 0))</text:p>
      <text:p text:style-name="P83"><text:s/>= OpLim veblen (phi(w,0)+1)</text:p>
      <text:p text:style-name="P83"><text:s/>= <text:span text:style-name="T81">l</text:span>im \n. veblen n (phi(w,0)+1)</text:p>
      <text:p text:style-name="P83"/>
      <text:p text:style-name="P84">cf <text:a xlink:type="simple" xlink:href="https://en.wikipedia.org/wiki/Veblen_function" text:style-name="Internet_20_link" text:visited-style-name="Visited_20_Internet_20_Link">https://en.wikipedia.org/wiki/Veblen_function</text:a> :</text:p>
      <text:p text:style-name="P84"/>
      <text:p text:style-name="P84">Now suppose b that b is a limit :</text:p>
      <text:p text:style-name="P84">(…)</text:p>
      <text:p text:style-name="P84">For phi_b(c+1), use phi_b(c+1)[n] = phi_b[n](phi_b(c)+1)</text:p>
      <text:p text:style-name="P84"/>
      <text:p text:style-name="P85">phi (lim f) (b+1) = lim \n phi (f n) (phi (lim f) b + 1)</text:p>
      <text:p text:style-name="P86">avec f = I et b = 0 :</text:p>
      <text:p text:style-name="P86">phi w 1 = lim \n. phi n (phi w 0 + 1)</text:p>
      <text:p text:style-name="P86"/>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41"><text:span text:style-name="T50"><text:s text:c="6"/>A.</text:span> <text:bookmark text:name="MathJax-Span-77"/><text:bookmark text:name="MathJax-Span-76"/><text:bookmark text:name="MathJax-Span-75"/><text:bookmark text:name="MathJax-Element-17-Frame"/><text:span text:style-name="T52">φ</text:span><text:bookmark text:name="MathJax-Span-78"/><text:span text:style-name="T51">(</text:span><text:bookmark text:name="MathJax-Span-80"/><text:bookmark text:name="MathJax-Span-79"/><text:span text:style-name="T51">0</text:span><text:bookmark text:name="MathJax-Span-81"/><text:span text:style-name="T53">0</text:span><text:bookmark text:name="MathJax-Span-82"/><text:span text:style-name="T51">,</text:span><text:bookmark text:name="MathJax-Span-84"/><text:bookmark text:name="MathJax-Span-83"/><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90"/><text:bookmark text:name="MathJax-Span-89"/><text:span text:style-name="T51">1</text:span><text:bookmark text:name="MathJax-Span-93"/><text:bookmark text:name="MathJax-Span-92"/><text:bookmark text:name="MathJax-Span-91"/><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9"/><text:bookmark text:name="MathJax-Span-98"/><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5"/><text:bookmark text:name="MathJax-Span-104"/><text:span text:style-name="T51">0</text:span><text:bookmark text:name="MathJax-Span-106"/><text:span text:style-name="T53">0</text:span><text:bookmark text:name="MathJax-Span-107"/><text:span text:style-name="T51">,</text:span><text:bookmark text:name="MathJax-Span-109"/><text:bookmark text:name="MathJax-Span-108"/><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5"/><text:bookmark text:name="MathJax-Span-114"/><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2"><text:span text:style-name="T50">B.</text:span> <text:bookmark text:name="MathJax-Span-125"/><text:bookmark text:name="MathJax-Span-124"/><text:bookmark text:name="MathJax-Span-123"/><text:bookmark text:name="MathJax-Element-18-Frame"/><text:span text:style-name="T52">φ</text:span><text:bookmark text:name="MathJax-Span-126"/><text:span text:style-name="T51">(</text:span><text:bookmark text:name="MathJax-Span-128"/><text:bookmark text:name="MathJax-Span-127"/><text:span text:style-name="T51">0</text:span><text:bookmark text:name="MathJax-Span-129"/><text:span text:style-name="T53">0</text:span><text:bookmark text:name="MathJax-Span-130"/><text:span text:style-name="T51">,</text:span><text:bookmark text:name="MathJax-Span-132"/><text:bookmark text:name="MathJax-Span-131"/><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8"/><text:bookmark text:name="MathJax-Span-137"/><text:span text:style-name="T51">1</text:span><text:bookmark text:name="MathJax-Span-139"/><text:span text:style-name="T54">α</text:span><text:bookmark text:name="MathJax-Span-140"/><text:span text:style-name="T51">)</text:span><text:bookmark text:name="MathJax-Span-141"/><text:span text:style-name="T51">=</text:span><text:bookmark text:name="MathJax-Span-143"/><text:bookmark text:name="MathJax-Span-142"/><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9"/><text:bookmark text:name="MathJax-Span-148"/><text:span text:style-name="T51">0</text:span><text:bookmark text:name="MathJax-Span-150"/><text:span text:style-name="T53">0</text:span><text:bookmark text:name="MathJax-Span-151"/><text:span text:style-name="T51">,</text:span><text:bookmark text:name="MathJax-Span-153"/><text:bookmark text:name="MathJax-Span-152"/><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9"/><text:bookmark text:name="MathJax-Span-158"/><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Span-169"/><text:bookmark text:name="MathJax-Span-168"/><text:bookmark text:name="MathJax-Span-167"/><text:bookmark text:name="MathJax-Element-19-Frame"/><text:span text:style-name="T52">α</text:span><text:bookmark text:name="MathJax-Span-170"/><text:span text:style-name="T57">∈</text:span><text:bookmark text:name="MathJax-Span-171"/><text:span text:style-name="T51">Lim</text:span></text:p>
      <text:p text:style-name="P142"><text:span text:style-name="T50">C.</text:span> <text:bookmark text:name="MathJax-Span-174"/><text:bookmark text:name="MathJax-Span-173"/><text:bookmark text:name="MathJax-Span-172"/><text:bookmark text:name="MathJax-Element-20-Frame"/><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1"/><text:bookmark text:name="MathJax-Span-180"/><text:span text:style-name="T51">)</text:span><text:bookmark text:name="MathJax-Span-182"/><text:span text:style-name="T53">0</text:span><text:bookmark text:name="MathJax-Span-183"/><text:span text:style-name="T51">,</text:span><text:bookmark text:name="MathJax-Span-185"/><text:bookmark text:name="MathJax-Span-184"/><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1"/><text:bookmark text:name="MathJax-Span-190"/><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8"/><text:bookmark text:name="MathJax-Span-197"/><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4"/><text:bookmark text:name="MathJax-Span-203"/><text:span text:style-name="T52">z</text:span><text:bookmark text:name="MathJax-Span-205"/><text:span text:style-name="T54">β</text:span><text:bookmark text:name="MathJax-Span-206"/><text:span text:style-name="T51">)</text:span>, and there is no array between them</text:p>
      <text:p text:style-name="P142"><text:span text:style-name="T50">D.</text:span> <text:bookmark text:name="MathJax-Span-209"/><text:bookmark text:name="MathJax-Span-208"/><text:bookmark text:name="MathJax-Span-207"/><text:bookmark text:name="MathJax-Element-21-Frame"/><text:span text:style-name="T52">φ</text:span><text:bookmark text:name="MathJax-Span-210"/><text:span text:style-name="T51">(</text:span><text:bookmark text:name="MathJax-Span-212"/><text:bookmark text:name="MathJax-Span-211"/><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2"/><text:bookmark text:name="MathJax-Span-221"/><text:span text:style-name="T51">)</text:span><text:bookmark text:name="MathJax-Span-225"/><text:bookmark text:name="MathJax-Span-224"/><text:bookmark text:name="MathJax-Span-223"/><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2"/><text:bookmark text:name="MathJax-Span-231"/><text:span text:style-name="T52">y</text:span><text:bookmark text:name="MathJax-Span-233"/><text:span text:style-name="T54">β</text:span><text:bookmark text:name="MathJax-Span-234"/><text:span text:style-name="T51">)</text:span><text:bookmark text:name="MathJax-Span-235"/><text:span text:style-name="T51">=</text:span><text:bookmark text:name="MathJax-Span-237"/><text:bookmark text:name="MathJax-Span-236"/><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3"/><text:bookmark text:name="MathJax-Span-242"/><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3"/><text:bookmark text:name="MathJax-Span-252"/><text:span text:style-name="T51">)</text:span><text:bookmark text:name="MathJax-Span-254"/><text:span text:style-name="T54">α</text:span><text:bookmark text:name="MathJax-Span-255"/><text:span text:style-name="T51">,</text:span><text:bookmark text:name="MathJax-Span-257"/><text:bookmark text:name="MathJax-Span-256"/><text:span text:style-name="T52">x</text:span><text:bookmark text:name="MathJax-Span-260"/><text:bookmark text:name="MathJax-Span-259"/><text:bookmark text:name="MathJax-Span-258"/><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7"/><text:bookmark text:name="MathJax-Span-266"/><text:span text:style-name="T52">y</text:span><text:bookmark text:name="MathJax-Span-268"/><text:span text:style-name="T54">β</text:span><text:bookmark text:name="MathJax-Span-269"/><text:span text:style-name="T51">)</text:span><text:bookmark text:name="MathJax-Span-270"/><text:span text:style-name="T51">}</text:span></text:p>
      <text:p text:style-name="P142"><text:span text:style-name="T50">E.</text:span> <text:bookmark text:name="MathJax-Span-273"/><text:bookmark text:name="MathJax-Span-272"/><text:bookmark text:name="MathJax-Span-271"/><text:bookmark text:name="MathJax-Element-22-Frame"/><text:span text:style-name="T52">φ</text:span><text:bookmark text:name="MathJax-Span-274"/><text:span text:style-name="T51">(</text:span><text:bookmark text:name="MathJax-Span-276"/><text:bookmark text:name="MathJax-Span-275"/><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2"/><text:bookmark text:name="MathJax-Span-281"/><text:span text:style-name="T52">x</text:span><text:bookmark text:name="MathJax-Span-285"/><text:bookmark text:name="MathJax-Span-284"/><text:bookmark text:name="MathJax-Span-283"/><text:span text:style-name="T54">α</text:span><text:bookmark text:name="MathJax-Span-286"/><text:span text:style-name="T53">+</text:span><text:bookmark text:name="MathJax-Span-287"/><text:span text:style-name="T53">1</text:span><text:bookmark text:name="MathJax-Span-288"/><text:span text:style-name="T51">,</text:span><text:bookmark text:name="MathJax-Span-290"/><text:bookmark text:name="MathJax-Span-289"/><text:span text:style-name="T52">y</text:span><text:bookmark text:name="MathJax-Span-293"/><text:bookmark text:name="MathJax-Span-292"/><text:bookmark text:name="MathJax-Span-291"/><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300"/><text:bookmark text:name="MathJax-Span-299"/><text:span text:style-name="T52">z</text:span><text:bookmark text:name="MathJax-Span-301"/><text:span text:style-name="T54">β</text:span><text:bookmark text:name="MathJax-Span-302"/><text:span text:style-name="T51">)</text:span><text:bookmark text:name="MathJax-Span-303"/><text:span text:style-name="T51">=</text:span><text:bookmark text:name="MathJax-Span-305"/><text:bookmark text:name="MathJax-Span-304"/><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1"/><text:bookmark text:name="MathJax-Span-310"/><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7"/><text:bookmark text:name="MathJax-Span-316"/><text:span text:style-name="T52">w</text:span><text:bookmark text:name="MathJax-Span-320"/><text:bookmark text:name="MathJax-Span-319"/><text:bookmark text:name="MathJax-Span-318"/><text:span text:style-name="T54">α</text:span><text:bookmark text:name="MathJax-Span-321"/><text:span text:style-name="T53">+</text:span><text:bookmark text:name="MathJax-Span-322"/><text:span text:style-name="T53">1</text:span><text:bookmark text:name="MathJax-Span-323"/><text:span text:style-name="T51">,</text:span><text:bookmark text:name="MathJax-Span-325"/><text:bookmark text:name="MathJax-Span-324"/><text:span text:style-name="T52">y</text:span><text:bookmark text:name="MathJax-Span-328"/><text:bookmark text:name="MathJax-Span-327"/><text:bookmark text:name="MathJax-Span-326"/><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5"/><text:bookmark text:name="MathJax-Span-334"/><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Span-345"/><text:bookmark text:name="MathJax-Span-344"/><text:bookmark text:name="MathJax-Span-343"/><text:bookmark text:name="MathJax-Element-23-Frame"/><text:span text:style-name="T52">x</text:span><text:bookmark text:name="MathJax-Span-346"/><text:span text:style-name="T57">∈</text:span><text:bookmark text:name="MathJax-Span-347"/><text:span text:style-name="T51">Lim</text:span></text:p>
      <text:p text:style-name="P142"><text:span text:style-name="T50">F.</text:span> <text:bookmark text:name="MathJax-Span-350"/><text:bookmark text:name="MathJax-Span-349"/><text:bookmark text:name="MathJax-Span-348"/><text:bookmark text:name="MathJax-Element-24-Frame"/><text:span text:style-name="T52">φ</text:span><text:bookmark text:name="MathJax-Span-351"/><text:span text:style-name="T51">(</text:span><text:bookmark text:name="MathJax-Span-353"/><text:bookmark text:name="MathJax-Span-352"/><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3"/><text:bookmark text:name="MathJax-Span-362"/><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9"/><text:bookmark text:name="MathJax-Span-368"/><text:span text:style-name="T52">y</text:span><text:bookmark text:name="MathJax-Span-370"/><text:span text:style-name="T54">β</text:span><text:bookmark text:name="MathJax-Span-371"/><text:span text:style-name="T51">)</text:span><text:bookmark text:name="MathJax-Span-372"/><text:span text:style-name="T51">=</text:span><text:bookmark text:name="MathJax-Span-374"/><text:bookmark text:name="MathJax-Span-373"/><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80"/><text:bookmark text:name="MathJax-Span-379"/><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6"/><text:bookmark text:name="MathJax-Span-385"/><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2"/><text:bookmark text:name="MathJax-Span-391"/><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8"/><text:bookmark text:name="MathJax-Span-397"/><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Span-408"/><text:bookmark text:name="MathJax-Span-407"/><text:bookmark text:name="MathJax-Span-406"/><text:bookmark text:name="MathJax-Element-25-Frame"/><text:span text:style-name="T52">α</text:span><text:bookmark text:name="MathJax-Span-409"/><text:span text:style-name="T57">∈</text:span><text:bookmark text:name="MathJax-Span-410"/><text:span text:style-name="T51">Lim</text:span></text:p>
      <text:p text:style-name="P143"><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45">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α,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α<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46">- <text:bookmark text:name="MJXc-Node-338835923737"/><text:bookmark text:name="MJXc-Node-338735933738"/><text:bookmark text:name="MJXc-Node-338635943739"/><text:bookmark text:name="MJXc-Node-338535953740"/><text:bookmark text:name="MathJax-Element-349-Frame3741"/>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46">-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0</text:span>(<text:bookmark text:name="MJXc-Node-340535743753"/>α<text:bookmark text:name="MJXc-Node-340635733754"/>)<text:bookmark text:name="MJXc-Node-340735723755"/>=φ<text:span text:style-name="T83">(1_α)</text:span><text:line-break/>- <text:bookmark text:name="MJXc-Node-34013578"/><text:bookmark text:name="MJXc-Node-34003579"/><text:bookmark text:name="MJXc-Node-33993580"/><text:bookmark text:name="MJXc-Node-33983581"/><text:bookmark text:name="MathJax-Element-350-Frame"/>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 <text:bookmark text:name="MJXc-Node-35203448"/><text:bookmark text:name="MJXc-Node-35193449"/><text:bookmark text:name="MJXc-Node-35183450"/><text:bookmark text:name="MJXc-Node-35173451"/><text:bookmark text:name="MathJax-Element-361-Frame"/>φ<text:bookmark text:name="MJXc-Node-35213447"/>′′′′,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47">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x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ξ,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bookmark text:name="MJXc-Node-1226"/>_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ξ,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8"/>
      <text:p text:style-name="P88"><text:a xlink:type="simple" xlink:href="http://staff.cs.manchester.ac.uk/~hsimmons/" text:style-name="Internet_20_link" text:visited-style-name="Visited_20_Internet_20_Link"><text:span text:style-name="T37">http://staff.cs.manchester.ac.uk/~hsimmons/</text:span></text:a></text:p>
      <text:p text:style-name="P88"><text:a xlink:type="simple" xlink:href="http://www.cs.man.ac.uk/~hsimmons/DOCUMENTS/papersandnotes.html" text:style-name="Internet_20_link" text:visited-style-name="Visited_20_Internet_20_Link"><text:span text:style-name="T37">http://www.cs.man.ac.uk/~hsimmons/DOCUMENTS/papersandnotes.html</text:span></text:a></text:p>
      <text:p text:style-name="P88"><text:a xlink:type="simple" xlink:href="http://www.cs.man.ac.uk/~hsimmons/TEMP/OrdNotes.pdf" text:style-name="Internet_20_link" text:visited-style-name="Visited_20_Internet_20_Link"><text:span text:style-name="T37">http://www.cs.man.ac.uk/~hsimmons/TEMP/OrdNotes.pdf</text:span></text:a></text:p>
      <text:p text:style-name="P88"><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8"><text:a xlink:type="simple" xlink:href="http://www.cs.man.ac.uk/~hsimmons/ORDINAL-NOTATIONS/Fruitful.pdf" text:style-name="Internet_20_link" text:visited-style-name="Visited_20_Internet_20_Link"><text:span text:style-name="T37">http://www.cs.man.ac.uk/~hsimmons/ORDINAL-NOTATIONS/Fruitful.pdf</text:span></text:a></text:p>
      <text:p text:style-name="P88"><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8"><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8"><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8"><text:a xlink:type="simple" xlink:href="http://www.cs.man.ac.uk/~hsimmons/TEMP/TieringNotes.pdf" text:style-name="Internet_20_link" text:visited-style-name="Visited_20_Internet_20_Link"><text:span text:style-name="T37">http://www.cs.man.ac.uk/~hsimmons/TEMP/TieringNotes.pdf</text:span></text:a></text:p>
      <text:p text:style-name="P88"><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8"><text:a xlink:type="simple" xlink:href="https://plato.stanford.edu/" text:style-name="Internet_20_link" text:visited-style-name="Visited_20_Internet_20_Link"><text:span text:style-name="T37">https://plato.stanford.edu/</text:span></text:a></text:p>
      <text:p text:style-name="P88"/>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aranovsky :</text:p>
      <text:p text:style-name="P54">w^a = C(a,0) = 0+w^a</text:p>
      <text:p text:style-name="P54">a = w^a = epsilon0 = C(W,0)</text:p>
      <text:p text:style-name="P51"/>
      <text:p text:style-name="P51"/>
      <text:p text:style-name="P52"><text:soft-page-break/>Large Veblen ordinal in Agda</text:p>
      <text:p text:style-name="P52"/>
      <text:p text:style-name="P76">module LargeVeblen where</text:p>
      <text:p text:style-name="P79"/>
      <text:p text:style-name="P70"><text:s/><text:span text:style-name="T66">data Nat : Set where</text:span></text:p>
      <text:p text:style-name="P70"><text:s text:c="2"/><text:span text:style-name="T66">O : Nat</text:span></text:p>
      <text:p text:style-name="P70"><text:s text:c="2"/><text:span text:style-name="T66">1+ : Nat -&gt; Nat</text:span></text:p>
      <text:p text:style-name="P79"/>
      <text:p text:style-name="P70"><text:s/><text:span text:style-name="T66">data Ord : Set where</text:span></text:p>
      <text:p text:style-name="P70"><text:s text:c="2"/><text:span text:style-name="T66">Zero : Ord</text:span></text:p>
      <text:p text:style-name="P70"><text:s text:c="2"/><text:span text:style-name="T66">Suc : Ord -&gt; Ord</text:span></text:p>
      <text:p text:style-name="P70"><text:s text:c="2"/><text:span text:style-name="T66">Lim : (Nat -&gt; Ord) -&gt; Ord</text:span></text:p>
      <text:p text:style-name="P79"/>
      <text:p text:style-name="P70"><text:s/><text:span text:style-name="T66">-- rpt n f x = f^n(x)</text:span></text:p>
      <text:p text:style-name="P70"><text:s/><text:span text:style-name="T66">rpt : {t : Set} -&gt; Nat -&gt; (t -&gt; t) -&gt; t -&gt; t</text:span></text:p>
      <text:p text:style-name="P70"><text:s/><text:span text:style-name="T66">rpt O f x = x</text:span></text:p>
      <text:p text:style-name="P70"><text:s/><text:span text:style-name="T66">rpt (1+ n) f x = rpt n f (f x)</text:span></text:p>
      <text:p text:style-name="P79"/>
      <text:p text:style-name="P70"><text:s/><text:span text:style-name="T66">-- smallest fixed point of f greater than x, limit of x, f x, f (f x), ...</text:span></text:p>
      <text:p text:style-name="P70"><text:s/><text:span text:style-name="T66">fix : (Ord -&gt; Ord) -&gt; Ord -&gt; Ord</text:span></text:p>
      <text:p text:style-name="P70"><text:s/><text:span text:style-name="T66">fix f x = Lim (\n -&gt; rpt n f x)</text:span></text:p>
      <text:p text:style-name="P79"/>
      <text:p text:style-name="P70"><text:s/><text:span text:style-name="T66">w = fix Suc Zero -- not a fixed point in this case !</text:span></text:p>
      <text:p text:style-name="P79"/>
      <text:p text:style-name="P70"><text:s/><text:span text:style-name="T66">-- cantor a b = b + w^a</text:span></text:p>
      <text:p text:style-name="P70"><text:s/><text:span text:style-name="T66">cantor : Ord -&gt; Ord -&gt; Ord</text:span></text:p>
      <text:p text:style-name="P70"><text:s/><text:span text:style-name="T66">cantor Zero a = Suc a</text:span></text:p>
      <text:p text:style-name="P70"><text:s/><text:span text:style-name="T66">cantor (Suc b) a = fix (cantor b) a</text:span></text:p>
      <text:p text:style-name="P70"><text:s/><text:span text:style-name="T66">cantor (Lim f) a = Lim (\n -&gt; cantor (f n) a)</text:span></text:p>
      <text:p text:style-name="P79"/>
      <text:p text:style-name="P70"><text:s/><text:span text:style-name="T66">-- phi0 a = w^a</text:span></text:p>
      <text:p text:style-name="P70"><text:s/><text:span text:style-name="T66">phi0 : Ord -&gt; Ord</text:span></text:p>
      <text:p text:style-name="P70"><text:s/><text:span text:style-name="T66">phi0 a = cantor a Zero</text:span></text:p>
      <text:p text:style-name="P79"/>
      <text:p text:style-name="P70"><text:s/><text:span text:style-name="T66">-- Another possibility is to use phi'0 instead of phi0 in the definition of phi,</text:span></text:p>
      <text:p text:style-name="P70"><text:s/><text:span text:style-name="T66">-- this gives a phi function which grows slower</text:span></text:p>
      <text:p text:style-name="P70"><text:s/><text:span text:style-name="T66">phi'0 : Ord -&gt; Ord</text:span></text:p>
      <text:p text:style-name="P70"><text:s/><text:span text:style-name="T66">phi'0 Zero = Suc Zero</text:span></text:p>
      <text:p text:style-name="P70"><text:s/><text:span text:style-name="T66">phi'0 (Suc a) = Suc (phi'0 a)</text:span></text:p>
      <text:p text:style-name="P70"><text:s/><text:span text:style-name="T66">phi'0 (Lim f) = Lim (\n -&gt; phi'0 (f n))</text:span></text:p>
      <text:p text:style-name="P79"/>
      <text:p text:style-name="P70"><text:s/><text:span text:style-name="T66">-- Associative list of ordinals</text:span></text:p>
      <text:p text:style-name="P70"><text:s/><text:span text:style-name="T66">infixr 40 _=&gt;_&amp;_</text:span></text:p>
      <text:p text:style-name="P70"><text:s/><text:span text:style-name="T66">data OrdAList : Set where</text:span></text:p>
      <text:p text:style-name="P70"><text:s text:c="2"/><text:span text:style-name="T66">Zeros : OrdAList</text:span></text:p>
      <text:p text:style-name="P70"><text:s text:c="2"/><text:span text:style-name="T66">_=&gt;_&amp;_ : Ord -&gt; Ord -&gt; OrdAList -&gt; OrdAList</text:span></text:p>
      <text:p text:style-name="P79"/>
      <text:p text:style-name="P70"><text:s/><text:span text:style-name="T66">-- Usage : phi al, where al is the associative list of couples index =&gt; value ordered by increasing values,</text:span></text:p>
      <text:p text:style-name="P70"><text:s/><text:span text:style-name="T66">-- absent indexes corresponding to Zero values</text:span></text:p>
      <text:p text:style-name="P79"/>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0"><text:s/><text:span text:style-name="T66">phi ( <text:s text:c="15"/>Lim f =&gt; Suc b &amp; al) = Lim (\n -&gt; fix (\x -&gt; phi (f n =&gt; x &amp; Lim f =&gt; b &amp; al)) Zero) -- (4) least fixed point</text:span></text:p>
      <text:p text:style-name="P70"><text:s/><text:span text:style-name="T66">phi (Zero =&gt; Suc a &amp; Lim f =&gt; Suc b &amp; al) = Lim (\n -&gt; fix (\x -&gt; phi (f n =&gt; x &amp; Lim f =&gt; b &amp; al)) (Suc (phi (Zero =&gt; a &amp; Lim f =&gt; Suc b &amp; al)))) -- (4) following fixed points </text:span></text:p>
      <text:p text:style-name="P70"><text:s/><text:span text:style-name="T66">phi ( <text:s text:c="15"/>Lim f =&gt; Lim g &amp; al) = Lim (\n -&gt; phi (Lim f =&gt; g n &amp; al))</text:span></text:p>
      <text:p text:style-name="P70"><text:s/><text:span text:style-name="T66">phi (Zero =&gt; Suc a &amp; Lim f =&gt; Lim g &amp; al) = Lim (\n -&gt; phi (f n =&gt; phi (Zero =&gt; a &amp; Lim f =&gt; Lim g &amp; al) &amp; Lim f =&gt; g n &amp; al)) </text:span></text:p>
      <text:p text:style-name="P79"/>
      <text:p text:style-name="P70"><text:s/><text:span text:style-name="T66">SmallVeblen = phi (w =&gt; Suc Zero &amp; Zeros)</text:span></text:p>
      <text:p text:style-name="P79"/>
      <text:p text:style-name="P275"><text:s/><text:span text:style-name="T66">LargeVeblen = fix (\x -&gt; phi (x =&gt; Suc Zero &amp; Zeros)) (Suc Zero)</text:span></text:p>
      <text:p text:style-name="P155"><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55"/>
      <text:p text:style-name="P156">&lt;br&gt;</text:p>
      <text:p text:style-name="P156">&lt;br&gt;&lt;span style="font-weight: bold;"&gt;Taranovsky's C&lt;/span&gt;</text:p>
      <text:p text:style-name="P156">&lt;p&gt;</text:p>
      <text:p text:style-name="P156">C(a,b) is the least element above b that has degree &gt;= a.</text:p>
      <text:p text:style-name="P156">&lt;p&gt;</text:p>
      <text:p text:style-name="P156">Definition: A degree for a well-ordered set S is a binary relation on S such that</text:p>
      <text:p text:style-name="P156">&lt;ul&gt;</text:p>
      <text:p text:style-name="P156"><text:soft-page-break/>&lt;li&gt; Every element c∈S has degree 0S (the least element of S). 0S only has degree 0S.</text:p>
      <text:p text:style-name="P156"><text:s/>&lt;li&gt; For a limit a, c has degree a iff it has every degree less than a.</text:p>
      <text:p text:style-name="P156"><text:s/>&lt;li&gt; For a successor a'=a+1, either of the following holds:</text:p>
      <text:p text:style-name="P156"><text:s text:c="2"/>&lt;ul&gt;</text:p>
      <text:p text:style-name="P156"><text:s text:c="3"/>&lt;li&gt; An element has degree a' iff it is a limit of elements of degree a.</text:p>
      <text:p text:style-name="P156"><text:s text:c="3"/>&lt;li&gt; There is a limit element d ≤ a such that for every c in S, c has degree a' iff it has degree a and either c ≤ d or c is a limit of elements of degree a (or both).</text:p>
      <text:p text:style-name="P156"><text:s text:c="2"/>&lt;/ul&gt;</text:p>
      <text:p text:style-name="P156">&lt;/ul&gt;</text:p>
      <text:p text:style-name="P156">Note: The third condition can be equivalently written as ∀a (Ca+1 = lim(Ca) ∨ ∃d ∈ lim(S)∩(a+1) Ca+1 = lim(Ca) ∪ (Ca∩(d+1))), where S is identified with an ordinal (so a+1 consists of ordinals ≤a), Ca is the set of elements that have degree a, and lim is limit points.</text:p>
      <text:p text:style-name="P156">&lt;p&gt;</text:p>
      <text:p text:style-name="P156">In other terms : Let ηη be an ordinal, and let 0S and let Ld(a,b) be the statement that aa is a limit of ordinals c such that (c,b)∈D. Let D be the following binary relation over η:</text:p>
      <text:p text:style-name="P156">&lt;ul&gt;</text:p>
      <text:p text:style-name="P156">&lt;li&gt; ∀a&lt;η:(a,0)∈D</text:p>
      <text:p text:style-name="P156">&lt;li&gt; ∀a&lt;η:a≠0⇒(0,a)∉D</text:p>
      <text:p text:style-name="P156">&lt;li&gt; ∀b∈Lim∪η:(a,b)∈D⇔∀c&amp;lt;b:(a,c)∈D.</text:p>
      <text:p text:style-name="P156">&lt;li&gt; ∀b:(a,b)∈D⇔Ld(a,b+1)∀b:(a,b)∈D⇔Ld(a,b+1)</text:p>
      <text:p text:style-name="P156">&lt;li&gt; ∀b:∃d∈Lim∪η:d≤b⇒∀c:(c,a+1)∈D⇔(c≤d∨Ld(c,b))</text:p>
      <text:p text:style-name="P156">&lt;li&gt; Then C(a,b)=min{c:c∈η∧c&gt;b∧(c,a)∈D}.</text:p>
      <text:p text:style-name="P156">&lt;/ul&gt;</text:p>
      <text:p text:style-name="P156">C(a, b) = b+ω^a iff C(a, b) ≥ a.</text:p>
      <text:p text:style-name="P156">&lt;p&gt;</text:p>
      <text:p text:style-name="P156">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56">&lt;p&gt;</text:p>
      <text:p text:style-name="P156">Examples of representations of some ordinals :</text:p>
      <text:p text:style-name="P156">&lt;ul&gt;</text:p>
      <text:p text:style-name="P156">&lt;li&gt; 0 = 0</text:p>
      <text:p text:style-name="P156">&lt;li&gt; 1 = C(0,0) = 0+w^0</text:p>
      <text:p text:style-name="P156">&lt;li&gt; 2 = C(0,1) = C(0,C(0,0)) = 1 + w^0</text:p>
      <text:p text:style-name="P156">&lt;li&gt; w = C(1,0) = 0+w^1</text:p>
      <text:p text:style-name="P156">&lt;li&gt; w+1 = C(0,w) = w+w^0</text:p>
      <text:p text:style-name="P156">&lt;li&gt; w*2 = C(1,w) = w+w^1</text:p>
      <text:p text:style-name="P156">&lt;li&gt; w^2 = C(2,0) = 0+w^2</text:p>
      <text:p text:style-name="P156">&lt;li&gt; w^w = C(w,0) = 0+w^w</text:p>
      <text:p text:style-name="P156">&lt;li&gt; w^w^w = C(w^w,0) = 0+w^w^w</text:p>
      <text:p text:style-name="P156">&lt;li&gt; epsilon_0 = phi(1,0) = C(W,0)</text:p>
      <text:p text:style-name="P156">&lt;li&gt; epsilon_1 = phi(1,1) = C(W,C(W,0))</text:p>
      <text:p text:style-name="P156">&lt;li&gt; zeta_0 = phi(2,0) = C(C(W,W),0) = C(W*2,0) with W*2 = C(W,W)</text:p>
      <text:p text:style-name="P156">&lt;li&gt; zeta_1 = phi(2,1) = C(W*2,C(W*2,0))</text:p>
      <text:p text:style-name="P156">&lt;li&gt; eta_0 = phi(3,0) = C(W*3,0) with W*3 = C(W,C(W,W))</text:p>
      <text:p text:style-name="P156">&lt;li&gt; Gamma_0 = phi(1,0,0) = C(C(W*2,W),0) = C(W^2,0) with W^2 = C(W*2,W)</text:p>
      <text:p text:style-name="P156">&lt;/ul&gt;</text:p>
      <text:p text:style-name="P156"/>
      <text:p text:style-name="P51"/>
      <text:p text:style-name="P51"><text:soft-page-break/></text:p>
      <text:p text:style-name="P77">module LargeVeblen where</text:p>
      <text:p text:style-name="P79"/>
      <text:p text:style-name="P70"><text:s/><text:span text:style-name="T66">data Nat : Set where</text:span></text:p>
      <text:p text:style-name="P70"><text:s text:c="2"/><text:span text:style-name="T66">O : Nat</text:span></text:p>
      <text:p text:style-name="P70"><text:s text:c="2"/><text:span text:style-name="T66">1+ : Nat -&gt; Nat</text:span></text:p>
      <text:p text:style-name="P79"/>
      <text:p text:style-name="P70"><text:s/><text:span text:style-name="T66">data Ord : Set where</text:span></text:p>
      <text:p text:style-name="P70"><text:s text:c="2"/><text:span text:style-name="T66">Zero : Ord</text:span></text:p>
      <text:p text:style-name="P70"><text:s text:c="2"/><text:span text:style-name="T66">Suc : Ord -&gt; Ord</text:span></text:p>
      <text:p text:style-name="P70"><text:s text:c="2"/><text:span text:style-name="T66">Lim : (Nat -&gt; Ord) -&gt; Ord</text:span></text:p>
      <text:p text:style-name="P79"/>
      <text:p text:style-name="P70"><text:s/><text:span text:style-name="T66">-- rpt n f x = f^n(x)</text:span></text:p>
      <text:p text:style-name="P70"><text:s/><text:span text:style-name="T66">rpt : {t : Set} -&gt; Nat -&gt; (t -&gt; t) -&gt; t -&gt; t</text:span></text:p>
      <text:p text:style-name="P70"><text:s/><text:span text:style-name="T66">rpt O f x = x</text:span></text:p>
      <text:p text:style-name="P70"><text:s/><text:span text:style-name="T66">rpt (1+ n) f x = rpt n f (f x)</text:span></text:p>
      <text:p text:style-name="P79"/>
      <text:p text:style-name="P70"><text:s/><text:span text:style-name="T66">-- smallest fixed point of f greater than x, limit of x, f x, f (f x), ...</text:span></text:p>
      <text:p text:style-name="P70"><text:s/><text:span text:style-name="T66">fix : (Ord -&gt; Ord) -&gt; Ord -&gt; Ord</text:span></text:p>
      <text:p text:style-name="P70"><text:s/><text:span text:style-name="T66">fix f x = Lim (\n -&gt; rpt n f x)</text:span></text:p>
      <text:p text:style-name="P79"/>
      <text:p text:style-name="P70"><text:s/><text:span text:style-name="T66">w = fix Suc Zero -- not a fixed point in this case !</text:span></text:p>
      <text:p text:style-name="P79"/>
      <text:p text:style-name="P70"><text:s/><text:span text:style-name="T66">-- cantor a b = b + w^a</text:span></text:p>
      <text:p text:style-name="P70"><text:s/><text:span text:style-name="T66">cantor : Ord -&gt; Ord -&gt; Ord</text:span></text:p>
      <text:p text:style-name="P70"><text:s/><text:span text:style-name="T66">cantor Zero a = Suc a</text:span></text:p>
      <text:p text:style-name="P70"><text:s/><text:span text:style-name="T66">cantor (Suc b) a = fix (cantor b) a</text:span></text:p>
      <text:p text:style-name="P70"><text:s/><text:span text:style-name="T66">cantor (Lim f) a = Lim (\n -&gt; cantor (f n) a)</text:span></text:p>
      <text:p text:style-name="P79"/>
      <text:p text:style-name="P70"><text:s/><text:span text:style-name="T66">-- phi0 a = w^a</text:span></text:p>
      <text:p text:style-name="P70"><text:s/><text:span text:style-name="T66">phi0 : Ord -&gt; Ord</text:span></text:p>
      <text:p text:style-name="P70"><text:s/><text:span text:style-name="T66">phi0 a = cantor a Zero</text:span></text:p>
      <text:p text:style-name="P79"/>
      <text:p text:style-name="P70"><text:s/><text:span text:style-name="T66">-- Another possibility is to use phi'0 instead of phi0 in the definition of phi,</text:span></text:p>
      <text:p text:style-name="P70"><text:s/><text:span text:style-name="T66">-- this gives a phi function which grows slower</text:span></text:p>
      <text:p text:style-name="P70"><text:s/><text:span text:style-name="T66">phi'0 : Ord -&gt; Ord</text:span></text:p>
      <text:p text:style-name="P70"><text:s/><text:span text:style-name="T66">phi'0 Zero = Suc Zero</text:span></text:p>
      <text:p text:style-name="P70"><text:s/><text:span text:style-name="T66">phi'0 (Suc a) = Suc (phi'0 a)</text:span></text:p>
      <text:p text:style-name="P70"><text:s/><text:span text:style-name="T66">phi'0 (Lim f) = Lim (\n -&gt; phi'0 (f n))</text:span></text:p>
      <text:p text:style-name="P79"/>
      <text:p text:style-name="P70"><text:s/><text:span text:style-name="T66">-- Associative list of ordinals</text:span></text:p>
      <text:p text:style-name="P70"><text:s/><text:span text:style-name="T66">infixr 40 _=&gt;_&amp;_</text:span></text:p>
      <text:p text:style-name="P70"><text:s/><text:span text:style-name="T66">data OrdAList : Set where</text:span></text:p>
      <text:p text:style-name="P70"><text:s text:c="2"/><text:span text:style-name="T66">Zeros : OrdAList</text:span></text:p>
      <text:p text:style-name="P70"><text:s text:c="2"/><text:span text:style-name="T66">_=&gt;_&amp;_ : Ord -&gt; Ord -&gt; OrdAList -&gt; OrdAList</text:span></text:p>
      <text:p text:style-name="P79"/>
      <text:p text:style-name="P70"><text:s/><text:span text:style-name="T66">-- Usage : phi al, where al is the associative list of couples index =&gt; value ordered by increasing values,</text:span></text:p>
      <text:p text:style-name="P70"><text:s/><text:span text:style-name="T66">-- absent indexes corresponding to Zero values</text:span></text:p>
      <text:p text:style-name="P79"/>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0"><text:s/><text:span text:style-name="T66">phi (Zero =&gt; Suc a &amp; Suc k =&gt; Lim f &amp; al) = Lim (\n -&gt; phi (k =&gt; Suc (phi (Zero =&gt; a &amp; Suc k =&gt; Lim f &amp; al)) &amp; Suc k =&gt; f n &amp; al)) -- idem </text:span></text:p>
      <text:p text:style-name="P70"><text:s/><text:span text:style-name="T66">phi ( <text:s text:c="15"/>Lim f =&gt; Suc b &amp; al) = Lim (\n -&gt; fix (\x -&gt; phi (f n =&gt; x &amp; Lim f =&gt; b &amp; al)) Zero) -- (4) least fixed point</text:span></text:p>
      <text:p text:style-name="P70"><text:s/><text:span text:style-name="T66">phi (Zero =&gt; Suc a &amp; Lim f =&gt; Suc b &amp; al) = Lim (\n -&gt; fix (\x -&gt; phi (f n =&gt; x &amp; Lim f =&gt; b &amp; al)) (Suc (phi (Zero =&gt; a &amp; Lim f =&gt; Suc b &amp; al)))) -- (4) following fixed points </text:span></text:p>
      <text:p text:style-name="P70"><text:s/><text:span text:style-name="T66">phi ( <text:s text:c="15"/>Lim f =&gt; Lim g &amp; al) = Lim (\n -&gt; phi (Lim f =&gt; g n &amp; al))</text:span></text:p>
      <text:p text:style-name="P70"><text:s/><text:span text:style-name="T66">phi (Zero =&gt; Suc a &amp; Lim f =&gt; Lim g &amp; al) = Lim (\n -&gt; phi (f n =&gt; phi (Zero =&gt; a &amp; Lim f =&gt; Lim g &amp; al) &amp; Lim f =&gt; g n &amp; al)) </text:span></text:p>
      <text:p text:style-name="P79"/>
      <text:p text:style-name="P70"><text:s/><text:span text:style-name="T66">SmallVeblen = phi (w =&gt; Suc Zero &amp; Zeros)</text:span></text:p>
      <text:p text:style-name="P79"/>
      <text:p text:style-name="P275"><text:s/><text:span text:style-name="T66">LargeVeblen = fix (\x -&gt; phi (x =&gt; Suc Zero &amp; Zeros)) (Suc Zero)</text:span></text:p>
      <text:p text:style-name="P279"/>
      <text:p text:style-name="P279"/>
      <text:p text:style-name="P279">data Xord </text:p>
      <text:p text:style-name="P279"><text:s/>= Zero</text:p>
      <text:p text:style-name="P279"><text:s/>| Suc Xord</text:p>
      <text:p text:style-name="P279"><text:s/>| Lim (Nat → Xord)</text:p>
      <text:p text:style-name="P279"><text:s/>| Ass Xord Xord Xord</text:p>
      <text:p text:style-name="P279">phi (Ass a b c)</text:p>
      <text:p text:style-name="P279">abc:numéros lignes code, p = traité partiellement, + = ajouter ligne</text:p>
      <text:p text:style-name="P249"><text:soft-page-break/>000:1,2</text:p>
      <text:p text:style-name="P249">00S:2</text:p>
      <text:p text:style-name="P249">00L:2</text:p>
      <text:p text:style-name="P249">00A:2,3p,4p</text:p>
      <text:p text:style-name="P249">0S0:1</text:p>
      <text:p text:style-name="P249">0SS</text:p>
      <text:p text:style-name="P249">0SL</text:p>
      <text:p text:style-name="P249">0SA:3p,4p,7p,9p,11p,13p</text:p>
      <text:p text:style-name="P249">0L0:1,5</text:p>
      <text:p text:style-name="P249">0LS:5</text:p>
      <text:p text:style-name="P249">0LL:5</text:p>
      <text:p text:style-name="P249">0LA:3p,4p,5</text:p>
      <text:p text:style-name="P249">0A0:1</text:p>
      <text:p text:style-name="P249">0AS:+</text:p>
      <text:p text:style-name="P249">0AL:+</text:p>
      <text:p text:style-name="P249">0AA:3p,4p</text:p>
      <text:p text:style-name="P249">S00:2</text:p>
      <text:p text:style-name="P249">S0S:2</text:p>
      <text:p text:style-name="P249">S0L:2</text:p>
      <text:p text:style-name="P249">S0A:2</text:p>
      <text:p text:style-name="P249">SS0:6</text:p>
      <text:p text:style-name="P249">SSS:6</text:p>
      <text:p text:style-name="P249">SSL:6</text:p>
      <text:p text:style-name="P249">SSA:6</text:p>
      <text:p text:style-name="P249">SL0:8</text:p>
      <text:p text:style-name="P249">SLS:8</text:p>
      <text:p text:style-name="P249">SLA:8</text:p>
      <text:p text:style-name="P249">SA0:+</text:p>
      <text:p text:style-name="P249">SAS:+</text:p>
      <text:p text:style-name="P249">SAL:+</text:p>
      <text:p text:style-name="P249">SAA:+</text:p>
      <text:p text:style-name="P249">L00:2</text:p>
      <text:p text:style-name="P249">L0S:2</text:p>
      <text:p text:style-name="P249">L0L:2</text:p>
      <text:p text:style-name="P249">L0A:2</text:p>
      <text:p text:style-name="P249">LS0:10</text:p>
      <text:p text:style-name="P249">LSS:10</text:p>
      <text:p text:style-name="P249">LSL:10</text:p>
      <text:p text:style-name="P249">LSA:10</text:p>
      <text:p text:style-name="P249">LLO:12</text:p>
      <text:p text:style-name="P249">LLS:12</text:p>
      <text:p text:style-name="P249">LLL:12</text:p>
      <text:p text:style-name="P249"><text:soft-page-break/>LLA:12</text:p>
      <text:p text:style-name="P249">LA0:+</text:p>
      <text:p text:style-name="P249">LAS:+</text:p>
      <text:p text:style-name="P249">LAL:+</text:p>
      <text:p text:style-name="P249">LAA:+</text:p>
      <text:p text:style-name="P249">A00:2</text:p>
      <text:p text:style-name="P249">AOS:2</text:p>
      <text:p text:style-name="P249">A0L:2</text:p>
      <text:p text:style-name="P250">A0A:2<text:line-break/></text:p>
      <text:p text:style-name="P251">AS0:+</text:p>
      <text:p text:style-name="P251">ASS:+</text:p>
      <text:p text:style-name="P251">ASL:+</text:p>
      <text:p text:style-name="P251">ASA:+</text:p>
      <text:p text:style-name="P251">AL0:+</text:p>
      <text:p text:style-name="P251">ALS:+</text:p>
      <text:p text:style-name="P251">ALL:+</text:p>
      <text:p text:style-name="P251">ALA:+</text:p>
      <text:p text:style-name="P251">AA0:+</text:p>
      <text:p text:style-name="P251">AAS:+</text:p>
      <text:p text:style-name="P251">AAL:+</text:p>
      <text:p text:style-name="P251">AAA:+</text:p>
      <text:p text:style-name="P251"/>
      <text:p text:style-name="Text_20_body"><text:line-break/><text:span text:style-name="T33">Correspondence between Veblen functions and Madore's ψ (psi) collapsing function</text:span></text:p>
      <text:p text:style-name="P90">To distinguish between the different Veblen functions, let us call φF the Veblen function with finitely many variables, and φT the Veblen function with transfinitely many variables.</text:p>
      <text:p text:style-name="P90">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0">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0">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52"><text:s/>Ass a b c = c,a:b</text:p>
      <text:p text:style-name="P252"><text:s/>phi (0) = w^0 = 1</text:p>
      <text:p text:style-name="P252"><text:s/>phi (0:a) = w^a</text:p>
      <text:p text:style-name="P252"><text:s/>phi (al, k:0) = phi(al)</text:p>
      <text:p text:style-name="P252"><text:soft-page-break/><text:s/>phi (al, k:0, 0:a) = phi (al, 0:a)</text:p>
      <text:p text:style-name="P252"><text:s/>phi (al, 0:b, 0:a) = phi (al, 0:a)</text:p>
      <text:p text:style-name="P252"><text:s/>phi (al, 0:lim s) = lim n → phi (al, 0:s n)</text:p>
      <text:p text:style-name="P252">+phi (al, 0:(al1,x:y)) = ?</text:p>
      <text:p text:style-name="P277"><text:span text:style-name="T66"><text:s/></text:span><text:span text:style-name="T67">phi (al, k+1:b+1) = fix (x → phi (al, k+1:b, k:x)) 0</text:span></text:p>
      <text:p text:style-name="P253"><text:s/>phi (al, k+1:b+1, 0:a+1) = fix (x → phi (al, k+1:b, k:x)) (phi (al, k+1:b+1, 0:a) + 1)</text:p>
      <text:p text:style-name="P253"><text:s/>phi (al, k+1:lim s) = lim n → phi (al, k+1:s n)</text:p>
      <text:p text:style-name="P253"><text:s/>phi (al, k+1:lim s, 0:a+1) = lim n → phi (al, k+1:s n, k:phi(al,k+1:lim s,0:a)+1)</text:p>
      <text:p text:style-name="P254">+phi (al, k+1:(al1,x:y)) = ?</text:p>
      <text:p text:style-name="P254">+phi (al, k+1:(al1,x:y)) = ?</text:p>
      <text:p text:style-name="P278"><text:span text:style-name="T68"><text:s/></text:span><text:span text:style-name="T69">phi (al, lim s:b+1) = lim n → fix (x → phi (al, lim s:b, s n:x) 0)</text:span></text:p>
      <text:p text:style-name="P255"><text:s/>phi (al, lim s:b+1, 0:a+1) = lim n → fix (x → phi (al, lim s:b, s n:x) (phi (al, lim s:b+1, 0:a) + 1)</text:p>
      <text:p text:style-name="P255"><text:s/>phi (al, lim s:lim t) = lim n → phi (al, lim s:t n)</text:p>
      <text:p text:style-name="P255"><text:s/>phi (al, lim s:lim t, 0:a+1) = lim n → phi (al, lim s:t n, f n:phi(al,lim s:lim t,0:a))</text:p>
      <text:p text:style-name="P257">+phi (al, (al1,x:y):b+1) = ?</text:p>
      <text:p text:style-name="P257">+phi (al, (al1,x:y):b+1, 0:a+1) = ?</text:p>
      <text:p text:style-name="P257">+phi (al, (al1,x:y):lim t) = ?</text:p>
      <text:p text:style-name="P257">+phi (al, (al1,x:y):lim t, 0:a+1) = ?</text:p>
      <text:p text:style-name="P257">+phi (al, (al1,x:y):(al2,u:v)) = ?</text:p>
      <text:p text:style-name="P257">+phi (al, (al1,x:y):(al2,u:v), 0:a+1) = ?</text:p>
      <text:p text:style-name="P257"/>
      <text:p text:style-name="P25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58">correction phi : </text:p>
      <text:p text:style-name="P281"><text:s/>phi (al, lim s:b+1) = lim n → fix (x → phi (al, lim s:b, s n:x) 0)</text:p>
      <text:p text:style-name="P256"><text:s/>phi (al, lim s:b+1, 0:a+1) = lim n → fix (x → phi (al, lim s:b, s n:x) (phi (al, lim s:b+1, 0:a) + 1)</text:p>
      <text:p text:style-name="P258">remplacé par</text:p>
      <text:p text:style-name="P258"><text:s/>phi (al, lim s:b+1) = lim n → phi (lim s:b, s n:1)</text:p>
      <text:p text:style-name="P258"><text:s/>phi (al, lim s:b+1, 0:a+1) = lim n → phi (al, lim s:b, s n:phi(al,lim s:b+1,0:a))</text:p>
      <text:p text:style-name="P258"/>
      <text:p text:style-name="P258"><text:s/><text:span text:style-name="T87">ancienne version</text:span></text:p>
      <text:p text:style-name="P258"><text:s/><text:span text:style-name="T89">nouvelle version</text:span></text:p>
      <text:p text:style-name="P258"/>
      <text:p text:style-name="P258"/>
      <text:p text:style-name="P70"><text:s/><text:span text:style-name="T66">phi : OrdAList -&gt; Ord </text:span></text:p>
      <text:p text:style-name="P70"><text:s/><text:span text:style-name="T66">phi <text:s text:c="13"/>Zeros <text:s/>= phi0 Zero -- (1) phi(0) = w**0 = 1 </text:span></text:p>
      <text:p text:style-name="P70"><text:s/><text:span text:style-name="T66">phi (Zero =&gt; a &amp; Zeros) = phi0 a <text:s text:c="3"/>-- (1) phi(a) = w**a</text:span></text:p>
      <text:p text:style-name="P70"><text:s/><text:span text:style-name="T66">phi ( <text:s text:c="11"/>k =&gt; Zero &amp; al) = phi al -- eliminate unnecessary Zero value</text:span></text:p>
      <text:p text:style-name="P70"><text:s/><text:span text:style-name="T66">phi (Zero =&gt; a &amp; k =&gt; Zero &amp; al) = phi (Zero =&gt; a &amp; al) -- idem</text:span></text:p>
      <text:p text:style-name="P70"><text:s/><text:span text:style-name="T66">phi (Zero =&gt; a &amp; Zero =&gt; b &amp; al) = phi (Zero =&gt; a &amp; al) -- should not appear but necessary for completeness</text:span></text:p>
      <text:p text:style-name="P70"><text:s/><text:span text:style-name="T66">phi (Zero =&gt; Lim f &amp; al) = Lim (\n -&gt; phi (Zero =&gt; f n &amp; al)) -- canonical treatment of limit</text:span></text:p>
      <text:p text:style-name="P70"><text:s/><text:span text:style-name="T66">phi ( <text:s text:c="15"/>Suc k =&gt; Suc b &amp; al) = fix (\x -&gt; phi (k =&gt; x &amp; Suc k =&gt; b &amp; al)) Zero -- (3) least fixed point</text:span></text:p>
      <text:p text:style-name="P70"><text:s/><text:span text:style-name="T66">phi (Zero =&gt; Suc a &amp; Suc k =&gt; Suc b &amp; al) = fix (\x -&gt; phi (k =&gt; x &amp; Suc k =&gt; b &amp; al)) (Suc (phi (Zero =&gt; a &amp; Suc k =&gt; Suc b &amp; al))) -- (3) following fixed points</text:span></text:p>
      <text:p text:style-name="P70"><text:s/><text:span text:style-name="T66">phi ( <text:s text:c="15"/>Suc k =&gt; Lim f &amp; al) = Lim (\n -&gt; phi (Suc k =&gt; f n &amp; al)) -- idem </text:span></text:p>
      <text:p text:style-name="P72"><text:s/><text:span text:style-name="T66">phi (Zero =&gt; Suc a &amp; Suc k =&gt; Lim f &amp; al) = Lim (\n -&gt; phi (k =&gt; Suc (phi (Zero =&gt; a &amp; Suc k =&gt; Lim f &amp; al)) &amp; Suc k =&gt; f n &amp; al)) -- idem </text:span></text:p>
      <text:p text:style-name="P74"><text:s/>phi ( <text:s text:c="15"/>Lim f =&gt; Suc b &amp; al) = Lim (\n -&gt; fix (\x -&gt; phi (f n =&gt; x &amp; Lim f =&gt; b &amp; al)) Zero) -- (4) least fixed point</text:p>
      <text:p text:style-name="P72"><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2"><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2"><text:span text:style-name="T66"><text:s/></text:span><text:span text:style-name="T71">phi (Zero =&gt; Suc a &amp; Lim f =&gt; Suc b &amp; al) = Lim (\n → phi (f n =&gt; phi (Zero =&gt; a &amp; Lim f =&gt; Suc b &amp; al) &amp; Lim f =&gt; b &amp; al))</text:span></text:p>
      <text:p text:style-name="P70"><text:soft-page-break/><text:s/><text:span text:style-name="T66">phi ( <text:s text:c="15"/>Lim f =&gt; Lim g &amp; al) = Lim (\n -&gt; phi (Lim f =&gt; g n &amp; al))</text:span></text:p>
      <text:p text:style-name="P275"><text:s/><text:span text:style-name="T66">phi (Zero =&gt; Suc a &amp; Lim f =&gt; Lim g &amp; al) = Lim (\n -&gt; phi (f n =&gt; phi (Zero =&gt; a &amp; Lim f =&gt; Lim g &amp; al) &amp; Lim f =&gt; g n &amp; al)) </text:span></text:p>
      <text:p text:style-name="P260"><text:s/>phi Zeros = increase Zero</text:p>
      <text:p text:style-name="P261"><text:s/>phi (Ass Zero a Zeros) = increase a</text:p>
      <text:p text:style-name="P261"><text:s/>phi (Ass k Zero al) = phi al</text:p>
      <text:p text:style-name="P261"><text:s/>phi (Ass Zero a (Ass k Zero al)) = phi (Ass Zero a al)</text:p>
      <text:p text:style-name="P261"><text:s/>phi (Ass Zero a (Ass Zero b al)) = phi (Ass Zero a al)</text:p>
      <text:p text:style-name="P261"><text:s/>phi (Ass Zero (Lim f) al) = Lim $ \n -&gt; phi $ Ass Zero (f n) al</text:p>
      <text:p text:style-name="P261"><text:s/>phi (Ass (Suc k) (Suc b) al) = fix (\x -&gt; phi $ Ass k x $ Ass (Suc k) b al) Zero</text:p>
      <text:p text:style-name="P261"><text:s/>phi (Ass Zero (Suc a) (Ass (Suc k) (Suc b) al)) = fix (\x -&gt; phi $ Ass k x $ Ass (Suc k) b al) (Suc $ phi $ Ass Zero a $ Ass (Suc k) (Suc b) al)</text:p>
      <text:p text:style-name="P260"><text:s/>phi (Ass (Suc k) (Lim f) al) = Lim $ \n -&gt; phi $ Ass (Suc k) (f n) al</text:p>
      <text:p text:style-name="P260"><text:s/>phi (Ass Zero (Suc a) (Ass (Suc k) (Lim f) al)) = Lim $ \n -&gt; phi $ Ass k (Suc $ phi $ Ass Zero a $ Ass (Suc k) (Lim f) al) $ Ass (Suc k) (f n) al</text:p>
      <text:p text:style-name="P260"><text:s/><text:span text:style-name="T86">phi (Ass (Lim f) (Suc b) al) = Lim $ \n -&gt; fix (\x -&gt; phi $ Ass (f n) x $ Ass (Lim f) b al) Zero</text:span></text:p>
      <text:p text:style-name="P262">phi (Ass (Lim f) (Suc b) al) = Lim $ \n -&gt; phi $ Ass (f n) (Suc Zero) $ Ass (Lim f) b al</text:p>
      <text:p text:style-name="P260"/>
      <text:p text:style-name="P260"><text:s/><text:span text:style-name="T86">phi (Ass Zero (Suc a) (Ass (Lim f) (Suc b) al)) = Lim $ \n -&gt; fix (\x -&gt; phi $ Ass (f n) x $ Ass (Lim f) b al) (Suc $ phi $ Ass Zero a $ Ass (Lim f) (Suc b) al)</text:span></text:p>
      <text:p text:style-name="P263"><text:s/>phi (Ass Zero (Suc a) (Ass (Lim f) (Suc b) al)) = Lim $ \n -&gt; phi $ Ass (f n) (phi $ Ass Zero a $ Ass (Lim f) (Suc b) al) $ Ass (Lim f) b al</text:p>
      <text:p text:style-name="P260"><text:s/>phi (Ass (Lim f) (Lim g) al) = Lim $ \n -&gt; phi $ Ass (Lim f) (g n) al</text:p>
      <text:p text:style-name="P259"><text:s/>phi (Ass Zero (Suc a) (Ass (Lim f) (Lim g) al)) = Lim $ \n -&gt; phi $ Ass (f n) (phi $ Ass Zero a $ Ass (Lim f) (Lim g) al) $ Ass (Lim f) (g n) al</text:p>
      <text:p text:style-name="P258"/>
      <text:p text:style-name="P264">correspondance notation combinatoire : autre possibilité :</text:p>
      <text:p text:style-name="P264">Gamma_0^...^Gamma0 = R1 (R1;1 H) suc 0 = epsilon_(Gamma_0+1) = phi(1,Gamma_0+1)</text:p>
      <text:p text:style-name="P264">zeta_(Gamma_0+1) = R1 R1;1 H suc 0</text:p>
      <text:p text:style-name="P264">Gamma1 = H [R *-&gt;2 R1;1 H suc 0] 0</text:p>
      <text:p text:style-name="P264"><text:s/>= R1;2 R1;1 H suc 0</text:p>
      <text:p text:style-name="P264"><text:s/>= R1;2-&gt;1 H suc 0</text:p>
      <text:p text:style-name="P264">Gamma_a = phi(1,0,a) = R1;a-&gt;1 H suc 0</text:p>
      <text:p text:style-name="P264">phi(1,1,0) = H [R1 ;*-&gt;1 H suc 0] 0 = R2;1 H suc 0</text:p>
      <text:p text:style-name="P264">phi(2,0,0) = H [R*;1 H suc 0] 0 = R1,0;1 H suc 0</text:p>
      <text:p text:style-name="P264">phi(3,0,0) = R1,0,0;1 H suc 0 ou R2,0;1 H suc 0 ?</text:p>
      <text:p text:style-name="P264">SVO = Rw:1;1 H suc 0</text:p>
      <text:p text:style-name="P264">LVO = RW:1;1 H suc 0 = R(1,0):1;1 H suc 0 = R1:1:1;1 H suc 0</text:p>
      <text:p text:style-name="P264">BHO = R1:…:1;1 H suc 0</text:p>
      <text:p text:style-name="P264"/>
      <text:p text:style-name="P282">Correspondence between Veblen functions and Madore's ψ (psi) collapsing function</text:p>
      <text:p text:style-name="P157">To distinguish between the different Veblen functions, let us call φF the Veblen function with finitely many variables, and φT the Veblen function with transfinitely many variables.</text:p>
      <text:p text:style-name="P15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5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5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90">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6">Basic notation</text:p>
          </table:table-cell>
          <table:table-cell table:style-name="Table1.B1" office:value-type="string">
            <text:p text:style-name="P96">Formula</text:p>
          </table:table-cell>
          <table:table-cell table:style-name="Table1.B1" office:value-type="string">
            <text:p text:style-name="P96">Limit</text:p>
          </table:table-cell>
          <table:table-cell table:style-name="Table1.B1" office:value-type="string">
            <text:p text:style-name="P96">Extension</text:p>
          </table:table-cell>
          <table:table-cell table:style-name="Table1.B1" office:value-type="string">
            <text:p text:style-name="P96">Correspondence with basic notation</text:p>
          </table:table-cell>
          <table:table-cell table:style-name="Table1.F1" office:value-type="string">
            <text:p text:style-name="P96">Crossing beyond limit</text:p>
          </table:table-cell>
        </table:table-row>
        <table:table-row>
          <table:table-cell table:style-name="Table1.A2" office:value-type="string">
            <text:p text:style-name="P96">Cantor</text:p>
          </table:table-cell>
          <table:table-cell table:style-name="Table1.B2" office:value-type="string">
            <text:p text:style-name="P96">cantor(a,b)=b+w^a</text:p>
          </table:table-cell>
          <table:table-cell table:style-name="Table1.B2" office:value-type="string">
            <text:p text:style-name="P96">least a = cantor(a,0) = w^a = epsilon_0</text:p>
          </table:table-cell>
          <table:table-cell table:style-name="Table1.B2" office:value-type="string">
            <text:p text:style-name="P96">Taranovsky</text:p>
          </table:table-cell>
          <table:table-cell table:style-name="Table1.B2" office:value-type="string">
            <text:p text:style-name="P96">C(a,b) = b+w^a iff C(a,b) &gt;= a</text:p>
          </table:table-cell>
          <table:table-cell table:style-name="Table1.F2" office:value-type="string">
            <text:p text:style-name="P96">C(W,0) = epsilon_0</text:p>
          </table:table-cell>
        </table:table-row>
        <table:table-row>
          <table:table-cell table:style-name="Table1.A2" office:value-type="string">
            <text:p text:style-name="P96">Epsilon</text:p>
          </table:table-cell>
          <table:table-cell table:style-name="Table1.B2" office:value-type="string">
            <text:p text:style-name="P96">epsilon_a</text:p>
          </table:table-cell>
          <table:table-cell table:style-name="Table1.B2" office:value-type="string">
            <text:p text:style-name="P96">least a = epsilon_a = zeta_0</text:p>
          </table:table-cell>
          <table:table-cell table:style-name="Table1.B2" office:value-type="string">
            <text:p text:style-name="P96">Madore's psi</text:p>
          </table:table-cell>
          <table:table-cell table:style-name="Table1.B2" office:value-type="string">
            <text:p text:style-name="P96">psi(a) = epsilon_a for all a &lt; zeta_0</text:p>
          </table:table-cell>
          <table:table-cell table:style-name="Table1.F2" office:value-type="string">
            <text:p text:style-name="P96">psi(W) = zeta_0</text:p>
          </table:table-cell>
        </table:table-row>
        <table:table-row>
          <table:table-cell table:style-name="Table1.A4" office:value-type="string">
            <text:p text:style-name="P96">Binary Veblen</text:p>
          </table:table-cell>
          <table:table-cell table:style-name="Table1.B4" office:value-type="string">
            <text:p text:style-name="P96">phi_a(b) or phi(a,b)</text:p>
          </table:table-cell>
          <table:table-cell table:style-name="Table1.B4" office:value-type="string">
            <text:p text:style-name="P96">least a = phi(a,0) = Gamma_0</text:p>
          </table:table-cell>
          <table:table-cell table:style-name="Table1.B4" office:value-type="string">
            <text:p text:style-name="P96">theta</text:p>
          </table:table-cell>
          <table:table-cell table:style-name="Table1.B4" office:value-type="string">
            <text:p text:style-name="P96">theta(a,b) = phi(a,b) below Gamma_0</text:p>
          </table:table-cell>
          <table:table-cell table:style-name="Table1.F4" office:value-type="string">
            <text:p text:style-name="P294">theta(W,0) = Gamma_0</text:p>
          </table:table-cell>
        </table:table-row>
      </table:table>
      <text:p text:style-name="P158"><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6">Name</text:p>
          </table:table-cell>
          <table:table-cell table:style-name="Table2.B1" office:value-type="string">
            <text:p text:style-name="P96">limit of Veblen</text:p>
          </table:table-cell>
          <table:table-cell table:style-name="Table2.B1" office:value-type="string">
            <text:p text:style-name="P96">Simmons</text:p>
          </table:table-cell>
          <table:table-cell table:style-name="Table2.B1" office:value-type="string">
            <text:p text:style-name="P96">Madore's psi</text:p>
          </table:table-cell>
          <table:table-cell table:style-name="Table2.B1" office:value-type="string">
            <text:p text:style-name="P96">theta</text:p>
          </table:table-cell>
          <table:table-cell table:style-name="Table2.F1" office:value-type="string">
            <text:p text:style-name="P96">Taranovsky</text:p>
          </table:table-cell>
        </table:table-row>
        <table:table-row>
          <table:table-cell table:style-name="Table2.A2" office:value-type="string">
            <text:p text:style-name="P96">Gamma_0</text:p>
          </table:table-cell>
          <table:table-cell table:style-name="Table2.B2" office:value-type="string">
            <text:p text:style-name="P96">phi_a(b) or phi(a,b)</text:p>
          </table:table-cell>
          <table:table-cell table:style-name="Table2.B2" office:value-type="string">
            <text:p text:style-name="P96">[1] [0] Next w</text:p>
          </table:table-cell>
          <table:table-cell table:style-name="Table2.B2" office:value-type="string">
            <text:p text:style-name="P96">psi(W^W)</text:p>
          </table:table-cell>
          <table:table-cell table:style-name="Table2.B2" office:value-type="string">
            <text:p text:style-name="P96">theta(W,0)</text:p>
          </table:table-cell>
          <table:table-cell table:style-name="Table2.F2" office:value-type="string">
            <text:p text:style-name="P96">C(W^2,0)</text:p>
          </table:table-cell>
        </table:table-row>
        <table:table-row>
          <table:table-cell table:style-name="Table2.A2" office:value-type="string">
            <text:p text:style-name="P96">Small Veblen</text:p>
          </table:table-cell>
          <table:table-cell table:style-name="Table2.B2" office:value-type="string">
            <text:p text:style-name="P96">finitely many variables phi(a_n,...,a_0)</text:p>
          </table:table-cell>
          <table:table-cell table:style-name="Table2.B2" office:value-type="string">
            <text:p text:style-name="P101"/>
          </table:table-cell>
          <table:table-cell table:style-name="Table2.B2" office:value-type="string">
            <text:p text:style-name="P96">psi(W^W^w)</text:p>
          </table:table-cell>
          <table:table-cell table:style-name="Table2.B2" office:value-type="string">
            <text:p text:style-name="P96">theta(W^w,0)</text:p>
          </table:table-cell>
          <table:table-cell table:style-name="Table2.F2" office:value-type="string">
            <text:p text:style-name="P96">C(W^w,0)</text:p>
          </table:table-cell>
        </table:table-row>
        <table:table-row>
          <table:table-cell table:style-name="Table2.A2" office:value-type="string">
            <text:p text:style-name="P96">Large Veblen</text:p>
          </table:table-cell>
          <table:table-cell table:style-name="Table2.B2" office:value-type="string">
            <text:p text:style-name="P96">transfinitely many variables phi</text:p>
          </table:table-cell>
          <table:table-cell table:style-name="Table2.B2" office:value-type="string">
            <text:p text:style-name="P96">[2] [1] [0] Next w</text:p>
          </table:table-cell>
          <table:table-cell table:style-name="Table2.B2" office:value-type="string">
            <text:p text:style-name="P96">psi(W^W^W)</text:p>
          </table:table-cell>
          <table:table-cell table:style-name="Table2.B2" office:value-type="string">
            <text:p text:style-name="P96">theta(W^W,0)</text:p>
          </table:table-cell>
          <table:table-cell table:style-name="Table2.F2" office:value-type="string">
            <text:p text:style-name="P96">C(W^W,0)</text:p>
          </table:table-cell>
        </table:table-row>
        <table:table-row>
          <table:table-cell table:style-name="Table2.A5" office:value-type="string">
            <text:p text:style-name="P96">Bachmann Howard</text:p>
          </table:table-cell>
          <table:table-cell table:style-name="Table2.B5" office:value-type="string">
            <text:p text:style-name="P96">extension of phi : T = T -&gt; W phi(a1:...:an,b1:...:bn,...)</text:p>
          </table:table-cell>
          <table:table-cell table:style-name="Table2.B5" office:value-type="string">
            <text:p text:style-name="P96">limit of ... [3] [2] [1] [0] Next w</text:p>
          </table:table-cell>
          <table:table-cell table:style-name="Table2.B5" office:value-type="string">
            <text:p text:style-name="P96">psi(epsilon_(W+1)) = limit of psi(W^W^...^W)</text:p>
          </table:table-cell>
          <table:table-cell table:style-name="Table2.B5" office:value-type="string">
            <text:p text:style-name="P96">theta(epsilon_(W+1),0)</text:p>
          </table:table-cell>
          <table:table-cell table:style-name="Table2.F5" office:value-type="string">
            <text:p text:style-name="P294">C(C(W_2,W),0)<text:line-break/></text:p>
          </table:table-cell>
        </table:table-row>
      </table:table>
      <text:p text:style-name="Text_20_body"><text:line-break/></text:p>
      <text:p text:style-name="P265">Taranovsky</text:p>
      <text:p text:style-name="P265"/>
      <text:p text:style-name="P265">module Taranovsky where</text:p>
      <text:p text:style-name="P265"/>
      <text:p text:style-name="P265"><text:s/>-- Natural numbers</text:p>
      <text:p text:style-name="P265"><text:s/>data Nat </text:p>
      <text:p text:style-name="P265"><text:s text:c="2"/>= ZeroN</text:p>
      <text:p text:style-name="P265"><text:s text:c="2"/>| SucN Nat</text:p>
      <text:p text:style-name="P265"/>
      <text:p text:style-name="P265"><text:s/>-- Ordinals</text:p>
      <text:p text:style-name="P265"><text:s/>data Ord </text:p>
      <text:p text:style-name="P265"><text:s text:c="2"/>= Zero</text:p>
      <text:p text:style-name="P265"><text:s text:c="2"/>| Suc Ord</text:p>
      <text:p text:style-name="P265"><text:s text:c="2"/>| Lim (Nat -&gt; Ord)</text:p>
      <text:p text:style-name="P265"><text:s text:c="2"/>| Ext (Ord -&gt; Ord)</text:p>
      <text:p text:style-name="P265"/>
      <text:p text:style-name="P265"><text:s/>-- Ordinals</text:p>
      <text:p text:style-name="P265"><text:s/>--data Xord</text:p>
      <text:p text:style-name="P265"><text:s/>-- = Cnt Ord</text:p>
      <text:p text:style-name="P265"><text:soft-page-break/><text:s/>-- | Ext (Ord -&gt; Xord)</text:p>
      <text:p text:style-name="P265"/>
      <text:p text:style-name="P265"><text:s/>-- Ordinal corresponding to a given natural</text:p>
      <text:p text:style-name="P265"><text:s/>ordOfNat ZeroN = Zero</text:p>
      <text:p text:style-name="P265"><text:s/>ordOfNat (SucN n) = Suc (ordOfNat n)</text:p>
      <text:p text:style-name="P265"/>
      <text:p text:style-name="P265"><text:s/>-- omega</text:p>
      <text:p text:style-name="P265"><text:s/>w = Lim ordOfNat</text:p>
      <text:p text:style-name="P265"/>
      <text:p text:style-name="P265"><text:s/>-- plus a b = b + a</text:p>
      <text:p text:style-name="P265"><text:s/>plus Zero b = b</text:p>
      <text:p text:style-name="P265"><text:s/>plus (Suc a) b = Suc (plus a b)</text:p>
      <text:p text:style-name="P265"><text:s/>plus (Lim s) b = Lim (\n -&gt; plus (s n) b)</text:p>
      <text:p text:style-name="P265"><text:s/>plus (Ext f) b = Ext (\x -&gt; plus (f x) b)</text:p>
      <text:p text:style-name="P265"/>
      <text:p text:style-name="P265"><text:s/>lim0 s = Lim s</text:p>
      <text:p text:style-name="P265"/>
      <text:p text:style-name="P265">{-</text:p>
      <text:p text:style-name="P265"><text:s/>fpower l f Zero x = x</text:p>
      <text:p text:style-name="P265"><text:s/>fpower l f (Suc a) x = f (fpower l f a x)</text:p>
      <text:p text:style-name="P265"><text:s/>fpower l f (Lim s) x = l (\n -&gt; fpower l f (s n) x)</text:p>
      <text:p text:style-name="P265"/>
      <text:p text:style-name="P265"><text:s/>-- fix f z = least fixed point of f which is &gt; z</text:p>
      <text:p text:style-name="P265"><text:s/>fix f z = fpower lim0 f w (Suc z) -- Lim (\n -&gt; fpower0 f (ordOfNat n) (Suc z))</text:p>
      <text:p text:style-name="P265">-}</text:p>
      <text:p text:style-name="P265"/>
      <text:p text:style-name="P265"><text:s/>iter f ZeroN a = a</text:p>
      <text:p text:style-name="P265"><text:s/>iter f (SucN p) a = iter f p (f a)</text:p>
      <text:p text:style-name="P265"/>
      <text:p text:style-name="P265"><text:s/>opLim f a = Lim (\n -&gt; f n a)</text:p>
      <text:p text:style-name="P265"/>
      <text:p text:style-name="P265"><text:s/>opItw f = opLim (iter f)</text:p>
      <text:p text:style-name="P265"/>
      <text:p text:style-name="P265"><text:s/>-- cantor a b = a + w^b -&gt; C(b,a)</text:p>
      <text:p text:style-name="P265"><text:s/>cantor a Zero = Suc a</text:p>
      <text:p text:style-name="P265"><text:s/>cantor a (Suc b) = opItw (\x -&gt; cantor x b) a</text:p>
      <text:p text:style-name="P265"><text:s/>cantor a (Lim s) = Lim (\n -&gt; cantor a (s n))</text:p>
      <text:p text:style-name="P265"><text:s/>-- cantor a (Ext f) = Ext (\x -&gt; cantor a (f x))</text:p>
      <text:p text:style-name="P265"><text:s/>cantor a (Ext f) = opItw (\x -&gt; cantor a (f x)) Zero</text:p>
      <text:p text:style-name="P265"><text:s/>-- cantor a (Ext f) = cantor a (opItw (\x -&gt; f (cantor a x)) Zero)</text:p>
      <text:p text:style-name="P265"/>
      <text:p text:style-name="P268">or</text:p>
      <text:p text:style-name="P268"><text:soft-page-break/></text:p>
      <text:p text:style-name="P268">- Taranovsky's C(b,a) = generalization of a + w^b</text:p>
      <text:p text:style-name="P268"><text:s/>tc Zero a = Suc a</text:p>
      <text:p text:style-name="P268"><text:s/>tc (Suc b) a = opItw (tc b) a</text:p>
      <text:p text:style-name="P268"><text:s/>tc (Lim s) a = Lim (\n -&gt; tc (s n) a)</text:p>
      <text:p text:style-name="P268"><text:s/>-- tc (Ext f) a = Ext (\x -&gt; tc (f x) a)</text:p>
      <text:p text:style-name="P268"><text:s/>tc (Ext f) a = opItw (\x -&gt; tc (f x) a) Zero </text:p>
      <text:p text:style-name="P268"><text:s/>-- tc (Ext f) a = tc (opItw (\x -&gt; f (tc x a)) Zero) a</text:p>
      <text:p text:style-name="P268"/>
      <text:p text:style-name="P268">Exemple :</text:p>
      <text:p text:style-name="P268">C(W,0) = C(Ext I, 0) = H [C(*,0)] 0 </text:p>
      <text:p text:style-name="P268"><text:s/>= lim 0, C(0,0)=0+w^0=1, C(1,0)=0+w^1=w, C(w,0)=0+w^w=w^w, …</text:p>
      <text:p text:style-name="P268"><text:s/>= epsilon0</text:p>
      <text:p text:style-name="P268"/>
      <text:p text:style-name="P266"><text:a xlink:type="simple" xlink:href="https://stepstowardinfinity.wordpress.com/2015/06/22/ordinal3/" text:style-name="Internet_20_link" text:visited-style-name="Visited_20_Internet_20_Link">https://stepstowardinfinity.wordpress.com/2015/06/22/ordinal3/</text:a></text:p>
      <text:p text:style-name="P266"/>
      <text:p text:style-name="P283"><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95">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95">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3"><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66">W1 = C(W2,0) = w^W2</text:p>
      <text:p text:style-name="P266">BHO = lim C(W1,0), C(C(W1,W1),0), …</text:p>
      <text:p text:style-name="P266">= C (H [C(*,W1)] W1, 0)</text:p>
      <text:p text:style-name="P266">H [C(*,W1)] W1 = H (C(*,W1)] 0 ? = C(W2,W1)</text:p>
      <text:p text:style-name="P266">= C (Ext [C(*,W1)], W1) ?</text:p>
      <text:p text:style-name="P266">= C (Ext (x → C(x,W1)), W1) ?</text:p>
      <text:p text:style-name="P264">O<text:span text:style-name="T93">u plutôt : </text:span></text:p>
      <text:p text:style-name="P266">= C (Ext I, W1) = C (Ext (x → x), W1)</text:p>
      <text:p text:style-name="P264"/>
      <text:p text:style-name="P270">BHO = C(W^...^W,0)</text:p>
      <text:p text:style-name="P270"/>
      <text:p text:style-name="P269">C(W,W) = W*2</text:p>
      <text:p text:style-name="P269">C(C(W,W),W) = W²</text:p>
      <text:p text:style-name="P269">C(C(C(W,W),W),W) = W^W</text:p>
      <text:p text:style-name="P269">C(C(C(C(W,W),W),W),W) = W^W^W</text:p>
      <text:p text:style-name="P269"><text:soft-page-break/></text:p>
      <text:p text:style-name="P269">C(0,W) = W+1</text:p>
      <text:p text:style-name="P269">C(C(0,W),W) = W*w</text:p>
      <text:p text:style-name="P269">C(C(C(0,W),W),W) = W^w</text:p>
      <text:p text:style-name="P269">C(C(C(C(0,W),W),W),W) = W^W^w</text:p>
      <text:p text:style-name="P269"/>
      <text:p text:style-name="P269">W^...^W^w = W^...^W ?</text:p>
      <text:p text:style-name="P269">W^...^W = H [C(.,W)] 0 = C (Ext I, W) = C (Ext I, Ext I)</text:p>
      <text:p text:style-name="P269">ou remplacer Ext f par Ext f z</text:p>
      <text:p text:style-name="P269">avec tc (Ext f z) a = opItw (\x → tc (f x) a) z</text:p>
      <text:p text:style-name="P269">C (Ext I W, W) avec W = Ext I 0 → C (Ext I (Exi I 0), Ext I 0)</text:p>
      <text:p text:style-name="P271"/>
      <text:p text:style-name="P271">W^...^W = C (Ext I W, W) avec W = Ext I 0</text:p>
      <text:p text:style-name="P271">C(W,W) = W*2</text:p>
      <text:p text:style-name="P271">C(W,0) = H [C(*,0)] 0</text:p>
      <text:p text:style-name="P271"><text:s/>= lim 0, C(0,0)=0+w^0=1, C(1,0)=0+w^1=w, C(w,0)=0+w^w=w^w, …</text:p>
      <text:p text:style-name="P271"><text:s/>= w^...^w = epsilon0 = phi(1,0)</text:p>
      <text:p text:style-name="P271">C(W,W) = H [C(*,W)] 0</text:p>
      <text:p text:style-name="P271"><text:s/>= lim 0,</text:p>
      <text:p text:style-name="P271"><text:tab/>C(0,W) = W+1, </text:p>
      <text:p text:style-name="P271"><text:tab/>C(W+1,<text:span text:style-name="T96">W</text:span>) = H [C(W,*)] W = W+w^(W+1) = W+w^W*w = W+epsilon_0*w </text:p>
      <text:p text:style-name="P271"><text:tab/> = lim W, C(W,W), … ? (boucle infinie) </text:p>
      <text:p text:style-name="P269"/>
      <text:p text:style-name="P269"/>
      <text:p text:style-name="P264"/>
      <text:p text:style-name="P267">Countable and extended (uncountable) ordinals :</text:p>
      <text:p text:style-name="P267"/>
      <text:p text:style-name="P267">module Cord_and_ord where</text:p>
      <text:p text:style-name="P267"/>
      <text:p text:style-name="P267"><text:s/>-- Natural numbers</text:p>
      <text:p text:style-name="P267"><text:s/>data Nat </text:p>
      <text:p text:style-name="P267"><text:s text:c="2"/>= ZeroN</text:p>
      <text:p text:style-name="P267"><text:s text:c="2"/>| SucN Nat</text:p>
      <text:p text:style-name="P267"/>
      <text:p text:style-name="P267"><text:s/>-- Countable ordinals</text:p>
      <text:p text:style-name="P267"><text:s/>data Cord</text:p>
      <text:p text:style-name="P267"><text:s text:c="2"/>= ZeroC</text:p>
      <text:p text:style-name="P267"><text:s text:c="2"/>| SucC Cord</text:p>
      <text:p text:style-name="P267"><text:s text:c="2"/>| LimC (Nat -&gt; Cord)</text:p>
      <text:p text:style-name="P267"/>
      <text:p text:style-name="P267"><text:s/>-- Ordinals</text:p>
      <text:p text:style-name="P267"><text:s/>data Ord </text:p>
      <text:p text:style-name="P267"><text:soft-page-break/><text:s text:c="2"/>= Zero</text:p>
      <text:p text:style-name="P267"><text:s text:c="2"/>| Suc Ord</text:p>
      <text:p text:style-name="P267"><text:s text:c="2"/>| Lim (Nat -&gt; Ord)</text:p>
      <text:p text:style-name="P267"><text:s text:c="2"/>| Ext (Ord -&gt; Ord)</text:p>
      <text:p text:style-name="P267"/>
      <text:p text:style-name="P267"><text:s/>ordOfCord ZeroC = Zero</text:p>
      <text:p text:style-name="P267"><text:s/>ordOfCord (SucC a) = Suc (ordOfCord a)</text:p>
      <text:p text:style-name="P267"><text:s/>ordOfCord (LimC s) = Lim (\n -&gt; ordOfCord (s n))</text:p>
      <text:p text:style-name="P267"/>
      <text:p text:style-name="P267"><text:s/>cordOfOrd Zero = ZeroC</text:p>
      <text:p text:style-name="P267"><text:s/>cordOfOrd (Suc a) = SucC (cordOfOrd a)</text:p>
      <text:p text:style-name="P267"><text:s/>cordOfOrd (Lim s) = LimC (\n -&gt; cordOfOrd (s n))</text:p>
      <text:p text:style-name="P267"><text:s/>cordOfOrd (Ext f) = cordOfOrd (f Zero)</text:p>
      <text:p text:style-name="P267"/>
      <text:p text:style-name="P272">ordinaux dénombrables : 0 | Suc Ord | Lim (Nat → Ord)</text:p>
      <text:p text:style-name="P272">ordinaux non dénombrables : 0 | Suc Ord | Lim (Nat → Ord) | Ext (Ord → Ord)</text:p>
      <text:p text:style-name="P272"><text:tab/><text:tab/><text:tab/><text:tab/> <text:s text:c="3"/>0 | Suc Ord | LimC (Nat → Ord) | LimU (Ord → Ord)</text:p>
      <text:p text:style-name="P274">généralisation : LimX ((Ord → Ord) → Ord) ...</text:p>
      <text:p text:style-name="P272">suite fondamentale transfinie <text:span text:style-name="T97">a[n] avec n ordinal</text:span></text:p>
      <text:p text:style-name="P273">exemple Buchholz : </text:p>
      <text:p text:style-name="P273">http://googology.wikia.com/wiki/List_of_systems_of_fundamental_sequences</text:p>
      <text:p text:style-name="P284">If <text:bookmark text:name="MathJax-Span-1492"/><text:bookmark text:name="MathJax-Span-1491"/><text:bookmark text:name="MathJax-Span-1490"/><text:bookmark text:name="MathJax-Element-110-Frame1"/><text:span text:style-name="T52">α</text:span><text:bookmark text:name="MathJax-Span-1493"/><text:span text:style-name="T51">=</text:span><text:bookmark text:name="MathJax-Span-1495"/><text:bookmark text:name="MathJax-Span-1494"/><text:span text:style-name="T52">ψ</text:span><text:bookmark text:name="MathJax-Span-1499"/><text:bookmark text:name="MathJax-Span-1498"/><text:bookmark text:name="MathJax-Span-1497"/><text:bookmark text:name="MathJax-Span-1496"/><text:span text:style-name="T54">ν</text:span><text:bookmark text:name="MathJax-Span-1500"/><text:span text:style-name="T55">1</text:span><text:bookmark text:name="MathJax-Span-1501"/><text:span text:style-name="T51">(</text:span><text:bookmark text:name="MathJax-Span-1503"/><text:bookmark text:name="MathJax-Span-1502"/><text:span text:style-name="T52">β</text:span><text:bookmark text:name="MathJax-Span-1504"/><text:span text:style-name="T53">1</text:span><text:bookmark text:name="MathJax-Span-1505"/><text:span text:style-name="T51">)</text:span><text:bookmark text:name="MathJax-Span-1506"/><text:span text:style-name="T51">+</text:span><text:bookmark text:name="MathJax-Span-1508"/><text:bookmark text:name="MathJax-Span-1507"/><text:span text:style-name="T52">ψ</text:span><text:bookmark text:name="MathJax-Span-1512"/><text:bookmark text:name="MathJax-Span-1511"/><text:bookmark text:name="MathJax-Span-1510"/><text:bookmark text:name="MathJax-Span-1509"/><text:span text:style-name="T54">ν</text:span><text:bookmark text:name="MathJax-Span-1513"/><text:span text:style-name="T55">2</text:span><text:bookmark text:name="MathJax-Span-1514"/><text:span text:style-name="T51">(</text:span><text:bookmark text:name="MathJax-Span-1516"/><text:bookmark text:name="MathJax-Span-1515"/><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3"/><text:bookmark text:name="MathJax-Span-1522"/><text:span text:style-name="T52">ψ</text:span><text:bookmark text:name="MathJax-Span-1527"/><text:bookmark text:name="MathJax-Span-1526"/><text:bookmark text:name="MathJax-Span-1525"/><text:bookmark text:name="MathJax-Span-1524"/><text:span text:style-name="T54">ν</text:span><text:bookmark text:name="MathJax-Span-1528"/><text:span text:style-name="T56">k</text:span><text:bookmark text:name="MathJax-Span-1529"/><text:span text:style-name="T51">(</text:span><text:bookmark text:name="MathJax-Span-1531"/><text:bookmark text:name="MathJax-Span-1530"/><text:span text:style-name="T52">β</text:span><text:bookmark text:name="MathJax-Span-1532"/><text:span text:style-name="T54">k</text:span><text:bookmark text:name="MathJax-Span-1533"/><text:span text:style-name="T51">)</text:span> where <text:bookmark text:name="MathJax-Span-1536"/><text:bookmark text:name="MathJax-Span-1535"/><text:bookmark text:name="MathJax-Span-1534"/><text:bookmark text:name="MathJax-Element-111-Frame1"/><text:span text:style-name="T52">k</text:span><text:bookmark text:name="MathJax-Span-1537"/><text:span text:style-name="T57">≥</text:span><text:bookmark text:name="MathJax-Span-1538"/><text:span text:style-name="T51">2</text:span> then <text:bookmark text:name="MathJax-Span-1541"/><text:bookmark text:name="MathJax-Span-1540"/><text:bookmark text:name="MathJax-Span-1539"/><text:bookmark text:name="MathJax-Element-112-Frame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9"/><text:bookmark text:name="MathJax-Span-1548"/><text:span text:style-name="T52">ψ</text:span><text:bookmark text:name="MathJax-Span-1553"/><text:bookmark text:name="MathJax-Span-1552"/><text:bookmark text:name="MathJax-Span-1551"/><text:bookmark text:name="MathJax-Span-1550"/><text:span text:style-name="T54">ν</text:span><text:bookmark text:name="MathJax-Span-1554"/><text:span text:style-name="T56">k</text:span><text:bookmark text:name="MathJax-Span-1555"/><text:span text:style-name="T51">(</text:span><text:bookmark text:name="MathJax-Span-1557"/><text:bookmark text:name="MathJax-Span-1556"/><text:span text:style-name="T52">β</text:span><text:bookmark text:name="MathJax-Span-1558"/><text:span text:style-name="T54">k</text:span><text:bookmark text:name="MathJax-Span-1559"/><text:span text:style-name="T51">)</text:span><text:bookmark text:name="MathJax-Span-1560"/><text:span text:style-name="T51">)</text:span> and <text:bookmark text:name="MathJax-Span-1563"/><text:bookmark text:name="MathJax-Span-1562"/><text:bookmark text:name="MathJax-Span-1561"/><text:bookmark text:name="MathJax-Element-113-Frame1"/><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9"/><text:bookmark text:name="MathJax-Span-1568"/><text:span text:style-name="T52">ψ</text:span><text:bookmark text:name="MathJax-Span-1573"/><text:bookmark text:name="MathJax-Span-1572"/><text:bookmark text:name="MathJax-Span-1571"/><text:bookmark text:name="MathJax-Span-1570"/><text:span text:style-name="T54">ν</text:span><text:bookmark text:name="MathJax-Span-1574"/><text:span text:style-name="T55">1</text:span><text:bookmark text:name="MathJax-Span-1575"/><text:span text:style-name="T51">(</text:span><text:bookmark text:name="MathJax-Span-1577"/><text:bookmark text:name="MathJax-Span-1576"/><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4"/><text:bookmark text:name="MathJax-Span-1583"/><text:span text:style-name="T52">ψ</text:span><text:bookmark text:name="MathJax-Span-1588"/><text:bookmark text:name="MathJax-Span-1587"/><text:bookmark text:name="MathJax-Span-1586"/><text:bookmark text:name="MathJax-Span-1585"/><text:span text:style-name="T54">ν</text:span><text:bookmark text:name="MathJax-Span-1591"/><text:bookmark text:name="MathJax-Span-1590"/><text:bookmark text:name="MathJax-Span-1589"/><text:span text:style-name="T56">k</text:span><text:bookmark text:name="MathJax-Span-1592"/><text:span text:style-name="T57">−</text:span><text:bookmark text:name="MathJax-Span-1593"/><text:span text:style-name="T55">1</text:span><text:bookmark text:name="MathJax-Span-1594"/><text:span text:style-name="T51">(</text:span><text:bookmark text:name="MathJax-Span-1596"/><text:bookmark text:name="MathJax-Span-1595"/><text:span text:style-name="T52">β</text:span><text:bookmark text:name="MathJax-Span-1599"/><text:bookmark text:name="MathJax-Span-1598"/><text:bookmark text:name="MathJax-Span-1597"/><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6"/><text:bookmark text:name="MathJax-Span-1605"/><text:span text:style-name="T52">ψ</text:span><text:bookmark text:name="MathJax-Span-1610"/><text:bookmark text:name="MathJax-Span-1609"/><text:bookmark text:name="MathJax-Span-1608"/><text:bookmark text:name="MathJax-Span-1607"/><text:span text:style-name="T54">ν</text:span><text:bookmark text:name="MathJax-Span-1611"/><text:span text:style-name="T56">k</text:span><text:bookmark text:name="MathJax-Span-1612"/><text:span text:style-name="T51">(</text:span><text:bookmark text:name="MathJax-Span-1614"/><text:bookmark text:name="MathJax-Span-1613"/><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3046306967032926001" text:style-name="L1">
        <text:list-item>
          <text:p text:style-name="P300">If <text:bookmark text:name="MathJax-Span-1623"/><text:bookmark text:name="MathJax-Span-1622"/><text:bookmark text:name="MathJax-Span-1621"/><text:bookmark text:name="MathJax-Element-114-Frame1"/><text:span text:style-name="T52">α</text:span><text:bookmark text:name="MathJax-Span-1624"/><text:span text:style-name="T51">=</text:span><text:bookmark text:name="MathJax-Span-1626"/><text:bookmark text:name="MathJax-Span-1625"/><text:span text:style-name="T52">ψ</text:span><text:bookmark text:name="MathJax-Span-1629"/><text:bookmark text:name="MathJax-Span-1628"/><text:bookmark text:name="MathJax-Span-1627"/><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Span-1637"/><text:bookmark text:name="MathJax-Span-1636"/><text:bookmark text:name="MathJax-Span-1635"/><text:bookmark text:name="MathJax-Element-115-Frame1"/><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Span-1645"/><text:bookmark text:name="MathJax-Span-1644"/><text:bookmark text:name="MathJax-Span-1643"/><text:bookmark text:name="MathJax-Element-116-Frame1"/><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300">If <text:bookmark text:name="MathJax-Span-1653"/><text:bookmark text:name="MathJax-Span-1652"/><text:bookmark text:name="MathJax-Span-1651"/><text:bookmark text:name="MathJax-Element-117-Frame1"/><text:span text:style-name="T52">α</text:span><text:bookmark text:name="MathJax-Span-1654"/><text:span text:style-name="T51">=</text:span><text:bookmark text:name="MathJax-Span-1656"/><text:bookmark text:name="MathJax-Span-1655"/><text:span text:style-name="T52">ψ</text:span><text:bookmark text:name="MathJax-Span-1659"/><text:bookmark text:name="MathJax-Span-1658"/><text:bookmark text:name="MathJax-Span-1657"/><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Span-1667"/><text:bookmark text:name="MathJax-Span-1666"/><text:bookmark text:name="MathJax-Span-1665"/><text:bookmark text:name="MathJax-Element-118-Frame1"/><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3"/><text:bookmark text:name="MathJax-Span-1672"/><text:span text:style-name="T51">Ω</text:span><text:bookmark text:name="MathJax-Span-1676"/><text:bookmark text:name="MathJax-Span-1675"/><text:bookmark text:name="MathJax-Span-1674"/><text:span text:style-name="T54">ν</text:span><text:bookmark text:name="MathJax-Span-1677"/><text:span text:style-name="T53">+</text:span><text:bookmark text:name="MathJax-Span-1678"/><text:span text:style-name="T53">1</text:span> and <text:bookmark text:name="MathJax-Span-1681"/><text:bookmark text:name="MathJax-Span-1680"/><text:bookmark text:name="MathJax-Span-1679"/><text:bookmark text:name="MathJax-Element-119-Frame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7"/><text:bookmark text:name="MathJax-Span-1686"/><text:span text:style-name="T51">Ω</text:span><text:bookmark text:name="MathJax-Span-1690"/><text:bookmark text:name="MathJax-Span-1689"/><text:bookmark text:name="MathJax-Span-1688"/><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300">If <text:bookmark text:name="MathJax-Span-1700"/><text:bookmark text:name="MathJax-Span-1699"/><text:bookmark text:name="MathJax-Span-1698"/><text:bookmark text:name="MathJax-Element-120-Frame1"/><text:span text:style-name="T52">α</text:span><text:bookmark text:name="MathJax-Span-1701"/><text:span text:style-name="T51">=</text:span><text:bookmark text:name="MathJax-Span-1703"/><text:bookmark text:name="MathJax-Span-1702"/><text:span text:style-name="T52">ψ</text:span><text:bookmark text:name="MathJax-Span-1706"/><text:bookmark text:name="MathJax-Span-1705"/><text:bookmark text:name="MathJax-Span-1704"/><text:span text:style-name="T54">ν</text:span><text:bookmark text:name="MathJax-Span-1707"/><text:span text:style-name="T51">(</text:span><text:bookmark text:name="MathJax-Span-1708"/><text:span text:style-name="T51">0</text:span><text:bookmark text:name="MathJax-Span-1709"/><text:span text:style-name="T51">)</text:span> and <text:bookmark text:name="MathJax-Span-1712"/><text:bookmark text:name="MathJax-Span-1711"/><text:bookmark text:name="MathJax-Span-1710"/><text:bookmark text:name="MathJax-Element-121-Frame1"/><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3"/><text:bookmark text:name="MathJax-Span-1722"/><text:span text:style-name="T51">Ω</text:span><text:bookmark text:name="MathJax-Span-1726"/><text:bookmark text:name="MathJax-Span-1725"/><text:bookmark text:name="MathJax-Span-1724"/><text:span text:style-name="T54">μ</text:span><text:bookmark text:name="MathJax-Span-1727"/><text:span text:style-name="T53">+</text:span><text:bookmark text:name="MathJax-Span-1728"/><text:span text:style-name="T53">1</text:span><text:bookmark text:name="MathJax-Span-1731"/><text:bookmark text:name="MathJax-Span-1730"/><text:bookmark text:name="MathJax-Span-1729"/><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Span-1738"/><text:bookmark text:name="MathJax-Span-1737"/><text:bookmark text:name="MathJax-Span-1736"/><text:bookmark text:name="MathJax-Element-122-Frame1"/><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Span-1749"/><text:bookmark text:name="MathJax-Span-1748"/><text:bookmark text:name="MathJax-Span-1747"/><text:bookmark text:name="MathJax-Element-123-Frame1"/><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5"/><text:bookmark text:name="MathJax-Span-1754"/><text:span text:style-name="T52">ψ</text:span><text:bookmark text:name="MathJax-Span-1758"/><text:bookmark text:name="MathJax-Span-1757"/><text:bookmark text:name="MathJax-Span-1756"/><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7"/><text:bookmark text:name="MathJax-Span-1766"/><text:span text:style-name="T51">Ω</text:span><text:bookmark text:name="MathJax-Span-1770"/><text:bookmark text:name="MathJax-Span-1769"/><text:bookmark text:name="MathJax-Span-1768"/><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300">If <text:bookmark text:name="MathJax-Span-1776"/><text:bookmark text:name="MathJax-Span-1775"/><text:bookmark text:name="MathJax-Span-1774"/><text:bookmark text:name="MathJax-Element-124-Frame1"/><text:span text:style-name="T52">α</text:span><text:bookmark text:name="MathJax-Span-1777"/><text:span text:style-name="T51">=</text:span><text:bookmark text:name="MathJax-Span-1779"/><text:bookmark text:name="MathJax-Span-1778"/><text:span text:style-name="T52">ψ</text:span><text:bookmark text:name="MathJax-Span-1782"/><text:bookmark text:name="MathJax-Span-1781"/><text:bookmark text:name="MathJax-Span-1780"/><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Span-1790"/><text:bookmark text:name="MathJax-Span-1789"/><text:bookmark text:name="MathJax-Span-1788"/><text:bookmark text:name="MathJax-Element-125-Frame1"/><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Span-1798"/><text:bookmark text:name="MathJax-Span-1797"/><text:bookmark text:name="MathJax-Span-1796"/><text:bookmark text:name="MathJax-Element-126-Frame1"/><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4"/><text:bookmark text:name="MathJax-Span-1803"/><text:span text:style-name="T52">ψ</text:span><text:bookmark text:name="MathJax-Span-1807"/><text:bookmark text:name="MathJax-Span-1806"/><text:bookmark text:name="MathJax-Span-1805"/><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Span-1816"/><text:bookmark text:name="MathJax-Span-1815"/><text:bookmark text:name="MathJax-Span-1814"/><text:bookmark text:name="MathJax-Span-1813"/><text:bookmark text:name="MathJax-Element-127-Frame1"/><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3"/><text:bookmark text:name="MathJax-Span-1822"/><text:span text:style-name="T51">Ω</text:span><text:bookmark text:name="MathJax-Span-1824"/><text:span text:style-name="T54">ν</text:span>),</text:p>
        </text:list-item>
        <text:list-item>
          <text:p text:style-name="P300">If <text:bookmark text:name="MathJax-Span-1827"/><text:bookmark text:name="MathJax-Span-1826"/><text:bookmark text:name="MathJax-Span-1825"/><text:bookmark text:name="MathJax-Element-128-Frame1"/><text:span text:style-name="T52">α</text:span><text:bookmark text:name="MathJax-Span-1828"/><text:span text:style-name="T51">=</text:span><text:bookmark text:name="MathJax-Span-1830"/><text:bookmark text:name="MathJax-Span-1829"/><text:span text:style-name="T52">ψ</text:span><text:bookmark text:name="MathJax-Span-1833"/><text:bookmark text:name="MathJax-Span-1832"/><text:bookmark text:name="MathJax-Span-1831"/><text:span text:style-name="T54">ν</text:span><text:bookmark text:name="MathJax-Span-1834"/><text:span text:style-name="T51">(</text:span><text:bookmark text:name="MathJax-Span-1835"/><text:span text:style-name="T52">β</text:span><text:bookmark text:name="MathJax-Span-1836"/><text:span text:style-name="T51">)</text:span> and <text:bookmark text:name="MathJax-Span-1839"/><text:bookmark text:name="MathJax-Span-1838"/><text:bookmark text:name="MathJax-Span-1837"/><text:bookmark text:name="MathJax-Element-129-Frame1"/><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50"/><text:bookmark text:name="MathJax-Span-1849"/><text:span text:style-name="T51">Ω</text:span><text:bookmark text:name="MathJax-Span-1853"/><text:bookmark text:name="MathJax-Span-1852"/><text:bookmark text:name="MathJax-Span-1851"/><text:span text:style-name="T54">μ</text:span><text:bookmark text:name="MathJax-Span-1854"/><text:span text:style-name="T53">+</text:span><text:bookmark text:name="MathJax-Span-1855"/><text:span text:style-name="T53">1</text:span><text:bookmark text:name="MathJax-Span-1858"/><text:bookmark text:name="MathJax-Span-1857"/><text:bookmark text:name="MathJax-Span-1856"/><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Span-1865"/><text:bookmark text:name="MathJax-Span-1864"/><text:bookmark text:name="MathJax-Span-1863"/><text:bookmark text:name="MathJax-Element-130-Frame1"/><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Span-1876"/><text:bookmark text:name="MathJax-Span-1875"/><text:bookmark text:name="MathJax-Span-1874"/><text:bookmark text:name="MathJax-Element-131-Frame1"/><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2"/><text:bookmark text:name="MathJax-Span-1881"/><text:span text:style-name="T52">ψ</text:span><text:bookmark text:name="MathJax-Span-1885"/><text:bookmark text:name="MathJax-Span-1884"/><text:bookmark text:name="MathJax-Span-1883"/><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301">If <text:bookmark text:name="MathJax-Span-1894"/><text:bookmark text:name="MathJax-Span-1893"/><text:bookmark text:name="MathJax-Span-1892"/><text:bookmark text:name="MathJax-Element-132-Frame1"/><text:span text:style-name="T52">α</text:span><text:bookmark text:name="MathJax-Span-1895"/><text:span text:style-name="T51">=</text:span><text:bookmark text:name="MathJax-Span-1897"/><text:bookmark text:name="MathJax-Span-1896"/><text:span text:style-name="T52">ψ</text:span><text:bookmark text:name="MathJax-Span-1900"/><text:bookmark text:name="MathJax-Span-1899"/><text:bookmark text:name="MathJax-Span-1898"/><text:span text:style-name="T54">ν</text:span><text:bookmark text:name="MathJax-Span-1901"/><text:span text:style-name="T51">(</text:span><text:bookmark text:name="MathJax-Span-1902"/><text:span text:style-name="T52">β</text:span><text:bookmark text:name="MathJax-Span-1903"/><text:span text:style-name="T51">)</text:span> and <text:bookmark text:name="MathJax-Span-1906"/><text:bookmark text:name="MathJax-Span-1905"/><text:bookmark text:name="MathJax-Span-1904"/><text:bookmark text:name="MathJax-Element-133-Frame1"/><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3"/><text:bookmark text:name="MathJax-Span-1912"/><text:span text:style-name="T51">Ω</text:span><text:bookmark text:name="MathJax-Span-1916"/><text:bookmark text:name="MathJax-Span-1915"/><text:bookmark text:name="MathJax-Span-1914"/><text:span text:style-name="T54">μ</text:span><text:bookmark text:name="MathJax-Span-1917"/><text:span text:style-name="T53">+</text:span><text:bookmark text:name="MathJax-Span-1918"/><text:span text:style-name="T53">1</text:span><text:bookmark text:name="MathJax-Span-1921"/><text:bookmark text:name="MathJax-Span-1920"/><text:bookmark text:name="MathJax-Span-1919"/><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Span-1928"/><text:bookmark text:name="MathJax-Span-1927"/><text:bookmark text:name="MathJax-Span-1926"/><text:bookmark text:name="MathJax-Element-134-Frame1"/><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Span-1936"/><text:bookmark text:name="MathJax-Span-1935"/><text:bookmark text:name="MathJax-Span-1934"/><text:bookmark text:name="MathJax-Element-135-Frame1"/><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2"/><text:bookmark text:name="MathJax-Span-1941"/><text:span text:style-name="T52">ψ</text:span><text:bookmark text:name="MathJax-Span-1945"/><text:bookmark text:name="MathJax-Span-1944"/><text:bookmark text:name="MathJax-Span-1943"/><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301"><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8"/><text:bookmark text:name="MathJax-Span-1967"/><text:span text:style-name="T51">Ω</text:span><text:bookmark text:name="MathJax-Span-1969"/><text:span text:style-name="T54">μ</text:span><text:bookmark text:name="MathJax-Span-1972"/><text:bookmark text:name="MathJax-Span-1971"/><text:bookmark text:name="MathJax-Span-1970"/><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80"/><text:bookmark text:name="MathJax-Span-1979"/><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43"><text:a xlink:type="simple" xlink:href="http://forums.xkcd.com/viewtopic.php?f=14&amp;t=7469&amp;start=600" text:style-name="Internet_20_link" text:visited-style-name="Visited_20_Internet_20_Link">http://forums.xkcd.com/viewtopic.php?f=14&amp;t=7469&amp;start=600</text:a></text:p>
      <text:p text:style-name="P243"/>
      <text:p text:style-name="P151">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43"/>
      <text:p text:style-name="Text_20_body"/>
      <text:p text:style-name="P237"><text:a xlink:type="simple" xlink:href="http://forums.xkcd.com/viewtopic.php?f=14&amp;t=7469&amp;start=640" text:style-name="Internet_20_link" text:visited-style-name="Visited_20_Internet_20_Link"><text:span text:style-name="T98">http://forums.xkcd.com/viewtopic.php?f=14&amp;t=7469&amp;start=640</text:span></text:a></text:p>
      <text:p text:style-name="P238"><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39"><text:a xlink:type="simple" xlink:href="http://forums.xkcd.com/viewtopic.php?f=14&amp;t=7469&amp;start=680" text:style-name="Internet_20_link" text:visited-style-name="Visited_20_Internet_20_Link">http://forums.xkcd.com/viewtopic.php?f=14&amp;t=7469&amp;start=680</text:a></text:p>
      <text:p text:style-name="P239"/>
      <text:p text:style-name="P150"><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98">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295"><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97"><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99"/><text:p text:style-name="P99"/><text:p text:style-name="P100">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9"/><text:p text:style-name="P99"/></text:section></text:section></draw:text-box></draw:frame><text:soft-page-break/></text:p>
      <text:section text:style-name="Sect2" text:name="p2030272">
        <text:p text:style-name="P89"><draw:frame draw:style-name="fr4" draw:name="profile2030272" text:anchor-type="paragraph" svg:width="6.588cm" draw:z-index="103"><draw:text-box fo:min-height="0.041cm"><text:p text:style-name="P298"><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296"><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297"><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299" text:outline-level="3"><text:a xlink:type="simple" xlink:href="http://forums.xkcd.com/viewtopic.php?f=14&amp;t=7469&amp;start=680#p2030272" text:style-name="Internet_20_link" text:visited-style-name="Visited_20_Internet_20_Link"><text:span text:style-name="T105">Re: My number is bigger!</text:span></text:a></text:h><text:list xml:id="list6938718016739476772" text:style-name="L2"><text:list-item><text:p text:style-name="P302"><draw:frame draw:style-name="fr5" draw:name="Frame105" text:anchor-type="char" svg:width="0.041cm" draw:z-index="106"><draw:text-box fo:min-height="0.041cm"><text:p text:style-name="Text_20_body"/></draw:text-box></draw:frame></text:p></text:list-item></text:list><text:p text:style-name="P94"><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98">[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38"/>
      <text:p text:style-name="P240"><text:a xlink:type="simple" xlink:href="http://forums.xkcd.com/viewtopic.php?f=14&amp;t=7469&amp;start=720" text:style-name="Internet_20_link" text:visited-style-name="Visited_20_Internet_20_Link"/></text:p>
      <text:p text:style-name="P240"><text:a xlink:type="simple" xlink:href="http://forums.xkcd.com/viewtopic.php?f=14&amp;t=7469&amp;start=720" text:style-name="Internet_20_link" text:visited-style-name="Visited_20_Internet_20_Link"/></text:p>
      <text:p text:style-name="P240"><text:a xlink:type="simple" xlink:href="http://forums.xkcd.com/viewtopic.php?f=14&amp;t=7469&amp;start=720" text:style-name="Internet_20_link" text:visited-style-name="Visited_20_Internet_20_Link">http://forums.xkcd.com/viewtopic.php?f=14&amp;t=7469&amp;start=720</text:a></text:p>
      <text:p text:style-name="P245">(p 19)</text:p>
      <text:p text:style-name="P245">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45"/>
      <text:p text:style-name="P245"/>
      <text:p text:style-name="P244"><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70"/>
      <text:p text:style-name="P244"><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70"/>
      <text:p text:style-name="P246"><text:a xlink:type="simple" xlink:href="http://forums.xkcd.com/viewtopic.php?f=14&amp;t=7469&amp;start=800" text:style-name="Internet_20_link" text:visited-style-name="Visited_20_Internet_20_Link"><text:span text:style-name="T39">http://forums.xkcd.com/viewtopic.php?f=14&amp;t=7469&amp;start=800</text:span></text:a></text:p>
      <text:p text:style-name="P171"/>
      <text:p text:style-name="P152">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71"/>
      <text:p text:style-name="P246"><text:line-break/></text:p>
      <text:p text:style-name="P241"><text:a xlink:type="simple" xlink:href="http://forums.xkcd.com/viewtopic.php?f=14&amp;t=7469&amp;start=840" text:style-name="Internet_20_link" text:visited-style-name="Visited_20_Internet_20_Link">http://forums.xkcd.com/viewtopic.php?f=14&amp;t=7469&amp;start=840</text:a> p 22</text:p>
      <text:p text:style-name="P241">Okay, let’s define a monstrously large recursive ordinal! (and a large finite</text:p>
      <text:p text:style-name="P241">number)</text:p>
      <text:p text:style-name="P241">When last we left, we defined a transfinite hierarchy over Q and theta,</text:p>
      <text:p text:style-name="P241">indexed by a large ordinal xi. We want to define larger and larger powers of xi.</text:p>
      <text:p text:style-name="P241">We will write Q(a)(b) and theta0 (a) instead of Qa(b) and thetaa. Also, replace</text:p>
      <text:p text:style-name="P241">xi with theta1(0).</text:p>
      <text:p text:style-name="P241">As before, we define an inaccessible hierarchy above xi, by I(1)(0)(a1@b1,</text:p>
      <text:p text:style-name="P241">a2@b2, ... an@bn). We then define Q(1)(0) and theta0(1)(0) so that</text:p>
      <text:p text:style-name="P241">Q(1)(0)(θ 0 (1)(0) a 1 b 1 +θ 0 (1)(0) a 2 b 2 +...θ 0 (1)(0) a n b n ) = I(1)(0)(b 1 @a 1 , b 2 @a 2 , ...b n @a n ).</text:p>
      <text:p text:style-name="P241">We can then extend this by defining Q(1)(1) and theta0 (1)(1), Q(1)(alpha)</text:p>
      <text:p text:style-name="P241">and theta 0(1)(alpha) for arbitrary ordinals alpha, and then a transfinite hier-</text:p>
      <text:p text:style-name="P241">archy Q(1)(a1@b1, ... ,an@bn) and theta0(1)(a1@b1, ... ,an@bn). Next, we</text:p>
      <text:p text:style-name="P241">define a new large ordinal theta1(1) (we can take this to be the second weakly</text:p>
      <text:p text:style-name="P241">compact cardinal), to diagonlize over the transfinite hiearachy, and we define</text:p>
      <text:p text:style-name="P241">Q(1)(θ 1 (1) a 1 b 1 +θ 1 (1) a 2 b 2 +...θ 1 (1) a n b n )(c) = Q(1)(b 1 @a 1 , b 2 @a 2 , ..., b n @a n )(c)</text:p>
      <text:p text:style-name="P241">θ 0 (1)(θ 1 (1) a 1 b 1 + θ 1 (1) a 2 b 2 + ...θ 1 (1) a n b n ) = θ 0 (1)(b 1 @a 1 , b 2 @a 2 , ..., b n @a n ).</text:p>
      <text:p text:style-name="P241">Continuing the entire procedure above, we can define Q(a)(b)(c), theta0(a)(b)</text:p>
      <text:p text:style-name="P241">and theta1(a) for arbitrary ordinals a,b,c. Again, we can extend this to trans-</text:p>
      <text:p text:style-name="P241">finite hierarchies Q(a1@b1, ... ,an@bn) (b)(c), theta0(a1@b1, ... ,an@bn) (b)</text:p>
      <text:p text:style-name="P241">and theta1(a1@b1, ... ,an@bn). Now we define a large ordinal theta2(0) (let’s</text:p>
      <text:p text:style-name="P241">take this to be the smallest 1-indescribable ordinal) to index these transfinite</text:p>
      <text:p text:style-name="P241">hierarchies.</text:p>
      <text:p text:style-name="P241">Q(θ 2 (0) a 1 b 1 +θ 2 (0) a 2 b 2 +...θ 2 (0) a n b n )(c)(d) = Q(b 1 @a 1 , b 2 @a 2 , ..., b n @a n )(c)(d)</text:p>
      <text:p text:style-name="P241">θ 0 (θ 2 (0) a 1 b 1 +θ 2 (0) a 2 b 2 +...θ 2 (0) a n b n )(c) = θ 0 (b 1 @a 1 , b 2 @a 2 , ..., b n @a n )(c) θ 1 (θ 2 (0) a 1 b 1 +</text:p>
      <text:p text:style-name="P241">θ 2 (0) a 2 b 2 + ...θ 2 (0) a n b n ) = θ 1 (b 1 @a 1 , b 2 @a 2 , ..., b n @a n )</text:p>
      <text:p text:style-name="P241">So we can define our notation by</text:p>
      <text:p text:style-name="P241">C 0 (α, β) = β ∪ {0, θ 2 (0)}</text:p>
      <text:p text:style-name="P241">C n+1 (α, β) = {γ+δ, γδ, γ δ , φ(γ, δ), Q(γ, δ, #), θ 0 (γ, δ), θ 1 (γ)|γ, δ, # ∈ C n (α, β)}</text:p>
      <text:p text:style-name="P241">∪C m (γ, δ|γ, δ, m ∈ C n (α, β), m &lt; ω ∪{ψ γ (δ)|γ, δ ∈ C n (α, β), δ &lt; α, γ a regular</text:p>
      <text:p text:style-name="P241">cardinal} ∪{τ (γ,</text:p>
      <text:p text:style-name="P241">S δ)|γ, δ ∈ C n (α, β), γ &lt; α}</text:p>
      <text:p text:style-name="P241">C(α, β) = C n (α, β)</text:p>
      <text:p text:style-name="P241">ψ α (β) = min{γ : α ∈ C(β, γ) ∧ C(β, γ) ∩ α ⊆ γ}</text:p>
      <text:p text:style-name="P241">τ (α, β) = the βth ordinal γ such that γ ∈</text:p>
      <text:p text:style-name="P241">/ C(α, γ)</text:p>
      <text:p text:style-name="P241">Okay, let’s keep going. theta2(0) can be extended by an inaccessible hiear-</text:p>
      <text:p text:style-name="P241">achy Q(1)(0)(0)(a) and theta0(1)(0)(0). We proceed on, extending our notations</text:p>
      <text:p text:style-name="P241"><text:soft-page-break/>in the usual manner, defining Q(1)(a)(b)(c), theta0(1)(a)(b), and theta1(1)(a).</text:p>
      <text:p text:style-name="P241">We extend the variable a into a transfinite hierarchy, e.g. Q(1)(a1@b1, ...</text:p>
      <text:p text:style-name="P241">,an@bn)(c)(d), and then define theta2(1) (as the second smallest 1-indescribable</text:p>
      <text:p text:style-name="P241">cardinal) to index our new transfinite heirarchy. So</text:p>
      <text:p text:style-name="P241">Q(1)(θ 2 (1) a 1 b 1 +θ 2 (1) a 2 b 2 +...θ 2 (1) a n b n )(c)(d) = Q(1)(b 1 @a 1 , b 2 @a 2 , ..., b n @a n )(c)(d)</text:p>
      <text:p text:style-name="P241">θ 0 (1)(θ 2 (1) a 1 b 1 +θ 2 (1) a 2 b 2 +...θ 2 (1) a n b n )(c) = θ 0 (1)(b 1 @a 1 , b 2 @a 2 , ..., b n @a n )(c)</text:p>
      <text:p text:style-name="P241">θ 1 (1)(θ 2 (1) a 1 b 1 + θ 2 (1) a 2 b 2 + ...θ 2 (1) a n b n ) = θ 1 (1)(b 1 @a 1 , b 2 @a 2 , ..., b n @a n ).</text:p>
      <text:p text:style-name="P241">This extends upwards for all ordinals, so that we have Q(a)(b)(c)(d), theta0(a)(b)(c),</text:p>
      <text:p text:style-name="P241">theta1(a)(b), and theta2(a) defijned for all a. We extend to a transfinite hi-</text:p>
      <text:p text:style-name="P241">erarchy again, and next define a large ordinal theta3(0) (call it the smallest</text:p>
      <text:p text:style-name="P241">2-indescribable cardinal) to index over it.</text:p>
      <text:p text:style-name="P241">1I think you can see how to proceed from here. We get longer and longer</text:p>
      <text:p text:style-name="P241">functions with more and more parameters. Eventually we can define Q for</text:p>
      <text:p text:style-name="P241">an arbitrary number of parameters, and define thetan for an arbitrary natural</text:p>
      <text:p text:style-name="P241">number n and an arbitrary number of parameters.</text:p>
      <text:p text:style-name="P241">For convenience, we represent Q(a1@b1)(a2@b2)...(an)(bn) to indicate an</text:p>
      <text:p text:style-name="P241">a1 in the b1 place, an a2 in the b2 place, etc. We can then define</text:p>
      <text:p text:style-name="P241">C 0 (α, β) = β ∪ {0}</text:p>
      <text:p text:style-name="P241">C n+1 (α, β) = {γ+δ, γδ, γ δ , φ(γ, δ), Q(γ 1 @δ 1 )(γ 2 @δ 2 )...(γ m @δ m ), θ k (γ 1 @δ 1 )(γ 2 @δ 2 )...(γ m @δ m )|γ, δ, #, γ i ,</text:p>
      <text:p text:style-name="P241">C n (α, β), δ i , m, k &lt; ω} ∪C m (γ, δ|γ, δ, m ∈ C n (α, β), m &lt; ω ∪{ψ γ (δ)|γ, δ ∈</text:p>
      <text:p text:style-name="P241">C n (α, β), δ &lt; α,</text:p>
      <text:p text:style-name="P241">S γ a regular cardinal} ∪{τ (γ, δ)|γ, δ ∈ C n (α, β), γ &lt; α}</text:p>
      <text:p text:style-name="P241">C(α, β) = C n (α, β)</text:p>
      <text:p text:style-name="P241">ψ α (β) = min{γ : α ∈ C(β, γ) ∧ C(β, γ) ∩ α ⊆ γ}</text:p>
      <text:p text:style-name="P241">τ (α, β) = the βth ordinal γ such that γ ∈</text:p>
      <text:p text:style-name="P241">/ C(α, γ)</text:p>
      <text:p text:style-name="P241">Next, we want to define Q and theta for transfinite parameters. I’m having</text:p>
      <text:p text:style-name="P241">a bit of trouble with this, so I’ll continue in a later post.</text:p>
      <text:p text:style-name="P241">2</text:p>
      <text:p text:style-name="P238"/>
      <text:p text:style-name="P242"><text:a xlink:type="simple" xlink:href="http://forums.xkcd.com/viewtopic.php?f=14&amp;t=7469&amp;start=920" text:style-name="Internet_20_link" text:visited-style-name="Visited_20_Internet_20_Link">http://forums.xkcd.com/viewtopic.php?f=14&amp;t=7469&amp;start=920</text:a> p 24</text:p>
      <text:p text:style-name="P242"/>
      <text:p text:style-name="P238"><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pan text:style-name="T38">I(a@</text:span><text:span text:style-name="T42">0</text:span><text:span text:style-name="T38">b) = I(a@b)</text:span><text:line-break/><text:span text:style-name="T38">I(a@</text:span><text:span text:style-name="T42">3</text:span><text:span text:style-name="T38">b) = I(a@@@@b)</text:span><text:line-break/><text:line-break/><text:soft-pag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59"/>
      <text:p text:style-name="P167"><text:a xlink:type="simple" xlink:href="http://forums.xkcd.com/viewtopic.php?f=14&amp;t=7469&amp;start=1040" text:style-name="Internet_20_link" text:visited-style-name="Visited_20_Internet_20_Link">http://forums.xkcd.com/viewtopic.php?f=14&amp;t=7469&amp;start=1040</text:a></text:p>
      <text:p text:style-name="P167"/>
      <text:p text:style-name="P149">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67"/>
      <text:p text:style-name="P169"><text:a xlink:type="simple" xlink:href="http://forums.xkcd.com/viewtopic.php?f=14&amp;t=7469&amp;start=1120" text:style-name="Internet_20_link" text:visited-style-name="Visited_20_Internet_20_Link">http://forums.xkcd.com/viewtopic.php?f=14&amp;t=7469&amp;start=1120</text:a></text:p>
      <text:p text:style-name="P168"/>
      <text:p text:style-name="P167">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67"/>
      <text:p text:style-name="P159"/>
      <text:p text:style-name="P160">w^a = [suc→H,0→suc] a 0</text:p>
      <text:p text:style-name="P160">epsilon0 = R1 H suc 0 = H &lt;H&gt; I suc 0</text:p>
      <text:p text:style-name="P160">w^epsilon0 = R1 H H suc 0 = R1 H suc 0</text:p>
      <text:p text:style-name="P160">point fixe suivant : </text:p>
      <text:p text:style-name="P160">lim epsilon0+1, w^(epsilon_0+1), w^w^(epsilon_0+1), …</text:p>
      <text:p text:style-name="P160">w^(epsilon0+1) = w^epsilon0 * w = <text:s/>epsilon0 * w </text:p>
      <text:p text:style-name="P160"><text:s/>= [suc→H,0→suc] (suc (R1 H suc 0)) 0 = H (R1 H H suc) 0 = H (R1 H suc) 0</text:p>
      <text:p text:style-name="P160">w^w^(epsilon_0+1) = epsilon0^w</text:p>
      <text:p text:style-name="P160"><text:s/>= H (R1 H H) suc 0 = H (R1 H) suc 0</text:p>
      <text:p text:style-name="P160">w^w^w^(epsilon_0+1) </text:p>
      <text:p text:style-name="P160"><text:s/>= H (R1 H) H suc 0</text:p>
      <text:p text:style-name="P160">w^w^w^(epsilon_0+1) </text:p>
      <text:p text:style-name="P160"><text:s/>= H (R1 H) H H suc 0</text:p>
      <text:p text:style-name="P160">epsilon1 = w^...^w^(epsilon_0+1) = H &lt;H&gt; (H (R1 H)) suc 0 = H &lt;H&gt; (H (H &lt;H&gt; I)) suc 0</text:p>
      <text:p text:style-name="P160"/>
      <text:p text:style-name="P160">epsilon0 = R1 H suc 0</text:p>
      <text:p text:style-name="P160"><text:soft-page-break/>epsilon0 * 2 = R1 H suc (R1 H suc 0)</text:p>
      <text:p text:style-name="P160">epsilon0 * w = H (R1 H suc) 0</text:p>
      <text:p text:style-name="P160">epsilon0 ² = R1 H (R1 H suc) 0</text:p>
      <text:p text:style-name="P160">epsilon0 ^ w = H (R1 H) suc 0</text:p>
      <text:p text:style-name="P160">epsilon0 ^ epsilon0 = R1 H (R1 H) suc 0</text:p>
      <text:p text:style-name="P160">epsilon1 = epsilon0 ^ … ^ epsilon0 = R1 (R1 H) suc 0 = H &lt;H &lt;H&gt; I&gt; suc 0</text:p>
      <text:p text:style-name="P160"/>
      <text:p text:style-name="P160">fonction<text:tab/><text:tab/>plus petit point fixe</text:p>
      <text:p text:style-name="P160">a → 1+a<text:tab/><text:tab/>w</text:p>
      <text:p text:style-name="P160">a → w+A<text:tab/><text:tab/>w²</text:p>
      <text:p text:style-name="P160">a → w+A<text:tab/><text:tab/>w^w</text:p>
      <text:p text:style-name="P160">a → w^a <text:tab/><text:tab/>epsilon0</text:p>
      <text:p text:style-name="P160">a→epsilon_a=phi(1,a)<text:tab/>zeta0 = phi(2,0)</text:p>
      <text:p text:style-name="P160">a→zeta_a=phi(2,a)<text:tab/>eta0 = phi(3,0)</text:p>
      <text:p text:style-name="P160">a → phi(b,a)<text:tab/><text:tab/>phi(b+1,0)</text:p>
      <text:p text:style-name="P160">a → phi(a,0)<text:tab/><text:tab/>phi(1,0,0)</text:p>
      <text:p text:style-name="P160"/>
      <text:p text:style-name="P160">Phi f = énumération points fixes de f</text:p>
      <text:p text:style-name="P160">Phi [1+*] = [w+*]</text:p>
      <text:p text:style-name="P160">Phi [w+*] = [w² + *] = Phi² [1 + *]</text:p>
      <text:p text:style-name="P160">Phi [w.*] = [w^w.(1+*)]</text:p>
      <text:p text:style-name="P161">Phi [w^*] = [epsilon_*]</text:p>
      <text:p text:style-name="P161">Phi [phi(a,*)] = [Phi(a+1,*)]</text:p>
      <text:p text:style-name="P161">Phi [phi(*,0)] = [phi(1,0,*)]</text:p>
      <text:p text:style-name="P161"/>
      <text:p text:style-name="P162">Simmons</text:p>
      <text:p text:style-name="P162">Fix f z = f^w (z+1) = H f (suc z)</text:p>
      <text:p text:style-name="P162">Next = Fix [w^*]</text:p>
      <text:p text:style-name="P162">Next 0 = epsilon0 </text:p>
      <text:p text:style-name="P162">Next^(1+a) 0 = epsilon_a</text:p>
      <text:p text:style-name="P162">[0] h = Fix [h^* 0]</text:p>
      <text:p text:style-name="P162">[0] Next 0 = Fix [Next^* 0] 0</text:p>
      <text:p text:style-name="P162">= lim </text:p>
      <text:p text:style-name="P162"><text:tab/>1</text:p>
      <text:p text:style-name="P162"><text:tab/>Next 0 = epsilon0</text:p>
      <text:p text:style-name="P162"><text:tab/>Next^epsilon0 0 = epsilon_epsilon0 </text:p>
      <text:p text:style-name="P162"><text:tab/>…</text:p>
      <text:p text:style-name="P162">= epsilon_..._epsilon0</text:p>
      <text:p text:style-name="P162">= zeta0</text:p>
      <text:p text:style-name="P163">[0]² Next 0 = [0] ([0] Next) 0 = Fix ([0] Next)^* 0] 0</text:p>
      <text:p text:style-name="P163">= lim </text:p>
      <text:p text:style-name="P163"><text:tab/>1</text:p>
      <text:p text:style-name="P163"><text:tab/>[0] Next 0 = zeta0 </text:p>
      <text:p text:style-name="P163"><text:tab/>([0] Next)^zeta0 0 = zeta_zeta0</text:p>
      <text:p text:style-name="P163">= zeta_..._zeta0 = eta0 = phi(3,0)</text:p>
      <text:p text:style-name="P163">[0]^a Next 0 = phi(1+a,0)</text:p>
      <text:p text:style-name="P163">[1] [0] Next 0 = Fix [[0]^* Next 0] 0</text:p>
      <text:p text:style-name="P163">= lim</text:p>
      <text:p text:style-name="P163"><text:tab/>1 = phi(0,0)</text:p>
      <text:p text:style-name="P163"><text:tab/>[0] Next 0 = zeta0 = phi(2,0)</text:p>
      <text:p text:style-name="P163"><text:tab/>[0]^zeta0 Next 0 = phi(phi(2,0),0)</text:p>
      <text:p text:style-name="P163"><text:tab/>… = phi(phi(phi(2,0),0),0)</text:p>
      <text:p text:style-name="P163">= phi(1,0,0)</text:p>
      <text:p text:style-name="P164"><text:soft-page-break/>[2] [1] [0] Next 0 = Fix [[1]^* [0] Next 0] 0 <text:span text:style-name="T114">= LVO ?</text:span></text:p>
      <text:p text:style-name="P164">= lim</text:p>
      <text:p text:style-name="P164"><text:tab/>1</text:p>
      <text:p text:style-name="P164"><text:tab/>[1] [0] Next 0 = phi(1,0,0) = Gamma0</text:p>
      <text:p text:style-name="P164"><text:tab/>[1]^Gamma0 [0] Next 0</text:p>
      <text:p text:style-name="P164"><text:tab/><text:tab/>[1]^0 [0] Next 0 = [0] Next 0 = zeta0 = phi(2,0)</text:p>
      <text:p text:style-name="P164"><text:tab/><text:tab/>[1]¹ [0] Next 0 = [1] [0] Next 0 = Gamma0 = phi(1,0,0)</text:p>
      <text:p text:style-name="P164"><text:tab/><text:tab/>[1]² [0] Next 0 = [1] ([1] [0]) Next 0 = Fix [([1] [0])^* Next 0] 0 <text:span text:style-name="T114">= SVO ?</text:span></text:p>
      <text:p text:style-name="P164"><text:tab/><text:tab/>= lim </text:p>
      <text:p text:style-name="P164"><text:tab/><text:tab/><text:tab/>1</text:p>
      <text:p text:style-name="P164"><text:tab/><text:tab/><text:tab/>[1] [0] Next 0 = Gamma0 = phi(1,0,0)</text:p>
      <text:p text:style-name="P164"><text:tab/><text:tab/><text:tab/>([1] [0])^Gamma0 Next 0</text:p>
      <text:p text:style-name="P164"><text:tab/><text:tab/><text:tab/><text:tab/>([1] [0])^a Next 0 = ?</text:p>
      <text:p text:style-name="P164"><text:tab/><text:tab/><text:tab/><text:tab/><text:span text:style-name="T109">([1] [0])^0 Next 0 = Next 0 = epsilon0 = phi(1,0)</text:span></text:p>
      <text:p text:style-name="P164"><text:tab/><text:tab/><text:tab/><text:tab/><text:span text:style-name="T109">([1] [0])¹ Next 0 = [1] [0] Next 0 = zeta0 = phi(2,0)</text:span></text:p>
      <text:p text:style-name="P164"><text:tab/><text:tab/><text:tab/><text:tab/><text:span text:style-name="T109">([1] [0])² Next 0 = [1] [0] ([1] [0] Next) 0 = Fix [[0]^* ([1] [0] Next) 0] 0 = phi(1,2,0)</text:span></text:p>
      <text:p text:style-name="P164"><text:tab/><text:tab/><text:tab/><text:tab/><text:span text:style-name="T114">([1] [0])^(1+a) Next 0 = phi(a,2,0) ?</text:span></text:p>
      <text:p text:style-name="P164"><text:tab/><text:tab/><text:tab/><text:tab/><text:span text:style-name="T110">= lim</text:span></text:p>
      <text:p text:style-name="P164"><text:tab/><text:tab/><text:tab/><text:tab/><text:tab/><text:span text:style-name="T110">1</text:span></text:p>
      <text:p text:style-name="P164"><text:tab/><text:tab/><text:tab/><text:tab/><text:tab/><text:span text:style-name="T110">[0] ([1] [0] Next) 0 = Fix [([1] [0] Next)^* 0] 0</text:span></text:p>
      <text:p text:style-name="P164"><text:tab/><text:tab/><text:tab/><text:tab/><text:tab/><text:span text:style-name="T110">= lim</text:span></text:p>
      <text:p text:style-name="P164"><text:tab/><text:tab/><text:tab/><text:tab/><text:tab/><text:tab/><text:span text:style-name="T110">1</text:span></text:p>
      <text:p text:style-name="P164"><text:tab/><text:tab/><text:tab/><text:tab/><text:tab/><text:tab/><text:span text:style-name="T110">[1] [0] Next 0 = Gamma0 = phi(1,0,0)</text:span></text:p>
      <text:p text:style-name="P164"><text:tab/><text:tab/><text:tab/><text:tab/><text:tab/><text:tab/><text:span text:style-name="T110">([1] [0] Next)^Gamma0 0 = phi(1,0,Gamma0)</text:span></text:p>
      <text:p text:style-name="P164"><text:tab/><text:tab/><text:tab/><text:tab/><text:tab/><text:tab/><text:span text:style-name="T110">phi(1,0,phi(1,0,Gamma0))</text:span></text:p>
      <text:p text:style-name="P164"><text:tab/><text:tab/><text:tab/><text:tab/><text:tab/><text:tab/>…</text:p>
      <text:p text:style-name="P164"><text:tab/><text:tab/><text:tab/><text:tab/><text:tab/><text:span text:style-name="T110">= phi(1,1,0)</text:span></text:p>
      <text:p text:style-name="P164"><text:tab/><text:tab/><text:tab/><text:tab/><text:tab/><text:span text:style-name="T111">[0]^phi(1,1,0) ([1] [0] Next) 0 = phi(1,1,phi(1,1,a))</text:span></text:p>
      <text:p text:style-name="P164"><text:tab/><text:tab/><text:tab/><text:tab/><text:span text:style-name="T113">= phi(1,2,0)</text:span></text:p>
      <text:p text:style-name="P164"><text:tab/><text:tab/><text:tab/><text:span text:style-name="T114">([1] [0])^Gamma0 Next 0 = phi(phi(1,0,0),2,0) ?</text:span></text:p>
      <text:p text:style-name="P164"><text:tab/><text:tab/><text:span text:style-name="T114">= SVO ?</text:span></text:p>
      <text:p text:style-name="P164"/>
      <text:p text:style-name="P164"/>
      <text:p text:style-name="P164"><text:tab/><text:tab/><text:tab/><text:tab/><text:tab/><text:span text:style-name="T112">[0]^a ([1] [0] Next) 0 = ?</text:span></text:p>
      <text:p text:style-name="P164"><text:tab/><text:tab/><text:tab/><text:tab/><text:tab/><text:span text:style-name="T112">[0]^0 ([1] [0] Next) 0 = [1] [0] Next 0 = Gamma0 = phi(1,0,0)</text:span></text:p>
      <text:p text:style-name="P164"><text:tab/><text:tab/><text:tab/><text:tab/><text:tab/><text:span text:style-name="T112">[0]¹ ([1] [0] Next) 0 = [0] ([1] [0] Next) 0 = phi(1,1,0)</text:span></text:p>
      <text:p text:style-name="P164"><text:tab/><text:tab/><text:tab/><text:tab/><text:tab/><text:span text:style-name="T112">[0]² ([1] [0] Next) 0 = [0] ([0] ([1] [0] Next)) 0 = Fix [([0] ([1] [0] Next))^* 0] 0</text:span></text:p>
      <text:p text:style-name="P164"><text:tab/><text:tab/><text:tab/><text:tab/><text:tab/><text:span text:style-name="T112">= lim </text:span></text:p>
      <text:p text:style-name="P164"><text:tab/><text:tab/><text:tab/><text:tab/><text:tab/><text:tab/><text:span text:style-name="T112">1</text:span></text:p>
      <text:p text:style-name="P164"><text:tab/><text:tab/><text:tab/><text:tab/><text:tab/><text:tab/><text:span text:style-name="T112">[0] ([1] [0] Next) 0 = phi(1,1,0)</text:span></text:p>
      <text:p text:style-name="P164"><text:tab/><text:tab/><text:tab/><text:tab/><text:tab/><text:tab/><text:span text:style-name="T112">([0] ([1] [0] Next))^phi(1,1,0) 0</text:span></text:p>
      <text:p text:style-name="P164"><text:tab/><text:tab/><text:tab/><text:tab/><text:tab/><text:tab/><text:span text:style-name="T113">([0] ([1] [0] Next))^a 0 = ?</text:span></text:p>
      <text:p text:style-name="P164"><text:tab/><text:tab/><text:tab/><text:tab/><text:tab/><text:tab/><text:span text:style-name="T113">([0] ([1] [0] Next))^0 0 = 0</text:span></text:p>
      <text:p text:style-name="P164"><text:tab/><text:tab/><text:tab/><text:tab/><text:tab/><text:tab/><text:span text:style-name="T113">[0] ([1] [0] Next) 0 = phi(1,1,0)</text:span></text:p>
      <text:p text:style-name="P164"><text:tab/><text:tab/><text:tab/><text:tab/><text:tab/><text:tab/><text:span text:style-name="T113">[0] ([1] [0] Next) ([0] ([1] [0] Next) 0) = [0] ([1] [0] Next) phi(1,1,0)</text:span></text:p>
      <text:p text:style-name="P164"><text:tab/><text:tab/><text:tab/><text:tab/><text:tab/><text:tab/><text:tab/><text:span text:style-name="T113">= point fixe suivant = phi(1,1,1)</text:span></text:p>
      <text:p text:style-name="P164"><text:tab/><text:tab/><text:tab/><text:tab/><text:tab/><text:span text:style-name="T113">[0]^(1+a) ([1] [0] Next) 0 = phi(1,1,a)</text:span></text:p>
      <text:p text:style-name="P164"/>
      <text:p text:style-name="P164"/>
      <text:p text:style-name="P164"/>
      <text:p text:style-name="P164"/>
      <text:p text:style-name="P164"><text:tab/><text:tab/><text:tab/><text:tab/><text:tab/><text:span text:style-name="T112">[0]^a f x = ?</text:span></text:p>
      <text:p text:style-name="P164"><text:tab/><text:tab/><text:tab/><text:tab/><text:tab/><text:span text:style-name="T112">[0]^0 f 0 = f 0</text:span></text:p>
      <text:p text:style-name="P166"><text:soft-page-break/><text:tab/><text:tab/><text:tab/><text:tab/><text:tab/><text:span text:style-name="T112">[0]¹ f x0 = [0] f 0 = Fix [f^* 0] 0 = lim 1, f 0, f^(f 0) 0, …</text:span></text:p>
      <text:p text:style-name="P172"><text:s/></text:p>
      <text:p text:style-name="P165"><text:tab/><text:tab/><text:tab/><text:tab/><text:tab/><text:tab/><text:span text:style-name="T110">([1] [0] Next)^a 0 = ? → ([1] [0] Next)^(1+a) 0 = phi(1,0,a)</text:span></text:p>
      <text:p text:style-name="P164"><text:tab/><text:tab/><text:tab/><text:tab/><text:tab/><text:tab/><text:span text:style-name="T110">([1] [0] Next)^0 0 = 0</text:span></text:p>
      <text:p text:style-name="P164"><text:tab/><text:tab/><text:tab/><text:tab/><text:tab/><text:tab/><text:span text:style-name="T110">([1] [0] Next)¹ 0 = [1] [0] Next 0 = Gamma0 = phi(1,0,0)</text:span></text:p>
      <text:p text:style-name="P102"><text:tab/><text:tab/><text:tab/><text:tab/><text:tab/><text:tab/><text:span text:style-name="T110">([1] [0] Next)² 0 = [1] [0] Next ([1] [0] Next 0) = [1] [0] Next Gamma0 </text:span></text:p>
      <text:p text:style-name="P103"><text:tab/><text:tab/><text:tab/><text:tab/><text:tab/><text:tab/><text:span text:style-name="T110">= Fix [[0]* Next 0] Gamma0 </text:span></text:p>
      <text:p text:style-name="P103"><text:tab/><text:tab/><text:tab/><text:tab/><text:tab/><text:tab/><text:span text:style-name="T110">= lim</text:span></text:p>
      <text:p text:style-name="P103"><text:tab/><text:tab/><text:tab/><text:tab/><text:tab/><text:tab/><text:tab/><text:span text:style-name="T110">Gamma0 + 1</text:span></text:p>
      <text:p text:style-name="P103"><text:tab/><text:tab/><text:tab/><text:tab/><text:tab/><text:tab/><text:tab/><text:span text:style-name="T110">[0]^(Gamma0+1) Next 0 = phi(Gamma0+1,0)</text:span></text:p>
      <text:p text:style-name="P103"><text:tab/><text:tab/><text:tab/><text:tab/><text:tab/><text:tab/><text:span text:style-name="T110">= deuxième point fixe de a → phi(a,0)</text:span></text:p>
      <text:p text:style-name="P103"><text:tab/><text:tab/><text:tab/><text:tab/><text:tab/><text:tab/><text:span text:style-name="T110">[1] [0] Next = Gamma suivant</text:span></text:p>
      <text:p text:style-name="P104"><text:tab/><text:tab/><text:tab/><text:tab/><text:tab/><text:tab/><text:span text:style-name="T110">([1] [0] Next)² 0 = phi(1,0,1)</text:span></text:p>
      <text:p text:style-name="P104"><text:tab/><text:tab/><text:tab/><text:tab/><text:tab/><text:tab/><text:span text:style-name="T110">([1] [0] Next)³ 0 = [1] [0] Next ([1] [0] Next ([1] [0] Next 0)) = [1] [0] Next phi(1,0,1)</text:span></text:p>
      <text:p text:style-name="P104"><text:tab/><text:tab/><text:tab/><text:tab/><text:tab/><text:tab/><text:tab/><text:span text:style-name="T110">= phi(1,0,2)</text:span></text:p>
      <text:p text:style-name="P104"><text:tab/><text:tab/><text:tab/><text:tab/><text:tab/><text:tab/><text:span text:style-name="T110">([1] [0] Next)^(1+a) 0 = phi(1,0,a)</text:span></text:p>
      <text:p text:style-name="P104"/>
      <text:p text:style-name="P105">Fix f z = f^w (z+1) = H f (suc z)</text:p>
      <text:p text:style-name="P106">Next = Fix [w^*]</text:p>
      <text:p text:style-name="P106">epsilon_a = phi(1,a) = Next^(1+a) 0</text:p>
      <text:p text:style-name="P106">[0] h = Fix [h^* 0]</text:p>
      <text:p text:style-name="P106">zeta0 = phi(2,0) = least fixed point of [epsilon_*] = Fix [epsilon_*] 0 = Fix [Next^(1+*) 0] 0 = Fix [Next^* 0] 0 = [0] Next 0</text:p>
      <text:p text:style-name="P106">Fix [Next^* 0] 0 = lim 1, Next 0 = epsilon0, Next^epsilon0 0 =Next^(1+epsilon0) 0 = epsilon_epsilon0, … = epsilon_..._epsilon0 = zeta0</text:p>
      <text:p text:style-name="P106">Fix [Next^(1+*) 0] 0 = lim 1, Next² 0 = Next (Next 0) = epsilon1, … epsilon_..._epsilon1 = zeta0 </text:p>
      <text:p text:style-name="P106">zeta1 = phi(2,1) = second fixed point of [epsilon_*] = Fix [epsilon_*] (zeta0 + 1) = Fix [Next^(1+*) 0] ([0] Next 0) = Fix [Next^* 0] ([0] Next 0)</text:p>
      <text:p text:style-name="P106"><text:s/>= [0] Next ([0] Next 0)</text:p>
      <text:p text:style-name="P106">zeta_a = phi(2,a) = ([0] Next)^(1+a) 0</text:p>
      <text:p text:style-name="P106">eta0 = phi(3,0) = least fixed point of [zeta_*] = Fix [zeta_*] 0 = Fix [([0] Next)^(1+*) 0] 0 = Fix [([0] Next)^* 0] 0 = [0] ([0] Next) 0 = [0]² Next 0</text:p>
      <text:p text:style-name="P106">eta1 = phi(3,1) = next fixed point = Fix [zeta_*] ([0]² Next 0) = Fix [([0] Next)^(1+*) 0] ([0]² Next 0) = Fix [([0] Next)^* 0] ([0]² Next 0)</text:p>
      <text:p text:style-name="P106"><text:s/>= [0] ([0] Next) ([0]² Next 0) = [0]² Next ([0]² Next 0) = ([0]² Next)² 0</text:p>
      <text:p text:style-name="P106">eta_a = phi(3,a) = ([0]² Next)^(1+a) 0</text:p>
      <text:p text:style-name="P107"/>
      <text:p text:style-name="P107">phi(1,a) = Next^(1+a) 0</text:p>
      <text:p text:style-name="P107">phi(2,a) = ([0] Next)^(1+a) 0</text:p>
      <text:p text:style-name="P107">phi(3,a) = ([0]² Next)^(1+a) 0</text:p>
      <text:p text:style-name="P107">phi(<text:span text:style-name="T115">1+</text:span>b,a) = ([0]^b Next)^(1+a) 0</text:p>
      <text:p text:style-name="P107"/>
      <text:p text:style-name="P108">Gamma0 = phi(1,0,0) = least fixed point of [phi(*,0)] = least fixed point of [phi(1+*,0)] </text:p>
      <text:p text:style-name="P108"><text:s/>= Fix [phi(1+*,0)] 0</text:p>
      <text:p text:style-name="P108"><text:s/>= Fix [[0]^* Next 0] 0</text:p>
      <text:p text:style-name="P108"><text:s/>= [1] [0] Next 0</text:p>
      <text:p text:style-name="P108">with [1] h g = Fix [h^* g 0]</text:p>
      <text:p text:style-name="P108">phi(1,0,1) = next fixed point = Fix [[0]^* Next 0] ([1] [0] Next 0) = [1] [0] Next ([1] [0] Next 0) = ([1] [0] Next)² 0</text:p>
      <text:p text:style-name="P108">phi(1,0,a) = ([1] [0] Next)^(1+a) 0</text:p>
      <text:p text:style-name="P108">phi(1,1,0) = least fixed point of [phi(1,0,*)] = Fix [phi(1,0,*)] 0 = Fix [([1] [0] Next)^(1+*) 0] 0 = Fix [([1] [0] Next)^* 0] 0 = [0] ([1] [0] Next) 0</text:p>
      <text:p text:style-name="P108">phi(1,1,1) = next fixed point = Fix [([1] [0] Next)^* 0] ([0] ([1] [0] Next) 0) = [0] ([1] [0] Next) ([0] ([1] [0] Next) 0) = ([0] ([1] [0] Next))² 0</text:p>
      <text:p text:style-name="P108">phi(1,1,a) = ([0] ([1] [0] Next))^(1+a) 0</text:p>
      <text:p text:style-name="P108">phi(1,2,0) = least fixed point of [phi(1,1,*)] = Fix [([0] ([1] [0] Next))^(1+*) 0] 0 = Fix [([0] ([1] [0] Next))^* 0] 0 = [0] ([0] ([1] [0] Next)) 0 </text:p>
      <text:p text:style-name="P108"><text:s/>= [0]² <text:span text:style-name="T116">([1] [0] Next) 0</text:span></text:p>
      <text:p text:style-name="P110">phi(1,2,1) = next fixed point ...</text:p>
      <text:p text:style-name="P110">phi(1,2,a) = ([0]² ([1] [0] Next))^(1+a) 0</text:p>
      <text:p text:style-name="P110"/>
      <text:p text:style-name="P109">phi(1,0,a) = ([1] [0] Next)^(1+a) 0</text:p>
      <text:p text:style-name="P109"><text:soft-page-break/>phi(1,1,a) = ([0] ([1] [0] Next))^(1+a) 0</text:p>
      <text:p text:style-name="P110">phi(1,2,a) = ([0]² ([1] [0] Next))^(1+a) 0</text:p>
      <text:p text:style-name="P110">phi(1,b,a) = ([0]^b ([1] [0] Next))^(1+a) 0</text:p>
      <text:p text:style-name="P110"/>
      <text:p text:style-name="P110">phi(2,0,0) = least fixed point of [phi(1,*,0)] = Fix [phi(1,*,0)] 0 = Fix [[0]^* ([1] [0] Next) 0] 0 = [1] [0] ([1] [0] Next) 0) = ([1] [0])² Next 0</text:p>
      <text:p text:style-name="P110">phi(2,0,a) = (([1] [0])² Next)^(1+a) 0</text:p>
      <text:p text:style-name="P110">phi(2,1,0) = least fixed point of [phi(2,1,*)] = Fix [phi(2,1,*)] 0 = Fix [(([1] [0])² Next)^* 0] 0 = [0] (([1] [0])² Next) 0</text:p>
      <text:p text:style-name="P110">phi(2,1,a) = ([0] (([1] [0])² Next))^(1+a) 0</text:p>
      <text:p text:style-name="P110">phi(2,b,a) = ([0]^b (([1] [0])² Next))^(1+a) 0</text:p>
      <text:p text:style-name="P110">phi(c,b,a) = ([0]^b (([1] [0])^c Next))^(1+a) 0</text:p>
      <text:p text:style-name="P110"/>
      <text:p text:style-name="P111">phi(1,0,0,0) = least fixed point of [phi(*,0,0)] = Fix [phi(*,0,0)] 0 = Fix [([1] [0])^* Next 0] 0 = [1] ([1] [0]) Next 0 <text:span text:style-name="T117">= [1]² [0] Next 0</text:span></text:p>
      <text:p text:style-name="P112">phi(1,0,0,a) = ([1]² [0] <text:span text:style-name="T118">Next</text:span>)^(1+a) 0</text:p>
      <text:p text:style-name="P112">phi(1,0,1,0) = Fix [([1]² [0] <text:span text:style-name="T118">Next</text:span>)^* 0] 0 = [0] ([1]² [0]) 0</text:p>
      <text:p text:style-name="P112">phi (1,0,1,a) = ([0] ([1]² [0] <text:span text:style-name="T118">Next</text:span>))^(1+a) 0</text:p>
      <text:p text:style-name="P112">phi(1,0,b,a) = ([0]^b ([1]² [0] <text:span text:style-name="T118">Next</text:span>))^(1+a) 0</text:p>
      <text:p text:style-name="P112">phi(1,1,0,0) = Fix [phi(1,0,*,0)] 0 = Fix [[0]^* ([1]² [0] <text:span text:style-name="T118">Next</text:span>) 0] 0 = [1] [0] ([1]² [0] <text:span text:style-name="T118">Next</text:span>) 0</text:p>
      <text:p text:style-name="P112">phi(1,1,0,a) = ([1] [0] ([1]² [0] <text:span text:style-name="T118">Next</text:span>))^(1+a) 0</text:p>
      <text:p text:style-name="P112">phi(1,1,1,0) = Fix [phi(1,1,0,*)] 0 = Fix [([1] [0] ([1]² [0] <text:span text:style-name="T118">Next</text:span>))^* 0] 0 = [0] ([1] [0] ([1]² [0] <text:span text:style-name="T118">Next</text:span>)) 0</text:p>
      <text:p text:style-name="P112">phi(1,1,1,a) = ([0] ([1] [0] ([1]² [0] <text:span text:style-name="T118">next</text:span>)))^(1+a) 0</text:p>
      <text:p text:style-name="P112">phi(1,1,b,a) = ([0]^b ([1] [0] ([1]² [0] <text:span text:style-name="T118">Next</text:span>)))^(1+a) 0</text:p>
      <text:p text:style-name="P112">phi(1,2,0,0) = Fix [phi(1,1,*,0)] 0 = Fix [[0]^* ([1] [0] ([1]² [0] <text:span text:style-name="T118">next</text:span>)) 0] 0 = [1] [0] ([1] [0] ([1]² [0] <text:span text:style-name="T118">Next</text:span>)) 0 = ([1] [0])² ([1]² [0] <text:span text:style-name="T118">Next</text:span>) 0</text:p>
      <text:p text:style-name="P113"/>
      <text:p text:style-name="P113">phi(1,0,0,0) = [1]² [0] Next 0</text:p>
      <text:p text:style-name="P113">phi(1,1,0,0) = [1] [0] ([1]² [0] Next) 0</text:p>
      <text:p text:style-name="P113">phi(1,2,0,0) = ([1] [0])² ([1]² [0] Next) 0</text:p>
      <text:p text:style-name="P113">phi(1,c,0,0) = ([1] [0])^c ([1]² [0] Next) 0</text:p>
      <text:p text:style-name="P113">phi(1,c,b,a) = ([0]^b (([1] [0])^c ([1]² [0] Next)))^(1+a) 0</text:p>
      <text:p text:style-name="P113">phi(2,0,0,0) = Fix [phi(1,*,0,0)] 0 = Fix [([1] [0])^* ([1]² [0] Next) 0] 0 = [1] ([1] [0]) ([1]² [0] Next) 0 = [1]² [0] ([1]² [0] Next) 0 = ([1]² [0])² Next 0</text:p>
      <text:p text:style-name="P113">phi(d,0,0,0) = ([1]² [0])^d Next 0</text:p>
      <text:p text:style-name="P113">phi(d,c,b,a) = ([0]^b (([1] [0])^c (([1]² [0])^d Next)))^(1+a) <text:span text:style-name="T119">0 = (([1]^0 [0])^b (([1]¹ [0])^c (([1]² [0])^d Next)))^(1+a) 0</text:span></text:p>
      <text:p text:style-name="P112"/>
      <text:p text:style-name="P114">phi(1,0) = Next 0</text:p>
      <text:p text:style-name="P114">phi(1,0,0) = [1] [0] Next 0</text:p>
      <text:p text:style-name="P114">phi(1,0,0,0) = [1]² [0] Next 0</text:p>
      <text:p text:style-name="P114">…</text:p>
      <text:p text:style-name="P114">SVO = [1]^w [0] Next 0</text:p>
      <text:p text:style-name="P114">LVO = [2] [1] [0] Next 0 <text:span text:style-name="T120">= [2...0] Next 0</text:span></text:p>
      <text:p text:style-name="P115">BHO = [w...0] Next 0</text:p>
      <text:p text:style-name="P115">[1] [w..0] Next 0 = [w+1...0] Next 0</text:p>
      <text:p text:style-name="P115">Fix [[*...0] Next 0] 0</text:p>
      <text:p text:style-name="P115"/>
      <text:p text:style-name="P116">Fix f = f^w (z+1) = H f (suc z)</text:p>
      <text:p text:style-name="P116">N = Fix suc</text:p>
      <text:p text:style-name="P116">[0] h = Fix [h^* 0]</text:p>
      <text:p text:style-name="P116">[1] h g = Fix [h^* g 0]</text:p>
      <text:p text:style-name="P116">…</text:p>
      <text:p text:style-name="P116">… [3] [2] [1] [0] N 0 ?</text:p>
      <text:p text:style-name="P117">[0] N 0 = Fix [N^* 0] 0 = lim 1, N¹ 0 = w, N^w 0 = w.w = w², N^w² 0 = w.w² = w³, … = w^w </text:p>
      <text:p text:style-name="P117">[0]² N 0 = [0] ([0] N) 0 = Fix [([0] N)^* 0] 0 </text:p>
      <text:p text:style-name="P117"><text:s/>= lim </text:p>
      <text:p text:style-name="P117"><text:tab/>1</text:p>
      <text:p text:style-name="P117"><text:tab/>[0] N 0 = w^w </text:p>
      <text:p text:style-name="P117"><text:soft-page-break/><text:tab/>([0] N)^w^w 0 = <text:span text:style-name="T121">w^w . w^w = </text:span>(w^w)² = w^(w.2)</text:p>
      <text:p text:style-name="P117"><text:tab/>([0] N)² 0 = [0] N ([0] N 0) = w^w . 2 </text:p>
      <text:p text:style-name="P117"><text:tab/>[0] N a = Fix [N^* 0] a = lim a+1, a+1+w = a+w, a+w², … = a+w^w</text:p>
      <text:p text:style-name="P117"><text:tab/>([0] N)^a 0 = w^w . a</text:p>
      <text:p text:style-name="P117"><text:s/>= w^w²</text:p>
      <text:p text:style-name="P117">[0]^a N 0 = w^w^a</text:p>
      <text:p text:style-name="P118">[1] h g = Fix [h^* g 0]</text:p>
      <text:p text:style-name="P118">[1] [0] N a = Fix [[0]^* N 0] a</text:p>
      <text:p text:style-name="P118"><text:s/>= lim<text:tab/></text:p>
      <text:p text:style-name="P118"><text:tab/>a+1</text:p>
      <text:p text:style-name="P118"><text:tab/>[0]^(a+1) N 0 = w^w^(a+1)</text:p>
      <text:p text:style-name="P118"><text:tab/>[0]^(w^w^(a+1)) N 0 = w^w^w^w^(a+1)</text:p>
      <text:p text:style-name="P118"><text:s/>= Next a</text:p>
      <text:p text:style-name="P118">[<text:span text:style-name="T122">1</text:span>] [<text:span text:style-name="T122">0</text:span>] N = Next</text:p>
      <text:p text:style-name="P118"/>
      <text:p text:style-name="P119">([0]^b ([1] [0] N))^(1+a) = phi(1+b,a)</text:p>
      <text:p text:style-name="P119"/>
      <text:p text:style-name="P120"><text:a xlink:type="simple" xlink:href="https://core.ac.uk/download/pdf/33091421.pdf" text:style-name="Internet_20_link" text:visited-style-name="Visited_20_Internet_20_Link">https://core.ac.uk/download/pdf/33091421.pdf</text:a></text:p>
      <text:p text:style-name="P120">Veblen function and klammersymbols</text:p>
      <text:p text:style-name="P139"><text:span text:style-name="T45">p</text:span><text:span text:style-name="T44">age 25</text:span></text:p>
      <text:p text:style-name="P138"><text:span text:style-name="T45">We introduce now the concept of </text:span>Klammersymbols</text:p>
      <text:p text:style-name="P138">which are a generalization of the finitary Veblen functions to the transfinite by</text:p>
      <text:p text:style-name="P138">allowing arguments to be indexed by ordinals and which were introduced</text:p>
      <text:p text:style-name="P153">by K. Schütte in [Sch54].</text:p>
      <text:p text:style-name="P120"/>
      <text:p text:style-name="P120">page 27</text:p>
      <text:p text:style-name="P120">phi(x) = phi1(x) = w^x</text:p>
      <text:p text:style-name="P120">phi1 xn … x0 = phi1 ( x0 … xn )</text:p>
      <text:p text:style-name="P120"><text:s text:c="33"/>( 0 <text:s/>… <text:s/>n )</text:p>
      <text:p text:style-name="P120"/>
      <text:p text:style-name="P120">LVO = min a : a = phi1 ( 1 ) = phi (a → 1)</text:p>
      <text:p text:style-name="P120"><text:s text:c="37"/>( a ) </text:p>
      <text:p text:style-name="P120"/>
      <text:p text:style-name="P120">SVO = phi1 ( 1 ) = phi ( w → 1 )</text:p>
      <text:p text:style-name="P120"><text:s text:c="19"/>( w ) </text:p>
      <text:p text:style-name="P120"/>
      <text:p text:style-name="P123">page 29</text:p>
      <text:p text:style-name="P123">phi_(n+1)(a1,…,a_(n+1)) = phi_1(a_(n+1) <text:s/>a_n <text:s/>… <text:s/>a1 )</text:p>
      <text:p text:style-name="P123"><text:s text:c="53"/>( 0 <text:s text:c="11"/>1 <text:s text:c="4"/>… <text:s/>n <text:s/>)</text:p>
      <text:p text:style-name="P123"><text:s text:c="17"/></text:p>
      <text:p text:style-name="P120">Simmons</text:p>
      <text:p text:style-name="P120"><text:a xlink:type="simple" xlink:href="http://www.cs.man.ac.uk/~hsimmons/DOCUMENTS/PAPERSandNOTES/FruitHelp.pdf" text:style-name="Internet_20_link" text:visited-style-name="Visited_20_Internet_20_Link">http://www.cs.man.ac.uk/~hsimmons/DOCUMENTS/PAPERSandNOTES/FruitHelp.pdf</text:a></text:p>
      <text:p text:style-name="P120">( z <text:s/>1+a(1) <text:s/>… <text:s/>1+a(s) ) f = ( ( Nabla [ a(1)+1 ] o [0] o … o Nabla [ a(s)+1 ] o [0]) (Fix f))⁽1+z) 0</text:p>
      <text:p text:style-name="P120">( 0 1+i(1) <text:s text:c="3"/>… <text:s/>1+i(s) ) <text:s text:c="21"/>[ i(1)+1 ] <text:s text:c="30"/>[ i(s)+1 ]</text:p>
      <text:p text:style-name="P120"/>
      <text:p text:style-name="P120">Nabla [ a+1 ] = ([1]^i [0])⁽1+a)</text:p>
      <text:p text:style-name="P120"><text:s text:c="9"/>[ i+1 ]</text:p>
      <text:p text:style-name="P124">not quite right when i=1 and a finite</text:p>
      <text:p text:style-name="P124"/>
      <text:p text:style-name="P124"><text:a xlink:type="simple" xlink:href="http://www.cs.man.ac.uk/~hsimmons/ORDINAL-NOTATIONS/FromBelow.pdf" text:style-name="Internet_20_link" text:visited-style-name="Visited_20_Internet_20_Link">http://www.cs.man.ac.uk/~hsimmons/ORDINAL-NOTATIONS/FromBelow.pdf</text:a></text:p>
      <text:p text:style-name="P124">Nabla [ a+1 ] = { ([1]^i [0])^(1+a) if i!=0</text:p>
      <text:p text:style-name="P124"><text:s text:c="10"/>[ i+1 ] <text:s text:c="5"/>{ <text:s/>[0]^a if i=0 </text:p>
      <text:p text:style-name="P120"/>
      <text:p text:style-name="P121"><text:soft-page-break/></text:p>
      <text:p text:style-name="P120"><text:a xlink:type="simple" xlink:href="http://www.cs.man.ac.uk/~hsimmons/ORDINAL-NOTATIONS/LambdaH.pdf" text:style-name="Internet_20_link" text:visited-style-name="Visited_20_Internet_20_Link">http://www.cs.man.ac.uk/~hsimmons/ORDINAL-NOTATIONS/LambdaH.pdf</text:a></text:p>
      <text:p text:style-name="P121">S [ a+1 ] f z = (([1]^i [0])^(1+a) (Fix f))^(1+z) 0</text:p>
      <text:p text:style-name="P121"><text:s text:c="3"/>[ i+1 ]</text:p>
      <text:p text:style-name="P121"/>
      <text:p text:style-name="P121">f ( z <text:s/>1+a(1) <text:s/>… <text:s/>1+a(s) ) = ((S[a(1)+1] o … o S[a(s)+1] f) z</text:p>
      <text:p text:style-name="P121"><text:s text:c="2"/>( r <text:s/>1+i(1) <text:s text:c="2"/>… <text:s text:c="2"/>1+i(s) ) <text:s text:c="9"/>[i(1)+1] <text:s text:c="13"/>[i(s)+1] <text:s text:c="2"/>r</text:p>
      <text:p text:style-name="P120"/>
      <text:p text:style-name="P120"/>
      <text:p text:style-name="P121">phi(1+a,b) = ([0]^a Next)^(1+b) 0</text:p>
      <text:p text:style-name="P122">= ( b <text:s/>1+a ) [w^*] = ((Nabla[a+1] o [0]) Next)^(1+b) 0</text:p>
      <text:p text:style-name="P122"><text:s text:c="4"/>( 0 <text:s text:c="3"/>1 <text:s text:c="2"/>) <text:s text:c="26"/>[1]</text:p>
      <text:p text:style-name="P121"/>
      <text:p text:style-name="P122">= ((([1]^0 [0])^(1+a) o [0]) Next)^(1+b) 0</text:p>
      <text:p text:style-name="P122">= (([0]^(1+a) o [0]) Next)^(1+b) 0</text:p>
      <text:p text:style-name="P122">= ( [0]^(2+a) Next)^(1+b) 0 ?</text:p>
      <text:p text:style-name="P122"/>
      <text:p text:style-name="P122">phi(1,0) = epsilon0 = Next 0 = [0]^0 Next 0</text:p>
      <text:p text:style-name="P122">( 0 1 ) = ([1]^0 [0])¹ ([0] Next) 0 = [0]² Next 0 ?</text:p>
      <text:p text:style-name="P122">( 0 1 )</text:p>
      <text:p text:style-name="P122"/>
      <text:p text:style-name="P122">phi(a,b,c) = ([0]^b (([1] [0])^a Next))^(1+c) 0</text:p>
      <text:p text:style-name="P122">phi(a,b,c,d) = ([0]^c (([1][0])^b (([1]² [0])^a Next)))^(1+d) 0</text:p>
      <text:p text:style-name="P122">ou</text:p>
      <text:p text:style-name="P122">phi(1+a,1+b ,1+c,d) = ([0]^c (([1][0])^b (([1]² [0])^a Next)))^(1+d) 0 ?</text:p>
      <text:p text:style-name="P122"/>
      <text:p text:style-name="P126"><text:a xlink:type="simple" xlink:href="http://www.cs.man.ac.uk/~hsimmons/ORDINAL-NOTATIONS/FromBelow.pdf" text:style-name="Internet_20_link" text:visited-style-name="Visited_20_Internet_20_Link">http://www.cs.man.ac.uk/~hsimmons/ORDINAL-NOTATIONS/FromBelow.pdf</text:a> </text:p>
      <text:p text:style-name="P126">semble plus correct que les autres articles </text:p>
      <text:p text:style-name="P126">p 32</text:p>
      <text:p text:style-name="P125">Nabla [ a+1 ] = { ([1]^i [0])^(1+a) if i!=0</text:p>
      <text:p text:style-name="P125"><text:s text:c="10"/>[ i+1 ] <text:s text:c="5"/>{ <text:s/>[0]^a if i=0 </text:p>
      <text:p text:style-name="P126">p 33</text:p>
      <text:p text:style-name="P126">Nabla [ a+1 <text:s/>… b+1 ] = Nabla [ a+1 ] o [0] o … o [0] o Nabla [ b+1 ]</text:p>
      <text:p text:style-name="P126"><text:s text:c="10"/>[ i+1 <text:s text:c="2"/>… <text:s/>j+1 ] <text:s text:c="14"/>[ i+1 ] <text:s text:c="38"/>[ j+1 ]</text:p>
      <text:p text:style-name="P126">sans o [0] à la fin</text:p>
      <text:p text:style-name="P126">epsilon0 = Next 0</text:p>
      <text:p text:style-name="P126">phi(1+a,b) = ([0]^a Next)^(1+b) 0</text:p>
      <text:p text:style-name="P126">= ( b <text:s/>1+a ) [w^*] = ( <text:span text:style-name="T124">Nabla [ a+1 ] Next)^(1+b) 0 = ([0]^a Next)^(1+b) 0</text:span></text:p>
      <text:p text:style-name="P126"><text:s text:c="4"/>( 0 <text:s text:c="3"/>1 <text:s text:c="2"/>) <text:s text:c="26"/><text:span text:style-name="T124">[ <text:s text:c="3"/>1 <text:s text:c="2"/>]</text:span></text:p>
      <text:p text:style-name="P127">phi(a,b,c) = ([0]^b (([1] [0])^a Next))^(1+c) 0 si a&gt;0</text:p>
      <text:p text:style-name="P127">ou</text:p>
      <text:p text:style-name="P127">phi(1+a,b,c) = ([0]^b (([1][0])^(1+a) Next))^(1+c) 0</text:p>
      <text:p text:style-name="P127">phi(1+a,1+b,c) = ( c <text:s/>1+b <text:s/>1+a ) [w^*] </text:p>
      <text:p text:style-name="P127"><text:s text:c="29"/>( 0 <text:s text:c="3"/>1 <text:s text:c="6"/>2 <text:s text:c="2"/>) </text:p>
      <text:p text:style-name="P127">= ((Nabla [ b+1 ] o [0] o Nabla [ a+1 ]) Next)^(1+c) 0</text:p>
      <text:p text:style-name="P127">= ([0]^b ([0] ([1] [0])^(1+a) Next))^(1+c) 0</text:p>
      <text:p text:style-name="P127">= ([0]^(1+b) (([1] [0])^(1+a) Next))^(1+c) 0</text:p>
      <text:p text:style-name="P128">aller-retour 1+a → a+1 → 1+a</text:p>
      <text:p text:style-name="P128"/>
      <text:p text:style-name="P128">phi(1+a,0,c) = (([1] [0])^(1+a) Next)^(1+c) 0</text:p>
      <text:p text:style-name="P128">= ( c <text:s/>1+a ) [w^*] = ( Nabla [ a+1 ] Next )^(1+c) 0</text:p>
      <text:p text:style-name="P128"><text:s text:c="4"/>( 0 <text:s text:c="3"/>2 <text:s text:c="2"/>) <text:s text:c="26"/>[ <text:s text:c="3"/>2 <text:s text:c="2"/>]</text:p>
      <text:p text:style-name="P128">= (([1] [0])^(1+a) Next)^(1+c) 0</text:p>
      <text:p text:style-name="P126"><text:soft-page-break/></text:p>
      <text:p text:style-name="P129"><text:a xlink:type="simple" xlink:href="http://www.cs.man.ac.uk/~hsimmons/ORDINAL-NOTATIONS/FromBelow.pdf" text:style-name="Internet_20_link" text:visited-style-name="Visited_20_Internet_20_Link">http://www.cs.man.ac.uk/~hsimmons/ORDINAL-NOTATIONS/FromBelow.pdf</text:a> : correct </text:p>
      <text:p text:style-name="P135">3 aout 2009</text:p>
      <text:p text:style-name="P129"/>
      <text:p text:style-name="P131"><text:a xlink:type="simple" xlink:href="http://www.cs.man.ac.uk/~hsimmons/DOCUMENTS/PAPERSandNOTES/FruitHelp.pdf" text:style-name="Internet_20_link" text:visited-style-name="Visited_20_Internet_20_Link">http://www.cs.man.ac.uk/~hsimmons/DOCUMENTS/PAPERSandNOTES/FruitHelp.pdf</text:a> :</text:p>
      <text:p text:style-name="P131"><text:span text:style-name="T125">9 février 2006</text:span> </text:p>
      <text:p text:style-name="P130">p18 :</text:p>
      <text:p text:style-name="P130">faux : o [0] final</text:p>
      <text:p text:style-name="P130">incomplet : <text:s/>Actually, this last definition is not quite right when i=0 and a is finite.</text:p>
      <text:p text:style-name="P130"/>
      <text:p text:style-name="P130"><text:a xlink:type="simple" xlink:href="http://www.cs.man.ac.uk/~hsimmons/ORDINAL-NOTATIONS/LambdaH.pdf" text:style-name="Internet_20_link" text:visited-style-name="Visited_20_Internet_20_Link">http://www.cs.man.ac.uk/~hsimmons/ORDINAL-NOTATIONS/LambdaH.pdf</text:a></text:p>
      <text:p text:style-name="P136">3 aout 2009</text:p>
      <text:p text:style-name="P130">p 30 : pas clair … _r zeta ?</text:p>
      <text:p text:style-name="P130"/>
      <text:p text:style-name="P132"><text:a xlink:type="simple" xlink:href="http://www.cs.man.ac.uk/~hsimmons/ORDINAL-NOTATIONS/Fruitful.pdf" text:style-name="Internet_20_link" text:visited-style-name="Visited_20_Internet_20_Link">http://www.cs.man.ac.uk/~hsimmons/ORDINAL-NOTATIONS/Fruitful.pdf</text:a> : pas de Klammersymbol</text:p>
      <text:p text:style-name="P137">3 aout 2009</text:p>
      <text:p text:style-name="P132"/>
      <text:p text:style-name="P132"><text:a xlink:type="simple" xlink:href="http://www.cs.man.ac.uk/~hsimmons/TEMP/OrdNotes.pdf" text:style-name="Internet_20_link" text:visited-style-name="Visited_20_Internet_20_Link">http://www.cs.man.ac.uk/~hsimmons/TEMP/OrdNotes.pdf</text:a></text:p>
      <text:p text:style-name="P134">16 nov 2006</text:p>
      <text:p text:style-name="P132">p 23 :</text:p>
      <text:p text:style-name="P132">faux : o [0] final</text:p>
      <text:p text:style-name="P132"/>
      <text:p text:style-name="P132"><text:a xlink:type="simple" xlink:href="http://www.cs.man.ac.uk/~hsimmons/ORDINAL-NOTATIONS/IterTemplate.pdf" text:style-name="Internet_20_link" text:visited-style-name="Visited_20_Internet_20_Link">http://www.cs.man.ac.uk/~hsimmons/ORDINAL-NOTATIONS/IterTemplate.pdf</text:a> </text:p>
      <text:p text:style-name="P134">3 aout 2009</text:p>
      <text:p text:style-name="P132">long</text:p>
      <text:p text:style-name="P133">pas de Klammersymbol</text:p>
      <text:p text:style-name="P133"/>
      <text:p text:style-name="P173">Beyond LVO</text:p>
      <text:p text:style-name="P173">Fix f z = f^w (z+1) = H f (suc z)</text:p>
      <text:p text:style-name="P173">Next = Fix [w^*]</text:p>
      <text:p text:style-name="P173">[0] h = Fix [h^* 0]</text:p>
      <text:p text:style-name="P173">[1] h g = Fix [h^* g 0]</text:p>
      <text:p text:style-name="P173">[2] h g f = Fix [h^* g f 0]</text:p>
      <text:p text:style-name="P173">phi(1+a,b) = ([0]^a Next)^(1+b) 0</text:p>
      <text:p text:style-name="P173">phi(a,b,c) = ([0]^b (([1] [0])^a Next))^(1+c) 0</text:p>
      <text:p text:style-name="P173">LVO = lfp of [phi(*:1)] = Fix [[1]^* [0] Next 0] = [2] [1] [0] Next 0</text:p>
      <text:p text:style-name="P173">1+a th fp = F(a) = phi'1(a) = ([2] [1] [0] Next)^(1+a) 0</text:p>
      <text:p text:style-name="P173">lfp of F = G(0) = phi'2(0) = Fix [([2] [1] [0] Next)^* 0] 0 = [0] ([2] [1] [0] Next) 0</text:p>
      <text:p text:style-name="P173">1+a th fp = G(a) = phi'2(a) = ([0] ([2] [1] [0] Next))^a 0</text:p>
      <text:p text:style-name="P173">lfp of G = H(0) = phi'3(0) = Fix [(0] ([2] [1] [0] Next)))^* 0] 0 =[0] ([0] ([2] [1] [0] Next)) 0 = [0]² ([2] [1] [0] Next) 0</text:p>
      <text:p text:style-name="P173">phi'_(1+a)(0) = [0]^a ([2] [1] [0] Next) 0</text:p>
      <text:p text:style-name="P173">phi'_(1+a)(b) = phi'(1+a,b) = ([0]^a ([2] [1] [0] Next))^(1+b) 0</text:p>
      <text:p text:style-name="P173">cf phi(1+a,b) = ([0]^a Next)^(1+b) 0</text:p>
      <text:p text:style-name="P173">phi'(1,0,0) = lfp of [phi'(*,0)] = Fix [[0]^* ([2] [1] [0] Next) 0] 0 = [1] [0] ([2] [1] [0] Next) 0</text:p>
      <text:p text:style-name="P173">cf phi(1,0,0) = [1] [0] Next 0</text:p>
      <text:p text:style-name="P173">phi'(a,b,c) = ([0]^b (([1] [0])^a ([2] [1] [0] Next)))^(1+c) 0</text:p>
      <text:p text:style-name="P173">LVO' = [2] [1] [0] ([2] [1] [0] Next) 0 = lfp of [[1]^* (0] ([2] [1] [0] Next) 0]</text:p>
      <text:p text:style-name="P173">1+a th fp : ([2] [1] [0] ([2] [1] [0] Next))^(1+a) 0 = (([2] [1] [0])² Next)^(1+a) 0</text:p>
      <text:p text:style-name="P173">Phi0 = phi : Next</text:p>
      <text:p text:style-name="P173">Phi1 = phi' : [2] [1] [0] Next</text:p>
      <text:p text:style-name="P173">Phi2 = phi'' : ([2] [1] [0])² Next</text:p>
      <text:p text:style-name="P173">lfp of a → Phi_a(1_a)</text:p>
      <text:p text:style-name="P173"/>
      <text:p text:style-name="P174"><text:soft-page-break/></text:p>
      <text:p text:style-name="P174">phi(1,0,0) = phi(2:1) = [1] [0] Next 0</text:p>
      <text:p text:style-name="P174">phi(1,0,0,0) = phi(3,1) = [1]² [0] Next 0</text:p>
      <text:p text:style-name="P174">phi(1+a:1) = [1]^a [0] Next 0</text:p>
      <text:p text:style-name="P174">lfp : LVO = Fix [[1]^* [0] Next 0] 0 = [2] [1] [0] Next 0</text:p>
      <text:p text:style-name="P174">phi = phi_[w^*]</text:p>
      <text:p text:style-name="P174">phi_f(1+a:1) = [1]^a (0] (Fix f) 0</text:p>
      <text:p text:style-name="P174">S f a = phi_f(1+a:1) = [1]^a [0] (Fix f) 0</text:p>
      <text:p text:style-name="P174">S f = [[1]^* [0] (Fix f) 0]</text:p>
      <text:p text:style-name="P174">example : S [w^*] = [[1]^* [0] Next 0]</text:p>
      <text:p text:style-name="P174">Fix (S [w^*]) 0 = Fix [[1]^* [0] Next 0] 0 = [2] [1] [0] Next 0 = LVO</text:p>
      <text:p text:style-name="P174">Fix (S [w^*]) a = [2] [1] [0] Next a</text:p>
      <text:p text:style-name="P174">S (S [w^*]) = [[1]^* [0] (Fix (S [w^*])) 0] = [[1]^* [0] ([2] [1] [0] Next) 0]</text:p>
      <text:p text:style-name="P174">lfp : ([2] [1] [0])² Next 0</text:p>
      <text:p text:style-name="P174">S^a : ([2] [1] [0])^a Next</text:p>
      <text:p text:style-name="P174">Fix [([2] [1] [0])^* Next 0] 0 = [1] ([2] [1] [0]) Next 0</text:p>
      <text:p text:style-name="P174"/>
      <text:p text:style-name="P175">LVO = [2] [1] [0] Next 0</text:p>
      <text:p text:style-name="P175">([2] [1] [0])^a Next 0</text:p>
      <text:p text:style-name="P175">fp Fix [([2] [1] [0])^* Next 0] 0 = [1] ([2] [1] [0]) Next 0</text:p>
      <text:p text:style-name="P175">… [2] [1]([2] [1] [0]) Next 0</text:p>
      <text:p text:style-name="P175">Fix [([2] [1])^* [0] Next 0] 0 = [2] ([2] [1]) [0] Next 0</text:p>
      <text:p text:style-name="P175">[2]^a [1] [0] Next 0</text:p>
      <text:p text:style-name="P175">Fix [[2]^* [1] [0] Next 0] 0 = [3] [2] [1] [0] Next 0</text:p>
      <text:p text:style-name="P175"/>
      <text:p text:style-name="P188">w^a = [suc→H, 0→suc] a 0</text:p>
      <text:p text:style-name="P173"/>
      <text:p text:style-name="P176"><text:a xlink:type="simple" xlink:href="http://quibb.blogspot.fr/2012/03/infinity-countable-ordinals.html" text:style-name="Internet_20_link" text:visited-style-name="Visited_20_Internet_20_Link">http://quibb.blogspot.fr/2012/03/infinity-countable-ordinals.html</text:a></text:p>
      <text:p text:style-name="P176">epsilon1 = sup { epsilon0 , epsilon0 ^ epsilon0 , … }</text:p>
      <text:p text:style-name="P176">epsilon_a' = sup { epsilon_a , epsilon_a ^epsilon_a , … }</text:p>
      <text:p text:style-name="P176">epsilon_...epsilon0 = zeta0 ; epsilon_zeta0 = zeta0 </text:p>
      <text:p text:style-name="P176">epsilon_(zeta0+1) = sup { zeta0 , zeta0 ^ zeta0 , … }</text:p>
      <text:p text:style-name="P176">zeta1 = sup { zeta0+1, epsilon_(zeta0+1), … }</text:p>
      <text:p text:style-name="P176">phi(0,0,1) = Gamma0 </text:p>
      <text:p text:style-name="P176">phi(0,0,2) = Gamma1 = sup { phi(0,0,1), phi(0,phi(0,0,1),1), … }</text:p>
      <text:p text:style-name="P176"/>
      <text:p text:style-name="P178"><text:a xlink:type="simple" xlink:href="https://sites.google.com/site/largenumbers/home/4-2/fgh_c" text:style-name="Internet_20_link" text:visited-style-name="Visited_20_Internet_20_Link">https://sites.google.com/site/largenumbers/home/4-2/fgh_c</text:a></text:p>
      <text:p text:style-name="P178">epsilon1 = lim { epsilon0+1, w^(epsilon0+1), … }</text:p>
      <text:p text:style-name="P177"/>
      <text:p text:style-name="P186">w^(epsilon0+1) = w^epsilon0 * w = epsilon0 * w</text:p>
      <text:p text:style-name="P186">w^w^(epsilon0+1) = w^(epsilon0<text:span text:style-name="T126"> * w) = (w^epsilon0)^w = epsilon0^w</text:span></text:p>
      <text:p text:style-name="P187">w^w^w^(epsilon0+1) = w^epsilon0^w </text:p>
      <text:p text:style-name="P187">epsilon0^epsilon0^w = (w^epsilon0)^epsilon0^w = w^(epsilon0*epsilon0^w) = w^epsilon0^w = w^w^w^(epsilon0+1)</text:p>
      <text:p text:style-name="P177"/>
      <text:p text:style-name="P176">suc 0 = 1</text:p>
      <text:p text:style-name="P176">H suc 0 = w</text:p>
      <text:p text:style-name="P176">H suc (H suc 0) = w*2</text:p>
      <text:p text:style-name="P176">H (H suc) 0 =w²</text:p>
      <text:p text:style-name="P176">H H suc 0 = w^w</text:p>
      <text:p text:style-name="P176">R1 H suc 0 = w^...^w = epsilon0 = phi(1,0)</text:p>
      <text:p text:style-name="P176">R1 H suc (R1 H suc 0) = epsilon0 * 2</text:p>
      <text:p text:style-name="P176">R1 H (R1 H suc) 0 = epsilon0²</text:p>
      <text:p text:style-name="P176">R1 H (R1 H) suc 0 = epsilon0 ^ epsilon0 </text:p>
      <text:p text:style-name="P176"><text:soft-page-break/>R1 (R1 H) suc 0 = epsilon0 ^ … ^ epsilon0 = epsilon1 </text:p>
      <text:p text:style-name="P176">H R1 H suc 0 = epsilon_w </text:p>
      <text:p text:style-name="P176">R1 H R1 H suc 0 = epsilon_epsilon0</text:p>
      <text:p text:style-name="P176">R2 R1 H suc 0 = epsilon_..._epsilon0 = zeta0 = phi(2,0)</text:p>
      <text:p text:style-name="P176">R2 R1 H (R2 R1 H) suc 0 = zeta0 ^ zeta0 </text:p>
      <text:p text:style-name="P176">R1 (R2 R1 H) suc 0 = zeta0 ^ … ^ zeta0 = epsilon_(zeta0+1)</text:p>
      <text:p text:style-name="P176"/>
      <text:p text:style-name="P179">epsilon0 = R1 H suc 0</text:p>
      <text:p text:style-name="P179">epsilon0 ^ epsilon0 = R1 H (R1 H) suc 0</text:p>
      <text:p text:style-name="P179">epsilon1 = epsilon0 ^ … ^ epsilon0 = R1 (R1 H) suc 0 = lim suc 0, R1 H suc 0, R1 H (R1 H) suc 0, …</text:p>
      <text:p text:style-name="P179">epsilon0+1 = suc (R1 H suc 0)</text:p>
      <text:p text:style-name="P179">w^(epsilon0+1) = [suc→H,0→suc] (epsilon0+1) 0 = H (R1 H H suc) 0 = H (R1 H suc) 0</text:p>
      <text:p text:style-name="P179">w^w^(epsilon0+1) = H (R1 H) H suc 0</text:p>
      <text:p text:style-name="P179">w^w^w^(epsilon0+1) = H (R1 H) H H suc 0</text:p>
      <text:p text:style-name="P179">w^...^w^(epsilon0+1) = H (R1 H) H … H suc 0</text:p>
      <text:p text:style-name="P179">H (R1 H) H … H suc 0 = R1 (R1 H) suc 0</text:p>
      <text:p text:style-name="P179">R1 (R2 R1 H) R1 H … R1 H suc 0 = R2 R1 (R2 R1 H) suc 0 ?</text:p>
      <text:p text:style-name="P179"/>
      <text:p text:style-name="P180">epsilon0 = R1 H suc 0</text:p>
      <text:p text:style-name="P180">epsilon1 = R1 (R1 H) suc 0</text:p>
      <text:p text:style-name="P180">epsilon_a = [suc→R1, 0→H] (1+a) suc 0</text:p>
      <text:p text:style-name="P180">zeta0 = R2 R1 H suc 0</text:p>
      <text:p text:style-name="P180">zeta0+1 = suc (R2 R1 H suc 0)</text:p>
      <text:p text:style-name="P180">epsilon_(zeta0+1) = R1 (R2 R1 H R1 H) suc 0 = R1 (R2 R1 H) suc 0</text:p>
      <text:p text:style-name="P180">epsilon_epsilon_(zeta0+1) = R1 (R2 R1 H) R1 H suc 0</text:p>
      <text:p text:style-name="P180">zeta1 = epsilon_..._epsilon_(zeta0+1) = R1 (R2 R1 H) R1 H … R1 H suc 0 = R2 R1 (R2 R1 H) suc 0 ?</text:p>
      <text:p text:style-name="P180">zeta_a = [suc→R2 R1, 0→H] (1+a) suc 0</text:p>
      <text:p text:style-name="P180">zeta0 = [suc→R2 R1, 0→H] (suc 0) suc 0 = R2 R1 H suc 0</text:p>
      <text:p text:style-name="P180">zeta1 = [suc-&gt;R2 R1, 0→H] (suc (suc 0)) suc 0 = R2 R1 (R2 R1 H) suc 0</text:p>
      <text:p text:style-name="P180">zeta_zeta0 = R2 R1 H (R2 R1) H suc 0</text:p>
      <text:p text:style-name="P180">eta0 = R2 (R2 R1) H suc 0</text:p>
      <text:p text:style-name="P180"/>
      <text:p text:style-name="P181">epsilon0 = phi(1,0) = R1 H suc 0</text:p>
      <text:p text:style-name="P181">zeta0 = phi(2,0) = R2 R1 H suc 0</text:p>
      <text:p text:style-name="P181">eta0 = phi(3,0) = R2 (R2 R1) H suc 0</text:p>
      <text:p text:style-name="P181">phi(w,0) = R1 R2 R1 H suc 0</text:p>
      <text:p text:style-name="P181">phi(1+a,0) = [suc→R2, 0→R1] a H suc 0</text:p>
      <text:p text:style-name="P181">phi(1,0) = R1 H suc 0</text:p>
      <text:p text:style-name="P181">phi(phi(1,0),0) = [suc→R2, 0→R1] phi(1,0) H suc 0 = R1 H R2 R1 H suc 0</text:p>
      <text:p text:style-name="P181">phi(…,0) = R1 H R2 R1 H R2 R1 H suc 0</text:p>
      <text:p text:style-name="P181">Gamma0 = phi(Gamma0,0) = phi(1,0,0) = R₃ R2 R1 H suc 0 </text:p>
      <text:p text:style-name="P176"/>
      <text:p text:style-name="P176"/>
      <text:p text:style-name="P181">w = phi(1) = H suc 0 = w</text:p>
      <text:p text:style-name="P181">epsilon0 = phi(1,0) = R1 H suc 0 = Next w</text:p>
      <text:p text:style-name="P181">zeta0 = phi(2,0) = R2 R1 H suc 0 = [0] Next w</text:p>
      <text:p text:style-name="P181">Gamma0 = phi(1,0,0) = R₃ R2 R1 H suc 0 = [1] [0] Next w</text:p>
      <text:p text:style-name="P181">SVO = R_w...1 H suc 0 ?</text:p>
      <text:p text:style-name="P181">ou LVO = R₄ R₃ R2 R1 H suc 0 = [2] [1] [0] Next w</text:p>
      <text:p text:style-name="P181">BHO = R_w...1 H suc 0 ?</text:p>
      <text:p text:style-name="P181"/>
      <text:p text:style-name="P183">Fix f z = f^w (z+1) = H f (suc z)</text:p>
      <text:p text:style-name="P183">Next = Fix [w^*]</text:p>
      <text:p text:style-name="P183"><text:soft-page-break/>[0] f = Fix [f^* 0]</text:p>
      <text:p text:style-name="P183">phi(1,0) = epsilon0 = Next 0 = Next w = R1 H suc 0</text:p>
      <text:p text:style-name="P183">phi(1,a) = epsilon_a = Next^(1+a) 0 = Next^(1+a) w = [suc→R1, 0→H] (1+a) suc 0</text:p>
      <text:p text:style-name="P183">phi(2,0) = zeta0 = epsilon_..._epsilon0 = (0] Next 0 = Fix [Next^* 0] 0 = H [Next^* 0] 1 = lim</text:p>
      <text:p text:style-name="P183"><text:tab/>Next 0 = epsilon0 = R1 H suc 0</text:p>
      <text:p text:style-name="P183"><text:tab/>Next^epsilon0 0 = epsilon_epsilon0 = R1 H R1 H suc 0</text:p>
      <text:p text:style-name="P183">= R2 R1 H suc 0</text:p>
      <text:p text:style-name="P183">phi(2,1) = zeta1 = epsilon_...epsilon_(zeta0+1) = ([0] Next)² 0 = lim</text:p>
      <text:p text:style-name="P183"><text:tab/>suc (R2 R1 H suc 0)</text:p>
      <text:p text:style-name="P183"><text:tab/>R1 (R2 R1 H R1 H) suc 0 = R1 (R2 R1 H) suc 0</text:p>
      <text:p text:style-name="P183"><text:tab/>R1 (R2 R1 H) R1 H suc 0 </text:p>
      <text:p text:style-name="P183">= R1 (R2 R1 H) R1 H … R1 H suc 0</text:p>
      <text:p text:style-name="P183">= R2 R1 (R2 R1 H) suc 0 ?</text:p>
      <text:p text:style-name="P185">= (R2 R1)² H suc 0</text:p>
      <text:p text:style-name="P183">phi(2,a) = zeta_a = [suc → R2 R1, 0→H] (1+a) suc 0</text:p>
      <text:p text:style-name="P183">zeta_zeta0 = [suc → R2 R1, 0 → H] (suc (R2 R1 H suc 0)) suc 0 = R2 R1 (R2 R1 H (R2 R1) H) suc 0</text:p>
      <text:p text:style-name="P183">zeta_zeta_zeta0 = R2 R1 (R2 R1 H (R2 R1) H) (R2 R1) H suc 0</text:p>
      <text:p text:style-name="P183">zeta_..._zeta0 = R2 R1 (R2 R1 H (R2 R1) H) (R2 R1) H … (R2 R1) H suc 0</text:p>
      <text:p text:style-name="P183"/>
      <text:p text:style-name="P189">( e = epsilon )</text:p>
      <text:p text:style-name="P189">e0 = R1 H suc 0</text:p>
      <text:p text:style-name="P189">w^(e0 + 1) = [suc→H, 0→suc] (suc (R1 H suc 0)) 0 = H (R1 H H suc) 0 = H (R1 H suc) 0 = e0 * w</text:p>
      <text:p text:style-name="P189">w^w^(e0 + 1) = w^(e0 * w) = H (R1 H H) suc 0 = H (R1 H) suc 0 = e0^w </text:p>
      <text:p text:style-name="P189">R1 H (R1 H suc) 0 = e0²</text:p>
      <text:p text:style-name="P189">H (R1 H) suc 0 = e0^w</text:p>
      <text:p text:style-name="P189">w^w^w^(e0 + 1) = w^e0^w = H (R1 H) H suc 0 = lim</text:p>
      <text:p text:style-name="P184"><text:tab/><text:span text:style-name="T127">H suc 0 = w</text:span></text:p>
      <text:p text:style-name="P189"><text:tab/>R1 H H suc 0 = R1 H suc 0 = e0 <text:tab/></text:p>
      <text:p text:style-name="P184"><text:tab/><text:span text:style-name="T127">R1 H (R1 H H) suc 0 = R1 H (R1 H) suc 0</text:span></text:p>
      <text:p text:style-name="P184"><text:tab/><text:span text:style-name="T127">R1 H (R1 H (R1 H H)) suc 0 = R1 H (R1 H (R1 H)) suc 0</text:span></text:p>
      <text:p text:style-name="P189">e0 = R1 H suc 0</text:p>
      <text:p text:style-name="P189">e0² = R1 H (R1 H suc) 0</text:p>
      <text:p text:style-name="P189">e0^a = [suc-&gt;R1 H, 0→suc] a 0</text:p>
      <text:p text:style-name="P189">e0^w = [suc→R1 H, 0→suc] (H suc 0) 0 = H (R1 H) suc 0</text:p>
      <text:p text:style-name="P189"/>
      <text:p text:style-name="P189">e0^e0^w = H (R1 H) (R1 H) suc 0 = lim</text:p>
      <text:p text:style-name="P189"><text:tab/>R1 H suc 0</text:p>
      <text:p text:style-name="P189"><text:tab/>R1 H (R1 H) suc 0</text:p>
      <text:p text:style-name="P189"><text:tab/>R1 H (R1 H (R1 H)) suc 0</text:p>
      <text:p text:style-name="P198">e0^e0^e0^w = H (R1 H) (R1 H) (R1 H) suc 0</text:p>
      <text:p text:style-name="P190"/>
      <text:p text:style-name="P198">e0^0 = suc 0</text:p>
      <text:p text:style-name="P198">e0 = R1 H suc 0 </text:p>
      <text:p text:style-name="P198">e0^e0 = R1 H (R1 H) suc 0</text:p>
      <text:p text:style-name="P198">e0^e0^e0 = R1 H (R1 H) (R1 H) suc 0</text:p>
      <text:p text:style-name="P190">… <text:span text:style-name="T128">R1 (R1 H) suc 0</text:span></text:p>
      <text:p text:style-name="P190"/>
      <text:p text:style-name="P198">R'1 f g = lim f, f g, f g g, … </text:p>
      <text:p text:style-name="P198">R1 = R'1 I</text:p>
      <text:p text:style-name="P198">R'1 I (R'1 I H) suc 0 = R'1 (H (R'1 I H)) H suc 0 ?</text:p>
      <text:p text:style-name="P190"><text:tab/></text:p>
      <text:p text:style-name="P192">w^w^(e0+1) = e0^w</text:p>
      <text:p text:style-name="P191">w^w^w^(e0+1) = e0^e0^w</text:p>
      <text:p text:style-name="P191"><text:soft-page-break/>supp. W^...^w^w^(e0+1) = e0^...^e0^w</text:p>
      <text:p text:style-name="P191">dem w^...^w^w^w^(e0+1) = e0^...^e0^e0^w</text:p>
      <text:p text:style-name="P191">e0^...^e0^w = (w^e0)^e0^...^e0^w = w^(e0*e0^...^e0^w) = w^e0^(1+e0^...(n-1)...^e0^w = w^e0^...^e0^w = w^w^...^w^(e0+1)</text:p>
      <text:p text:style-name="P191"/>
      <text:p text:style-name="P191">w^w^(e0+1) = e0^w</text:p>
      <text:p text:style-name="P191">e0 = R1 H suc 0</text:p>
      <text:p text:style-name="P191">w^a = [suc→H,0→suc] a 0</text:p>
      <text:p text:style-name="P191">w^(e0+1) = [suc→H,0→suc] (suc (R1 H suc 0)) 0 = H (R1 H H suc) 0 = H (R1 H suc) 0</text:p>
      <text:p text:style-name="P191">w^w^(e0+1) = H (R1 H H) suc 0 = H (R1 H) suc 0</text:p>
      <text:p text:style-name="P191">e0^a = [suc→R1 H, 0→suc] a 0</text:p>
      <text:p text:style-name="P191">e0^w = [suc→R1 H, 0→suc] (H suc 0) 0 = H (R1 H) suc 0</text:p>
      <text:p text:style-name="P191">w^w^w^(e0+1) = H (R1 H) H suc 0</text:p>
      <text:p text:style-name="P191">e0^e0^w = H (R1 H) (R1 H) suc 0</text:p>
      <text:p text:style-name="P191">supp H (R1 H) H … H suc 0 = H (R1 H) (R1 H) … (R1 H) suc 0</text:p>
      <text:p text:style-name="P191">dem H (R1 H) H H … H suc 0 = H (R1 H) (R1 H) (R1 H) … (R1 H) suc 0</text:p>
      <text:p text:style-name="P191">e0 = R1 H suc 0</text:p>
      <text:p text:style-name="P191">w^e0 = [suc→H, 0→suc] (R1 H suc 0) 0 = (R1 H H suc) 0 = R1 H suc 0</text:p>
      <text:p text:style-name="P191">H (R1 H) H H … H suc 0 = lim</text:p>
      <text:p text:style-name="P191"><text:tab/>H H … H suc 0</text:p>
      <text:p text:style-name="P191"><text:tab/>R1 H H H … H suc 0</text:p>
      <text:p text:style-name="P191"><text:tab/>R1 H (R1 H H) H … H suc 0 = R1 H (R1 H) H … H suc 0</text:p>
      <text:p text:style-name="P191">H (R1 H) (R1 H) (R1 H) … (R1 H) suc 0 = lim</text:p>
      <text:p text:style-name="P191"><text:tab/>R1 H (R1 H) … (R1 H) suc 0</text:p>
      <text:p text:style-name="P191"><text:tab/>R1 H (R1 H) (R1 H) … (R1 H) suc 0</text:p>
      <text:p text:style-name="P191"><text:tab/>R1 H (R1 H (R1 H)) (R1 H) … (R1 H) suc 0</text:p>
      <text:p text:style-name="P193">R1 (R2 R1 H) R1 H … R1 H suc 0 = R2 R1 (R2 R1 H) suc 0 ?</text:p>
      <text:p text:style-name="P193">H (R1 H) H … H suc 0 = R1 (R1 H) suc 0 = (R1 H) … (R1 H) suc 0 = H (R1 H) (R1 H) … (R1 H) suc 0</text:p>
      <text:p text:style-name="P193">R1 (R2 R1 H) R1 H … R1 H</text:p>
      <text:p text:style-name="P193">R2 R1 (R2 R1 H) suc 0</text:p>
      <text:p text:style-name="P193">= R1 (R2 R1 H) R1 (R2 R1 H) … R1 (R2 R1 H) suc 0</text:p>
      <text:p text:style-name="P193">phi(2,1) = zeta1 = e_..._e_(zeta0+1)</text:p>
      <text:p text:style-name="P193">e_a = [suc→R1,0→H] (1+a) suc 0</text:p>
      <text:p text:style-name="P193">zeta0 = R2 R1 H suc 0</text:p>
      <text:p text:style-name="P193">zeta0 + 1 = suc (R2 R1 H suc 0)</text:p>
      <text:p text:style-name="P193">e_(zeta_0+1) = R1 (R2 R1 H R1 H) suc 0 = R1 (R2 R1 H) suc 0</text:p>
      <text:p text:style-name="P193">e_e_(zeta_0+1) = R1 (R2 R1 H) R1 H suc 0</text:p>
      <text:p text:style-name="P193">e_e_e_(zeta_0+1) = R1 (R2 R1 H) R1 H R1 H suc 0</text:p>
      <text:p text:style-name="P193">…</text:p>
      <text:p text:style-name="P193">R1 (R2 R1 H) R1 H … R1 H suc 0</text:p>
      <text:p text:style-name="P193">= R2 R1 (R2 R1 H) suc 0 ?</text:p>
      <text:p text:style-name="P193"/>
      <text:p text:style-name="P193">phi(2,0) = zeta0 = R2 R1 H suc 0</text:p>
      <text:p text:style-name="P193">zeta0 ^ … ^zeta0 = w^...^w^(zeta0 + 1)</text:p>
      <text:p text:style-name="P193">R2 R1 H suc (R2 R1 H suc 0) = zeta0 * 2</text:p>
      <text:p text:style-name="P193">R2 R1 H (R2 R1 H) suc 0 = zeta0 ^zeta0 </text:p>
      <text:p text:style-name="P193">R1 (R2 R1 H) suc 0 = zeta0 ^… ^zeta0 = w^...^w^(zeta0+1)</text:p>
      <text:p text:style-name="P193">R1 (R1 (R2 R1 H)) suc 0 = e_(zeta0+1)^...^e_(zeta0+1) = w^...^w^(e_(zeta0+1)+1) = e_(e_(zeta0+1)+1)</text:p>
      <text:p text:style-name="P193">… H R1 (R2 R1 H) suc 0 = lim</text:p>
      <text:p text:style-name="P193"><text:tab/>R2 R1 H suc 0 = zeta0 </text:p>
      <text:p text:style-name="P193"><text:tab/>R1 (R2 R1 H) suc 0 = zeta0 ^ … ^ zeta0 = w^...^w^(zeta0 + 1) = e_(zeta0 + 1)</text:p>
      <text:p text:style-name="P193"><text:tab/>R1 (R1 (R2 R1 H)) suc 0</text:p>
      <text:p text:style-name="P193">= H [e_(*+1)] zeta0 </text:p>
      <text:p text:style-name="P193">a^...^a^w = w^...^w^w^(a+1) → e_(a+1) </text:p>
      <text:p text:style-name="P194"><text:soft-page-break/>a^...^a = w^...^w^(a*2)</text:p>
      <text:p text:style-name="P193">H R1 (R2 R1 H) suc 0</text:p>
      <text:p text:style-name="P193">R1 H R1 (R2 R1 H) suc 0</text:p>
      <text:p text:style-name="P193">R1 (R2 R1 H) R1 (R2 R1 H) suc 0</text:p>
      <text:p text:style-name="P193">R2 R1 (R2 R1 H) suc 0</text:p>
      <text:p text:style-name="P193">H (R2 R1) H suc 0</text:p>
      <text:p text:style-name="P193">(R2 R1) H (R2 R1) H suc 0</text:p>
      <text:p text:style-name="P193">R2 (R2 R1) H suc 0</text:p>
      <text:p text:style-name="P193">H R2 R1 H suc 0</text:p>
      <text:p text:style-name="P193">R2 R1 H R2 R1 H suc 0</text:p>
      <text:p text:style-name="P193">R3 R2 R1 H suc 0</text:p>
      <text:p text:style-name="P193"><text:tab/></text:p>
      <text:p text:style-name="P195">phi(1,0) = e0 = R1 H suc 0</text:p>
      <text:p text:style-name="P195">phi(2,0) = z0 = R2 R1 H suc 0</text:p>
      <text:p text:style-name="P195">phi(2,1) = z1 = R1 (R2 R1 H) R1 H … R1 H suc 0 = R2 R1 (R2 R1 H) suc 0 ?</text:p>
      <text:p text:style-name="P195">phi(2,a) = (R2 R1)⁽1+a) H suc 0 ?</text:p>
      <text:p text:style-name="P195">phi(2,w) = H (R2 R1) H suc 0</text:p>
      <text:p text:style-name="P195">phi(2,phi(2,0)) = R2 R1 H (R2 R1) H suc 0</text:p>
      <text:p text:style-name="P195">phi(3,0) = R2 (R2 R1) H suc 0</text:p>
      <text:p text:style-name="P195">phi(1+a,0) = R2^a R1 H suc 0</text:p>
      <text:p text:style-name="P195">phi(phi(1,0),0) = R1 H R2 R1 H suc 0</text:p>
      <text:p text:style-name="P195">phi(1,0,0) = R3 R2 R1 H suc 0 = Gamma0</text:p>
      <text:p text:style-name="P195">R3 R2 R1 H suc (R3 R2 R1 H suc 0) = Gamma0 * 2</text:p>
      <text:p text:style-name="P195">R3 R2 R1 H (R3 R2 R1 H suc) 0 = Gamma0 ^ 2</text:p>
      <text:p text:style-name="P195">R3 R2 R1 H (R3 R2 R1 H) suc 0 = Gamma0 ^Gamma0</text:p>
      <text:p text:style-name="P195">Gamma0 ^ a = [suc→R3 R2 R1 H, 0→suc] a 0</text:p>
      <text:p text:style-name="P195">R1 (R3 R2 R1 H) suc 0 = Galla0 ^ … ^ Gamma0 = w ^ … ^ w ^ (Gamma0+1) = w ^ … <text:s/>^ w ^ (Gamma0*2) = <text:s/>e_(Gamma0+1) = phi(1,Gamma0+1) = phi(1,0,1)</text:p>
      <text:p text:style-name="P195">phi(1,0,0) = R3 R2 R1 H suc 0</text:p>
      <text:p text:style-name="P195">phi(1,0,1) = R1 (R3 R2 R1 H) suc 0</text:p>
      <text:p text:style-name="P195">phi(1,0,a) = [suc→R1, 0→R3 R2 R1 H] a suc 0</text:p>
      <text:p text:style-name="P195">phi(1,0,phi(1,0,0)) = R3 R2 R1 H R1 (R3 R2 R1 H) suc 0</text:p>
      <text:p text:style-name="P195">phi(1,1,0) = R2 R1 (R3 R2 R1 H) suc 0</text:p>
      <text:p text:style-name="P195">phi(1,a,0) = (R2 R1)^a (R3 R2 R1 H) suc 0</text:p>
      <text:p text:style-name="P195">phi(1,phi(1,0,0),0) = R3 R2 R1 H (R2 R1) (R3 R2 R1 H) suc 0</text:p>
      <text:p text:style-name="P195">phi(2,0,0) = R2 (R2 R1) (R3 R2 R1 H) suc 0</text:p>
      <text:p text:style-name="P195">phi(phi(1,0,0),0,0) = R3 R2 R1 H (R2 (R2 R1)) (R3 R2 R1 H) suc 0</text:p>
      <text:p text:style-name="P195">phi(1,0,0,0) = R2 (R2 (R2 R1)) (R3 R2 R1 H) suc 0</text:p>
      <text:p text:style-name="P195"/>
      <text:p text:style-name="P196">w = phi(1) = H suc 0</text:p>
      <text:p text:style-name="P196">e0 = phi(1,0) = R1 H suc 0</text:p>
      <text:p text:style-name="P196">z0 = phi(2,0) = R2 R1 H suc 0</text:p>
      <text:p text:style-name="P196">GammaO = phi(1,0,0) = R3 R2 R1 H suc 0</text:p>
      <text:p text:style-name="P196">phi(1,0,0,0) = R2 (R2 (R2 R1)) (R3 R2 R1 H) suc 0 ?</text:p>
      <text:p text:style-name="P196"/>
      <text:p text:style-name="P197"><text:a xlink:type="simple" xlink:href="https://johncarlosbaez.wordpress.com/2016/07/07/large-countable-ordinals-part-3/" text:style-name="Internet_20_link" text:visited-style-name="Visited_20_Internet_20_Link">https://johncarlosbaez.wordpress.com/2016/07/07/large-countable-ordinals-part-3/</text:a></text:p>
      <text:p text:style-name="P197"/>
      <text:p text:style-name="P199">récapitulation</text:p>
      <text:p text:style-name="P199">w^a = [suc:H,0:suc] a 0</text:p>
      <text:p text:style-name="P199">e0^a = [suc:R1 H,0:suc] a 0</text:p>
      <text:p text:style-name="P199">e_a = [suc:R1,0:H] (1+a) suc 0</text:p>
      <text:p text:style-name="P199">z_a = suc:H R1,0:R2 R1 H] a suc 0</text:p>
      <text:p text:style-name="P199">a^...^a = w^...^w^(a+1) = e_(a+1)</text:p>
      <text:p text:style-name="P199">w^...^w^(e0+1) = H (R1 H) H … H suc 0 = e0^...^e0 = R1 (R1 H) suc 0</text:p>
      <text:p text:style-name="P200"><text:soft-page-break/>a = f suc 0 =&gt; a^a = f f suc 0, … , a^...^a = e_(a+1) = R1 f suc 0</text:p>
      <text:p text:style-name="P199"/>
      <text:p text:style-name="P199">phi(1,0) = e0 = R1 H suc 0</text:p>
      <text:p text:style-name="P199">phi(2,0) = z0 = R2 R1 H suc 0</text:p>
      <text:p text:style-name="P199">phi(2,1) = z1 = e_..._e_(z0+1) = R1 (R2 R1 H) R1 H … R1 H suc 0 = R2 R1 (R2 R1 H) suc 0 ? ou H R1 (R2 R1 H) suc 0 ?</text:p>
      <text:p text:style-name="P200"/>
      <text:p text:style-name="P200">R2 R1 H suc 0 = z0</text:p>
      <text:p text:style-name="P201">R1 (R2 R1 H) suc 0 = z0^...^z0 = e_(z0+1) = [suc:R1,0:H] (suc (R2 R1 H suc 0)) suc 0 = R1 (R2 R1 H R1 H) suc 0 = R1 (R2 R1 H) suc 0</text:p>
      <text:p text:style-name="P201">R1 (R1 (R2 R1 H)) suc 0 = e_(z0+1)^...^e_(z0+1) = e_(e_(z0+1)+1)</text:p>
      <text:p text:style-name="P201">H R1 (R2 R1 H) suc 0 = e_...e_(z0+1)+1...+1 = ? e_...e_z0+1 = z1 </text:p>
      <text:p text:style-name="P201">R1 (H R1 (R2 R1 H)) suc 0 = z1^...^z1 = e_(z1+1) = [suc:R1,0:H] (suc (RH R1 (R2 R1 H) suc 0)) suc 0 = R1 (H R1 (R2 R1 H) R1 H) suc0</text:p>
      <text:p text:style-name="P201">H R1 (H R1 (R2 R1 H)) suc 0 = e_...e_(z1+1)...+1 = ? e_...e_z1+1 = z2 = phi(2,2)</text:p>
      <text:p text:style-name="P201">phi(2,a) = z_a = ? [suc:H R1,0:R2 R1 H] a suc 0</text:p>
      <text:p text:style-name="P201">z0 = R2 R1 H suc 0</text:p>
      <text:p text:style-name="P201">z_z0 = R2 R1 H (H R1) (R2 R1 H) suc0</text:p>
      <text:p text:style-name="P201">z_z_z0 = R2 R1 H (H R1) (R2 R1 H) (H R1) (R2 R1 H) suc 0</text:p>
      <text:p text:style-name="P201">phi(3,0) = eta0 = R2 (H R1) (R2 R1 H) suc 0</text:p>
      <text:p text:style-name="P182"/>
      <text:p text:style-name="P202">R3 R2 R1 H suc 0</text:p>
      <text:p text:style-name="P202">R2 R1 H R2 R1 H suc 0</text:p>
      <text:p text:style-name="P202">R1 H R1 H R2 R1 H suc 0</text:p>
      <text:p text:style-name="P202">H H R1 H R2 R1 H suc 0</text:p>
      <text:p text:style-name="P202">H (H R1) H R2 R1 H suc 0</text:p>
      <text:p text:style-name="P202">H R1 (H R1 H) R2 R1 H suc 0</text:p>
      <text:p text:style-name="P202">R1 (R1 (H R1 H)) R2 R1 H suc 0</text:p>
      <text:p text:style-name="P202">R1 (H R1 H) (R1 (H R1 H)) R2 R1 H suc 0</text:p>
      <text:p text:style-name="P202">H R1 H (H R1 H) (R1 (H R1 H)) R2 R1 H suc 0</text:p>
      <text:p text:style-name="P202">R1 (R1 H) (H R1 H) (R1 (H R1 H)) R2 R1 H suc 0</text:p>
      <text:p text:style-name="P202">R1 H (R1 H) (H R1 H) (R1 (H R1 H)) R2 R1 H suc 0</text:p>
      <text:p text:style-name="P202">H H (R1 H) (H R1 H) (R1 (H R1 H)) R2 R1 H suc 0</text:p>
      <text:p text:style-name="P202">H (H (R1 H)) (H R1 H) (R1 (H R1 H)) R2 R1 H suc 0</text:p>
      <text:p text:style-name="P202">H (R1 H) (H (R1 H) (H R1 H)) (R1 (H R1 H)) R2 R1 H suc 0</text:p>
      <text:p text:style-name="P202">R1 H (R1 H (H (R1 H) (H R1 H))) (R1 (H R1 H)) R2 R1 H suc 0</text:p>
      <text:p text:style-name="P202"/>
      <text:p text:style-name="P203">a ...</text:p>
      <text:p text:style-name="P203">b = g (f (f x)) </text:p>
      <text:p text:style-name="P203">c = g ([suc:f,0:x] a)</text:p>
      <text:p text:style-name="P203">rep ord a par h tel que h suc 0 = a</text:p>
      <text:p text:style-name="P203">[suc:f,0:x] a = h f x</text:p>
      <text:p text:style-name="P203">0<text:tab/><text:tab/>s:z:z</text:p>
      <text:p text:style-name="P203">suc 0<text:tab/><text:tab/>s:z:sz</text:p>
      <text:p text:style-name="P203">H suc 0<text:tab/><text:tab/>s:z:H s z</text:p>
      <text:p text:style-name="P203">suc (H suc 0)<text:tab/>s:z:s (H s z)</text:p>
      <text:p text:style-name="P203">H suc (H suc 0)<text:tab/>s:z:H s (H s z)</text:p>
      <text:p text:style-name="P203">H (H suc) 0<text:tab/>s:z:H (H s z)</text:p>
      <text:p text:style-name="P203"/>
      <text:p text:style-name="P204">a = H suc 0</text:p>
      <text:p text:style-name="P204">b = H suc (H suc 0) / s:z:H s (H s z)</text:p>
      <text:p text:style-name="P204">c = H (H suc) 0 </text:p>
      <text:p text:style-name="P203">g = I</text:p>
      <text:p text:style-name="P203">f = H suc</text:p>
      <text:p text:style-name="P203">x = 0</text:p>
      <text:p text:style-name="P203">c = [suc:H suc,0:0] (H suc 0)</text:p>
      <text:p text:style-name="P205"><text:soft-page-break/>(s:z:H s z) (H suc) 0 = H (H suc) 0</text:p>
      <text:p text:style-name="P203">s:z:((s:z:H s z) ((s:z:H s) s z) ((s:z:z) z)</text:p>
      <text:p text:style-name="P203">= s:z:H ((s:z:H s) s z) ((s:z:z) z)</text:p>
      <text:p text:style-name="P203">= s:z:H (H s) z</text:p>
      <text:p text:style-name="P203"/>
      <text:p text:style-name="P206">0<text:tab/>0</text:p>
      <text:p text:style-name="P206">1<text:tab/>suc 0</text:p>
      <text:p text:style-name="P206">2 <text:tab/>suc (suc 0)</text:p>
      <text:p text:style-name="P206">3<text:tab/>H suc 0</text:p>
      <text:p text:style-name="P206">4<text:tab/>suc (H suc 0)</text:p>
      <text:p text:style-name="P206">5<text:tab/>suc (suc (H suc 0))</text:p>
      <text:p text:style-name="P206">6<text:tab/>H suc (H suc 0)</text:p>
      <text:p text:style-name="P206">7 <text:tab/>H (H suc) 0</text:p>
      <text:p text:style-name="P206">8<text:tab/>H H suc 0</text:p>
      <text:p text:style-name="P206">*9<text:tab/>R1 H suc 0<text:tab/><text:tab/><text:tab/><text:tab/><text:tab/><text:tab/><text:tab/><text:span text:style-name="T129">e0 = phi(1,0)</text:span></text:p>
      <text:p text:style-name="P206">10<text:tab/>suc (R1 H suc 0)</text:p>
      <text:p text:style-name="P206">11<text:tab/>suc (suc (R1 H suc 0))<text:tab/>suc:suc,0:R1 H suc 0</text:p>
      <text:p text:style-name="P206">9:12<text:tab/>R1 H suc (R1 H suc 0)<text:tab/>suc:R1 H suc,0:0</text:p>
      <text:p text:style-name="P206">9:13<text:tab/>R1 H (R1 H suc) 0<text:tab/>suc:R1 H, 0:suc</text:p>
      <text:p text:style-name="P206">9:14<text:tab/>R1 H (R1 H) suc 0</text:p>
      <text:p text:style-name="P206">15<text:tab/>R1 (R1 H) suc 0<text:tab/><text:tab/>suc:R1, 0:H</text:p>
      <text:p text:style-name="P206">9:16<text:tab/>R1 H R1 H suc 0</text:p>
      <text:p text:style-name="P206">*17<text:tab/>R2 R1 H suc 0<text:tab/><text:tab/><text:tab/><text:tab/><text:tab/><text:tab/><text:tab/><text:span text:style-name="T129">z0 = phi(2,0)</text:span></text:p>
      <text:p text:style-name="P206">18<text:tab/>suc (R2 R1 H suc 0)<text:tab/><text:tab/><text:tab/><text:tab/><text:tab/><text:tab/><text:span text:style-name="T129">z0 + 1 </text:span></text:p>
      <text:p text:style-name="P206">19 <text:tab/>suc (suc (R2 R1 H suc 0))<text:tab/>suc:suc,0:R2 R1 H suc 0<text:tab/><text:span text:style-name="T129">z0 + 2</text:span></text:p>
      <text:p text:style-name="P206">17:20<text:tab/>R2 R1 H suc (R2 R1 H suc 0)<text:tab/>suc:R2 R1 H suc,0:0<text:tab/><text:tab/><text:span text:style-name="T129">z0 * 2</text:span></text:p>
      <text:p text:style-name="P206">17:21<text:tab/>R2 R1 H (R2 R1 H suc) 0<text:tab/>suc:R2 R1 H,0:suc<text:tab/><text:tab/><text:span text:style-name="T129">z0 ^ 2</text:span></text:p>
      <text:p text:style-name="P206">17:22<text:tab/>R2 R1 H (R2 R1 H) suc 0<text:tab/><text:tab/><text:tab/><text:tab/><text:tab/><text:span text:style-name="T129">z0 ^ z0 </text:span></text:p>
      <text:p text:style-name="P206">*23<text:tab/>R1 (R2 R1 H) suc 0<text:tab/><text:tab/><text:tab/><text:tab/><text:tab/><text:tab/><text:span text:style-name="T129">z0 ^ … ^ z0 = e_(z0+1)</text:span></text:p>
      <text:p text:style-name="P206">24 <text:tab/>suc (R1 (R2 R1 H) suc 0)<text:tab/><text:tab/><text:tab/><text:tab/><text:tab/><text:span text:style-name="T129">e_(z0+1)+1</text:span></text:p>
      <text:p text:style-name="P206">25 <text:tab/>suc (suc (R1 (R2 R1 H) suc 0)<text:tab/>suc:suc,0:R1 (R2 R1 H) suc 0<text:tab/><text:span text:style-name="T129">e_(z0+1)+2</text:span></text:p>
      <text:p text:style-name="P206">23:26<text:tab/>R1 (R2 R1 H) suc (R1 (R2 R1 H) suc 0)<text:tab/>suc:R1 (R2 R1 H),0:suc<text:tab/><text:span text:style-name="T129">e_(z0+1)^2</text:span></text:p>
      <text:p text:style-name="P206">23:28<text:tab/>R1 (R2 R1 H) (R1 (R2 R1 H)) suc 0<text:tab/><text:tab/><text:tab/><text:tab/><text:span text:style-name="T129">e_(z0+1)^e_(z0+1)</text:span></text:p>
      <text:p text:style-name="P206">29<text:tab/>R1 (R1 (R2 R1 H)) suc 0<text:tab/>suc:R1,0:R2 R1 H<text:tab/><text:tab/><text:span text:style-name="T129">e_(z0+1) ^ … ^ e_(z0+1) = e_(e_(z0+1)+1)</text:span></text:p>
      <text:p text:style-name="P206">23:30<text:tab/>R1 (R2 R1 H) R1 (R2 R1 H) suc 0</text:p>
      <text:p text:style-name="P206">31 <text:tab/>R2 R1 (R2 R1 H) suc 0<text:tab/><text:tab/>suc:R2 R1,0:H</text:p>
      <text:p text:style-name="P206">17:31<text:tab/>R2 R1 H (R2 R1) H suc 0</text:p>
      <text:p text:style-name="P206">33<text:tab/>R2 (R2 R1) H suc 0<text:tab/><text:tab/>suc:R2, 0:R1</text:p>
      <text:p text:style-name="P206">17:34<text:tab/>R2 R1 H R2 R1 H suc 0</text:p>
      <text:p text:style-name="P206">35 <text:tab/>R3 R2 R1 H suc 0</text:p>
      <text:p text:style-name="P206"/>
      <text:p text:style-name="P207">f <text:s/>suc 0 = a</text:p>
      <text:p text:style-name="P207">f f suc 0 = a^a</text:p>
      <text:p text:style-name="P207">R1 f suc 0 = a^...^a = e_(a+1)</text:p>
      <text:p text:style-name="P207">R1 f (R1 f) suc 0 = e_(a+1)^e_(a+1)</text:p>
      <text:p text:style-name="P207">R1 (R1 f) suc 0 = e_(a+1)^...^e_(a+1) = e_(e_(a+1)+1)</text:p>
      <text:p text:style-name="P207">H R1 f suc 0 = e_..._e_(a+1)...+1</text:p>
      <text:p text:style-name="P207">H R1 f (H R1 f) suc 0 = (e_...e_(a+1)...+1) ^^ 2</text:p>
      <text:p text:style-name="P207">R1 (H R1 f) suc 0 = e_(e_...e_(a+1)...+1)</text:p>
      <text:p text:style-name="P207">R1 (H R1 f) (R1 (H R1 f)) suc 0 = (e_(e_..._e_(a+1)...+1)+1) ^^ 2</text:p>
      <text:p text:style-name="P207">R1 (R1 (H r1 f)) suc 0 =</text:p>
      <text:p text:style-name="P207">H R1 (H R1 f) suc 0</text:p>
      <text:p text:style-name="P207">H (H R1) f suc 0</text:p>
      <text:p text:style-name="P207"><text:soft-page-break/>H H R1 f suc 0</text:p>
      <text:p text:style-name="P207">R1 H R1 f suc 0</text:p>
      <text:p text:style-name="P207"/>
      <text:p text:style-name="P236">formules importantes :</text:p>
      <text:p text:style-name="P236">w^a = [suc:H,0:suc] a 0</text:p>
      <text:p text:style-name="P236">e0^a = [suc:R1 H,0:suc] a 0</text:p>
      <text:p text:style-name="P236">e_a = phi(1,a) = [suc:R1,0:H] (1+a) suc 0 ; 1+a = [0:suc 0] a</text:p>
      <text:p text:style-name="P236">a^...^a = w^...^w^(a+1) = e_(a+1)</text:p>
      <text:p text:style-name="P236">e1 = phi(1,1) = w^...^w^(e0+1) = H (R1 H) H … H suc 0 = e0^...^e0 = R1 (R1 H) suc 0</text:p>
      <text:p text:style-name="P236">z0 = phi(2,0) = R2 R1 H suc 0</text:p>
      <text:p text:style-name="P236">z1 = phi(2,1) = e_..._e_(z0+1) = R1 (R2 R1 H) R1 H … R1 H suc 0 = ? R2 R1 (R2 R1 H) suc 0 = ? H R1 (R2 R1 H) suc 0</text:p>
      <text:p text:style-name="P236"/>
      <text:p text:style-name="P208">z1 = R'2 (R1 (R2 R1 H)) R1 H suc 0</text:p>
      <text:p text:style-name="P208">z1 + 1 = suc (R'2 (R1 (R2 R1 H)) R1 H suc 0)</text:p>
      <text:p text:style-name="P208">e_(z1+1) = R1 (R'2 (R1 (R2 R1 H)) R1 H R1 H) suc 0 = <text:s/>R1 (R'2 (R1 (R2 R1 H)) R1 H) suc 0</text:p>
      <text:p text:style-name="P208">e_e_ç(z1+1) = R1 (R'2 (R1 (R2 R1 H)) R1 H) R1 H suc 0</text:p>
      <text:p text:style-name="P208">z2 = e_..._e_(z1+1) = R'2 (R1 (R'2 (R1 (R2 R1 H)) R1 H) R1 H suc 0</text:p>
      <text:p text:style-name="P208">z_w = H [R'2 (R1 *) R1 H] (R2 R1 H) suc 0</text:p>
      <text:p text:style-name="P208">z_a = [suc :[R'2 (R1 *) R1 H],0:R2 R1 H] a suc 0</text:p>
      <text:p text:style-name="P208">eta0 = z_eta0 = H [[suc:[R'2 (R1 *) R1 H],0:R2 R1 H] * suc 0] 0</text:p>
      <text:p text:style-name="P208"/>
      <text:p text:style-name="P209">R1 (R1 (R2 R1 H)) suc 0 = e_(z0+1)^...^e_(z0+1) = e_(e_(z0+1)+1) → R1 (R2 R1 H) R1 (R2 R1 H) suc 0 ?</text:p>
      <text:p text:style-name="P209">H R1 (R2 R1 H) suc 0 = e_..._e_(z0+1)...+1 ≥ e_..._e_(z0+1) = z1</text:p>
      <text:p text:style-name="P209">H R1 (R2 R1 H) (H R1 (R2 R1 H)) suc 0 ≥ z1^z1</text:p>
      <text:p text:style-name="P209">R1 (H R1 (R2 R1 H)) suc 0 ≥ z1^...^z1 = e_(z1+1)</text:p>
      <text:p text:style-name="P209">R1 (R1 (H R1 (R2 R1 H))) suc 0 ≥ e_(z1+1)^...^e_(z1+1) = e_(e_(z1+1)+1)</text:p>
      <text:p text:style-name="P209">H R1 (H R1 (R2 R1 H)) suc 0 ≥ e_..._e_(z1+1) = z2 = phi(2,2)</text:p>
      <text:p text:style-name="P209">H (H R1) (R2 R1 H) suc 0 ≥ z_w</text:p>
      <text:p text:style-name="P209">[suc:H R1,0:R2 R1 H] a suc 0 ≥ z_a</text:p>
      <text:p text:style-name="P209">z0 = R2 R1 H suc 0</text:p>
      <text:p text:style-name="P209">R2 R1 H (H R1) (R2 R1 H) suc 0 ≥ z_z0</text:p>
      <text:p text:style-name="P209">R2 R1 H (H R1) (R2 R1 H) (H R1) (R2 H1 H) suc 0 ≥ z_z_z0</text:p>
      <text:p text:style-name="P209">R2 (H R1) (R2 R1 H) suc 0 ≥ z_..._z0 = eta0 = phi(3,0)</text:p>
      <text:p text:style-name="P209"/>
      <text:p text:style-name="P210">rationalisation de la fonction phi de Veblen</text:p>
      <text:p text:style-name="P210">rappels (Simmons) :</text:p>
      <text:p text:style-name="P210">Fix f z = f^w z = H f (suc z)</text:p>
      <text:p text:style-name="P210">Next = Fix [w^*]</text:p>
      <text:p text:style-name="P210">[0] h = Fix [h^* 0]</text:p>
      <text:p text:style-name="P210">[1] h g = Fix [h^* g 0]</text:p>
      <text:p text:style-name="P210">[2] h g f = Fix [h^* g f 0]</text:p>
      <text:p text:style-name="P210">phi(1,0) = e0 = Next 0 </text:p>
      <text:p text:style-name="P210">e1 = Next e0 = Next (Next 0) = Next² 0</text:p>
      <text:p text:style-name="P210">ew = Next^w 0</text:p>
      <text:p text:style-name="P210">e_a = Next^(1+a) 0 = e'_(1+a) = phi''(1,1+a)</text:p>
      <text:p text:style-name="P210">…</text:p>
      <text:p text:style-name="P210">phi(3,a) = eta_a = ([0]² Next)^(1+a) 0 = eta'_(1+a) = phi''(3,1+a) = phi'(2,1+a)</text:p>
      <text:p text:style-name="P210">phi'(a,b) = ([0]^a Next)^b 0</text:p>
      <text:p text:style-name="P210">phi(1+a,b) = ([0]^a Next)^(1+b) 0 = phi'(a,1+b)</text:p>
      <text:p text:style-name="P210">phi'(a,0) = 0</text:p>
      <text:p text:style-name="P210">phi'(a,1+b) = phi(1+a,b)</text:p>
      <text:p text:style-name="P210">phi(1+b,a) = phi''(1+b,1+a) = phi'(b,1+a) = ([0]^bNext)^(1+a)</text:p>
      <text:p text:style-name="P210">si c&gt;0 phi(c,b,a) = phi'(c,b,1+a) = ([0]^b (([1] [0])^c Next))^(1+a) 0</text:p>
      <text:p text:style-name="P210"><text:soft-page-break/>phi'(c,b,a) = ([0]^b (([1] [0])^c Next)^a 0</text:p>
      <text:p text:style-name="P210">phi'(b,a) = phi'(0,b,a) = ([0]^b Next)^a 0</text:p>
      <text:p text:style-name="P210">phi'(b,0) = 0</text:p>
      <text:p text:style-name="P210">phi'(p,1+a) = phi'(0,b,1+a) = phi(1+b,a)</text:p>
      <text:p text:style-name="P210">c&gt;0 : </text:p>
      <text:p text:style-name="P210">phi'(c,b,0) = 0</text:p>
      <text:p text:style-name="P210">phi'(c,b,1+a) = phi(c,b,a)</text:p>
      <text:p text:style-name="P210"><text:s text:c="7"/></text:p>
      <text:p text:style-name="P211">e0 = phi(1,0) = phi'(0,1) = R1 H suc 0</text:p>
      <text:p text:style-name="P211">e1 = phi(1,1) = phi'(0,2) = R1 (R1 H) suc 0</text:p>
      <text:p text:style-name="P211">e_a = phi(1,a) = phi'(0,1+a) = [suc:R1,0:H] a suc 0</text:p>
      <text:p text:style-name="P211">z0 = phi(2,0) = phi'(1,1) <text:s/>= R2 R1 H suc 0</text:p>
      <text:p text:style-name="P211">z1 = phi(2,1) = phi'(1,2) = R1 (R2 R1 H) R1 H … R1 H suc 0</text:p>
      <text:p text:style-name="P211">hypothèse : = R2 R1 (R2 R1 H) suc 0 (autre possibilité : H R1 (R2 R1 H) suc 0)</text:p>
      <text:p text:style-name="P211"><text:tab/>z'_a = phi'(1,a) = [suc:R2 R1,0:H] a suc 0</text:p>
      <text:p text:style-name="P211"><text:tab/>z'1 = z0 = R2 R1 H suc 0</text:p>
      <text:p text:style-name="P211"><text:tab/>z'_z'1 = R2 R1 H (R2 R1) H suc 0</text:p>
      <text:p text:style-name="P211"><text:tab/>eta0 = z'_..._z'1 = R2 (R2 R1) H suc 0 (eta0 ≤ R2 (H R1) (R2 R1 H) suc 0)</text:p>
      <text:p text:style-name="P211"><text:tab/>eta0 = phi(3,0) = phi'(2,1) = R2 (R2 R1) H suc 0</text:p>
      <text:p text:style-name="P211"><text:tab/>phi'(a,1) = [suc:R2,0:R1] a H suc 0</text:p>
      <text:p text:style-name="P211"><text:tab/>phi'(1,0,1) = Gamma0 = H [phi'(*,1)] 0</text:p>
      <text:p text:style-name="P211"><text:tab/>= lim 0, R1 H suc 0, R1 H R2 R1 H suc 0, … = R3 R2 R1 H suc 0</text:p>
      <text:p text:style-name="P211"><text:tab/>phi'(0,1) = R1 H suc 0</text:p>
      <text:p text:style-name="P211"><text:tab/>phi'(1,1) = R2 R1 H suc 0</text:p>
      <text:p text:style-name="P211"><text:tab/>phi'(1,0,1) = R3 R2 R1 H suc 0</text:p>
      <text:p text:style-name="P211"><text:tab/>SVO = Rw...1 H suc 0</text:p>
      <text:p text:style-name="P211"><text:tab/>LVO = RW...1 H suc 0 = H [R*...1 H suc 0] 0</text:p>
      <text:p text:style-name="P211"/>
      <text:p text:style-name="P211">z1 = phi(2,1) = phi'(1,2) = R1 (R2 R1 H) R1 H … R1 H suc 0</text:p>
      <text:p text:style-name="P211">R2 R1 (R2 R1 H) suc 0 = R1 (R2 R1 H) R1 (R2 R1 H) … R1 (R2 R1 H) suc 0 ≥ z1</text:p>
      <text:p text:style-name="P211">R2 R1 H → H</text:p>
      <text:p text:style-name="P211">R1 (R2 R1 H) R1 H … R1 H suc 0 = (R2 R1 H) … (R2 R1 H) R1 H … R1 H suc 0 ≥ (R2 R1 H) … (R2 R1 H) suc 0</text:p>
      <text:p text:style-name="P211">R2 R1 H → R1 ?</text:p>
      <text:p text:style-name="P211">R2 R1 H f g x ≥ R1 f g x = f … f g x ?</text:p>
      <text:p text:style-name="P211">R2 R1 H f g x ≥ R2 R1 f g x ≥ R1 f g x ?</text:p>
      <text:p text:style-name="P211"/>
      <text:p text:style-name="P212">Rappels :</text:p>
      <text:p text:style-name="P212">w = H suc 0</text:p>
      <text:p text:style-name="P212">e0 = R1 H suc 0</text:p>
      <text:p text:style-name="P212">1+a = [0:suc 0] a</text:p>
      <text:p text:style-name="P212">w^a = [suc:H,0:suc] a 0</text:p>
      <text:p text:style-name="P212">e0.a = [suc:R1 H suc] a</text:p>
      <text:p text:style-name="P212">e0^a = [suc:R1 H,0:suc] a 0</text:p>
      <text:p text:style-name="P216">notation : x … x = x répété n fois </text:p>
      <text:p text:style-name="P216"/>
      <text:p text:style-name="P212">w^(e0+1) = w^e0.w = e0.w = H (R1 H H suc) 0 = H (R1 H) suc 0</text:p>
      <text:p text:style-name="P212">w^w^(e0+1) = w^(e0.w) = (w^e0).w = e0^w</text:p>
      <text:p text:style-name="P212">w^...^w^w^w^(e0+1) = H (R1 H) H … H suc 0</text:p>
      <text:p text:style-name="P212">e0^...^e0^e0^w = H (R1 H) (R1 H) … (R1 H) suc 0</text:p>
      <text:p text:style-name="P212">suppose<text:span text:style-name="T132">r 2 lignes ci-dessus = pour n, démontrer pour n+1</text:span></text:p>
      <text:p text:style-name="P212"/>
      <text:p text:style-name="P212">e0^...^e0^e0^w = 1+e0^...^e0^e0^w</text:p>
      <text:p text:style-name="P212">H (R1 H) (R1 H) … (R1 H) suc 0 = H (R1 H) (R1 H) … (R1 H) suc (<text:span text:style-name="T1">suc</text:span> 0)</text:p>
      <text:p text:style-name="P212"><text:soft-page-break/>e0^e0^...^e0^e0^w = e0^(1+e0^...^e0^e0^w)</text:p>
      <text:p text:style-name="P212">H (R1 H) (R1 H) … (R1 H) (R1 H) suc 0 = H (R1 H) (R1 H) … (R1 H) (R1 H) (<text:span text:style-name="T1">R1 H</text:span> suc) 0</text:p>
      <text:p text:style-name="P215">w^(e0^e0^...^e0^e0^w) = w^(e0^(1+e0^...^e0^e0^w))</text:p>
      <text:p text:style-name="P215">H (R1 H) (R1 H) … (R1 H) (R1 H) H suc 0 = H (R1 H) (R1 H) … (R1 H) (R1 H) (<text:span text:style-name="T1">R1 H</text:span> H) suc 0 = H (R1 H) (R1 H) … (R1 H) (R1 H) (<text:span text:style-name="T1">R1</text:span> H) suc 0</text:p>
      <text:p text:style-name="P215">w^(e0^e0^...^e0^e0^w) = w^(w^w^...^w^w^w^(e0+1))</text:p>
      <text:p text:style-name="P215"/>
      <text:p text:style-name="P213">e0^...^e0^w = 1+e0^...^e0^w</text:p>
      <text:p text:style-name="P213">H (R1 H) … (R1 H) suc 0 = H (R1 H) … (R1 H) suc (<text:span text:style-name="T1">suc</text:span> 0)</text:p>
      <text:p text:style-name="P213">e0^<text:span text:style-name="T131">e0^</text:span>...^e0^w = e0^(1+e0^...^e0^w)</text:p>
      <text:p text:style-name="P213">H (R1 H) … (R1 H) (R1 H) suc 0 = H (R1 H) … (R1 H) (R1 H) (<text:span text:style-name="T1">R1 H</text:span> suc) 0</text:p>
      <text:p text:style-name="P215">w^(e0^e0<text:span text:style-name="T131">^</text:span>...^e0^w) = w^(e0^(1+e0^...^e0^w))</text:p>
      <text:p text:style-name="P215">H (R1 H) … (R1 H) (R1 H) H suc 0 = H (R1 H) … (R1 H) (R1 H) (<text:span text:style-name="T1">R1 H</text:span> H) suc 0 = H (R1 H) … (R1 H) (R1 H) (<text:span text:style-name="T1">R1</text:span> H) suc 0</text:p>
      <text:p text:style-name="P216">hyp : e0^...<text:span text:style-name="T133">^e0</text:span>^e0^w = w^...^w^w^w^(e0+1)</text:p>
      <text:p text:style-name="P214">H (R1 H) (R1 H) … (R1 H) suc 0 <text:span text:style-name="T132">= </text:span>H (R1 H) H … H suc 0</text:p>
      <text:p text:style-name="P215">w^(e0^e0^...^e0^w) = w^(w^...^w^w^w^(e0+1))</text:p>
      <text:p text:style-name="P216">H (R1 H) (R1 H) … (R1 H) H suc 0 = H (R1 H) H … H H suc 0</text:p>
      <text:p text:style-name="P216">= <text:span text:style-name="T130">H (R1 H) … (R1 H) (R1 H) H suc 0 </text:span>= <text:span text:style-name="T130">H (R1 H) … (R1 H) (R1 H) (</text:span><text:span text:style-name="T2">R1</text:span><text:span text:style-name="T130"> H) suc 0 </text:span>= H (R1 H) (R1H) … (R1 H) (R1 H) suc 0</text:p>
      <text:p text:style-name="P217">QED</text:p>
      <text:p text:style-name="P217"/>
      <text:p text:style-name="P219">e0 = e'1 = R1 H suc 0</text:p>
      <text:p text:style-name="P219">e1 = e'2 = H (R1 H) H … H suc 0 = H (R1 H) (R1 H) … (R1 H) suc 0 = R1 H (R1 H) … (R1 H) suc 0 = R1 (R1 H) suc 0</text:p>
      <text:p text:style-name="P219">e_a = phi(1,a) = [suc:R1, 0:H] (1+a) suc 0</text:p>
      <text:p text:style-name="P219">e'_a = phi'(0,a) = [suc:R1, 0:H] a suc 0</text:p>
      <text:p text:style-name="P220">z0 = phi(2,0) = phi'(1,1) = <text:s/>H [e'_*] 1 = lim </text:p>
      <text:p text:style-name="P220"><text:tab/>suc 0</text:p>
      <text:p text:style-name="P220"><text:tab/>R1 H suc 0</text:p>
      <text:p text:style-name="P220"><text:tab/>R1 H R1 H suc 0</text:p>
      <text:p text:style-name="P220">= R2 R1 H suc 0</text:p>
      <text:p text:style-name="P224">ou lim</text:p>
      <text:p text:style-name="P224"><text:tab/>0</text:p>
      <text:p text:style-name="P224"><text:tab/>H suc 0</text:p>
      <text:p text:style-name="P224"><text:tab/>H R1 H suc 0</text:p>
      <text:p text:style-name="P224"><text:tab/>H R1 H R1 H suc 0</text:p>
      <text:p text:style-name="P224">= R2 R1 H suc 0</text:p>
      <text:p text:style-name="P219">z1 = phi(2,1) = phi'(1,2) = e_..._e_(z0+1) = lim</text:p>
      <text:p text:style-name="P219"><text:tab/>suc (R2 R1 H suc 0)</text:p>
      <text:p text:style-name="P219"><text:tab/>R1 (R2 R1 H R1 H) suc 0 <text:span text:style-name="T134">= R1 (R2 R1 H) suc 0</text:span></text:p>
      <text:p text:style-name="P219"><text:tab/><text:span text:style-name="T134">R1 (R2 R1 H) R1 H suc 0</text:span></text:p>
      <text:p text:style-name="P219"><text:tab/>…</text:p>
      <text:p text:style-name="P221">= R1 (R2 R1 H) R1 H … R1 H suc 0</text:p>
      <text:p text:style-name="P222">z0 + e'_a = [suc:R1,0:H] a suc (R2 R1 H suc 0)</text:p>
      <text:p text:style-name="P222">z0 = R2 R1 H suc 0</text:p>
      <text:p text:style-name="P222">z0+1 = suc (R2 R1 H suc 0)</text:p>
      <text:p text:style-name="P222">e'_(z0+1) = R1 (R2 R1 H R1 H) suc 0 = R1 (R2 R1 H) suc 0</text:p>
      <text:p text:style-name="P222">z0+e'_(z0+1) = R1 (R2 R1 H) suc (R2 R1 H suc 0)</text:p>
      <text:p text:style-name="P222"><text:tab/>= R1 (R2 R1 H) suc 0 ?</text:p>
      <text:p text:style-name="P222">≥ ok, ≤ ?</text:p>
      <text:p text:style-name="P222">R1 (R2 R1 H) suc (R2 R1 H suc 0) = lim</text:p>
      <text:p text:style-name="P222"><text:s/><text:span text:style-name="T137">suc (R2 R1 H suc 0)</text:span></text:p>
      <text:p text:style-name="P222"><text:s/><text:span text:style-name="T137">R2 R1 H suc (R2 R1 H suc 0)</text:span></text:p>
      <text:p text:style-name="P222"><text:s/><text:span text:style-name="T137">R2 R1 H (R2 R1 H) suc (R2 R1 H suc 0) = lim</text:span></text:p>
      <text:p text:style-name="P222"><text:s text:c="2"/><text:span text:style-name="T137">R2 R1 H suc (R2 R1 H suc 0)</text:span></text:p>
      <text:p text:style-name="P222"><text:s text:c="2"/><text:span text:style-name="T137">R1 H (R2 R1 H) suc (R2 R1 H suc 0) = lim</text:span></text:p>
      <text:p text:style-name="P222"><text:soft-page-break/><text:s text:c="3"/><text:span text:style-name="T137">R2 R1 H suc (R2 R1 H suc 0)</text:span></text:p>
      <text:p text:style-name="P222"><text:s text:c="3"/><text:span text:style-name="T137">H (R2 R1 H) suc (R2 R1 H suc 0) = lim</text:span></text:p>
      <text:p text:style-name="P222"><text:s text:c="4"/><text:span text:style-name="T137">suc (R2 R1 H suc 0)</text:span></text:p>
      <text:p text:style-name="P222"><text:s text:c="4"/><text:span text:style-name="T137">R2 R1 H suc (R2 R1 H suc 0)</text:span></text:p>
      <text:p text:style-name="P222"><text:s text:c="4"/><text:span text:style-name="T137">R2 R1 H (R2 R1 H suc) (R2 R1 H suc 0) = lim</text:span></text:p>
      <text:p text:style-name="P222"><text:s text:c="5"/><text:span text:style-name="T137">R2 R1 H suc (R2 R1 H suc 0)</text:span></text:p>
      <text:p text:style-name="P222"><text:s text:c="5"/><text:span text:style-name="T137">R1 H (R2 R1 H suc) (R2 R1 H suc 0) = lim</text:span></text:p>
      <text:p text:style-name="P222"><text:s text:c="6"/><text:span text:style-name="T137">R2 R1 H suc (R2 R1 H suc 0)</text:span></text:p>
      <text:p text:style-name="P222"><text:s text:c="6"/><text:span text:style-name="T137">H (R2 R1 H suc) (R2 R1 H suc 0) = H (R2 R1 H suc) 0</text:span></text:p>
      <text:p text:style-name="P222"><text:s text:c="6"/><text:span text:style-name="T137">H H (R2 R1 H suc) (R2 R1 H suc 0)</text:span></text:p>
      <text:p text:style-name="P222"><text:s text:c="6"/>…</text:p>
      <text:p text:style-name="P235">R1 (R2 R1 H) suc (R2 R1 H suc 0)</text:p>
      <text:p text:style-name="P235">&gt; R2 R1 H ((R2 R1 H) suc (R2 R1 H suc 0)</text:p>
      <text:p text:style-name="P235">&gt; H (R2 R1 H) suc (R2 R1 H suc 0)</text:p>
      <text:p text:style-name="P235">&gt; R2 R1 H (R2 R1 H suc) (R2 R1 H suc 0)</text:p>
      <text:p text:style-name="P235">&gt; H (R2 R1 H suc) (R2 R1 H suc 0)</text:p>
      <text:p text:style-name="P235">= H (R2 R1 H suc) 0</text:p>
      <text:p text:style-name="P235"/>
      <text:p text:style-name="P223">z0+e'_(z0+1) = R1 (R2 R1 H) suc (R2 R1 H suc 0)</text:p>
      <text:p text:style-name="P223">e'_(z0+e'_(z0+1)) = R1 (R2 R1 H) R1 (R2 R1 H R1 H) suc 0 = R1 (R2 R1 H) R1 (R2 R1 H) suc 0</text:p>
      <text:p text:style-name="P223">…</text:p>
      <text:p text:style-name="P223">z1 = phi(2,1) = <text:span text:style-name="T140">phi'(1,2) =</text:span> R2 R1 (R2 R1 H) suc 0</text:p>
      <text:p text:style-name="P223">phi'(1,a) = [suc:R2 R1,0:H] a suc 0</text:p>
      <text:p text:style-name="P223">eta0 = phi(3,0) = phi'(2,1) = H [phi'(1,*)] 1 = lim</text:p>
      <text:p text:style-name="P223"><text:tab/>suc 0</text:p>
      <text:p text:style-name="P223"><text:tab/>R2 R1 H suc 0</text:p>
      <text:p text:style-name="P223"><text:tab/>R2 R1 H (R2 R1) H suc 0</text:p>
      <text:p text:style-name="P223">= R2 (R2 R1) H suc 0</text:p>
      <text:p text:style-name="P223"/>
      <text:p text:style-name="P231">point fixe suivant phi'(2,2) = H [phi'(1,*)] (suc (R2 (R2 R1) H suc 0)) = lim</text:p>
      <text:p text:style-name="P231"><text:tab/>suc (R2 (R2 R1) H suc 0)</text:p>
      <text:p text:style-name="P231"><text:tab/>R2 R1 (R2 (R2 R1) H (R2 R1) H) suc 0</text:p>
      <text:p text:style-name="P231"><text:tab/>= R2 R1 (R2 (R2 R1) H) suc 0</text:p>
      <text:p text:style-name="P231"><text:tab/>R2 R1 (R2 (R2 R1) H) (R2 R1) H suc 0</text:p>
      <text:p text:style-name="P231">= R2 R1 (R2 (R2 R1) H) (R2 R1) H … (R2 R1) H suc 0</text:p>
      <text:p text:style-name="P231">= ? R2 (R2 R1) (R2 (R2 R1) H) suc 0</text:p>
      <text:p text:style-name="P231">phi'(2,a) = [suc:R2 (R2 R1), 0:H] a suc 0</text:p>
      <text:p text:style-name="P231">phi'(b,a) = [suc:R2^b R1, 0:H] a suc 0</text:p>
      <text:p text:style-name="P231">phi'(1,0,a) = phi'(W,a) = [suc:R2^W R1,0:H] a suc 0 = ? [suc:R3 R2 R1,0:H] a suc 0</text:p>
      <text:p text:style-name="P231">R2^w R1 = R2^(H suc 0) R1 = H R2 R1</text:p>
      <text:p text:style-name="P231">R2^(w+1) R1 = R2^(suc (H suc 0)) R1 = R2 (H R2) R1 ; suc:R2,0:R1</text:p>
      <text:p text:style-name="P231">R2^(R1 H suc 0) R1 = R1 H R2 R1</text:p>
      <text:p text:style-name="P231">R2^(R2 R1 H suc 0) R1 = R2 R1 H R2 R1</text:p>
      <text:p text:style-name="P231">R2^(R3 R2 R1 H suc 0) R1 = R3 R2 R1 H R2 R1 = R3 H R2 R1</text:p>
      <text:p text:style-name="P231">R2^W R1 = R3 R2 R1 ou R3 H R2 R1 ?</text:p>
      <text:p text:style-name="P231">R3 H R2 R1 H suc 0 = H R2 R1 … H R2 R1 H suc 0 = R2 R1 H … R2 R1 H suc 0 = R3 R2 R1 H suc 0</text:p>
      <text:p text:style-name="P231"/>
      <text:p text:style-name="P223">phi'(a,1) = [suc:R2,0:R1] a H suc 0</text:p>
      <text:p text:style-name="P223">Gamma0 = H [phi'(*,1)] 0 = lim</text:p>
      <text:p text:style-name="P223"><text:tab/>suc 0</text:p>
      <text:p text:style-name="P223"><text:tab/>R2 R1 H suc 0</text:p>
      <text:p text:style-name="P223"><text:tab/>R2 R1 H R2 R1 H suc 0</text:p>
      <text:p text:style-name="P223">= R3 R2 R1 H suc 0</text:p>
      <text:p text:style-name="P223"><text:soft-page-break/></text:p>
      <text:p text:style-name="P226">e0 = phi'(0,1) = R1 H suc 0 = Next 0</text:p>
      <text:p text:style-name="P226">z0 = phi'(1,1) = R2 R1 H suc 0 = [0] Next 0</text:p>
      <text:p text:style-name="P226">Gamma0 = phi'(1,0,1) = R3 R2 R1 H suc 0 = [1] [0] Next 0</text:p>
      <text:p text:style-name="P225">SVO = Rw...1 H suc 0 ?</text:p>
      <text:p text:style-name="P225">LVO = <text:span text:style-name="T135">RW...1 H suc 0 = </text:span>H [R*...1 H suc 0] 0 ?</text:p>
      <text:p text:style-name="P226">ou</text:p>
      <text:p text:style-name="P226"><text:span text:style-name="T136">L</text:span>VO = R4 R3 R2 R1 H suc 0 = [2] [1] [<text:span text:style-name="T136">0] Next 0 ? </text:span></text:p>
      <text:p text:style-name="P223"/>
      <text:p text:style-name="P227">phi'(a,1) = [suc:R2,0:R1] a H suc 0</text:p>
      <text:p text:style-name="P227">Gamma0 = phi'(1,0,1) = H [phi'(*,1)] 1 = lim suc 0, R2 R1 H suc 0, … = R3 R2 R1 H suc 0</text:p>
      <text:p text:style-name="P227">point fixe suivant phi'(1,0,2) = H [phi'(*,1)] (suc (R3 R2 R1 H suc 0)) = lim</text:p>
      <text:p text:style-name="P227"><text:tab/>suc (R3 R2 R1 H suc 0)</text:p>
      <text:p text:style-name="P227"><text:tab/>R2 (R3 R1 R1 H R2 R1) H suc 0 = R2 (R3 H R2 R1) H suc 0</text:p>
      <text:p text:style-name="P227"><text:tab/>R2 (R3 H R2 R1) H R2 R1 H suc 0</text:p>
      <text:p text:style-name="P227">= R2 (R3 H R2 R1) H R2 R1 H … R2 R1 H suc 0</text:p>
      <text:p text:style-name="P227"/>
      <text:p text:style-name="P227">phi'(0,2) = H (R1 H) H … H suc 0 = H (R1 H) (R1 H) … (R1 H) suc 0 = R1 (R1 H) suc 0</text:p>
      <text:p text:style-name="P227">phi'(1,2) = R1 (R2 R1 H) R1 H … R1 H suc 0 = R1 (R2 R1 H) R1 (R2 R1 H) … <text:span text:style-name="T138">R1 (R2 R1 H) suc 0 = R2 R1 (R2 R1 H) suc 0</text:span></text:p>
      <text:p text:style-name="P227">? <text:span text:style-name="T138">phi'(1,0,2) = R2 R1 (R3 R2 R1 H) R2 R1 H … R2 R1 H suc 0 = R2 R1 (R3 R2 R1 H) R2 R1 (R3 R2 R1 H) … R2 R1 (R3 R2 R1 H) suc 0 = R3 R2 R1 (R3 R2 R1 H) suc 0</text:span></text:p>
      <text:p text:style-name="P232"/>
      <text:p text:style-name="P233">phi'(1,0,2)</text:p>
      <text:p text:style-name="P233"><text:tab/>= R2 (R3 R2 R1 H R2 R1) H R2 R1 H … R2 R1 H suc 0</text:p>
      <text:p text:style-name="P233"><text:tab/>= R2 (R3 H R2 R1) H R2 R1 H … R2 R1 H suc 0</text:p>
      <text:p text:style-name="P233"><text:tab/>= ? R3 R2 R1 (R3 R2 R1 H) suc 0</text:p>
      <text:p text:style-name="P233"><text:tab/>= R2 R1 (R3 R2 R1 H) ...R2 R1 (R3 R2 R1 H) suc 0</text:p>
      <text:p text:style-name="P233"/>
      <text:p text:style-name="P233">H (R1 H) H <text:s text:c="7"/>… H <text:s text:c="7"/>suc 0</text:p>
      <text:p text:style-name="P233">H (R1 H) (R1 H) ...(R1 H) suc 0</text:p>
      <text:p text:style-name="P233"/>
      <text:p text:style-name="P233">R1 (R2 R1 H) R1 H <text:s text:c="13"/>… R1 H <text:s text:c="14"/>suc 0</text:p>
      <text:p text:style-name="P233">R1 (R2 R1 H) R1 (R2 R1 H) … R1 (R2 R1 H) suc 0</text:p>
      <text:p text:style-name="P233"/>
      <text:p text:style-name="P233"><text:s text:c="6"/>(R3 H R2 R1)</text:p>
      <text:p text:style-name="P233">R2 (R3 R2 R1 H R2 R1) H <text:s text:c="19"/>R2 R1 H <text:s text:c="18"/>… <text:s/>R2 R1 H <text:s text:c="19"/>suc 0</text:p>
      <text:p text:style-name="P233">R2 <text:s/>R1 <text:s text:c="27"/>(R3 R2 R1 H) R2 R1 (R3 R2 R1 H) … R2 R1 (R3 R2 R1 H) suc 0</text:p>
      <text:p text:style-name="P233"/>
      <text:p text:style-name="P233">R3 (R4 R3 R2 R1 H R3 R2) R1 H R3 R2 R1 H … R3 R3 R1 H suc 0 ; H → R4 R3 R2 R1 H</text:p>
      <text:p text:style-name="P233">= R4 R3 R2 R1 (R4 R3 R2 R1 H) suc 0</text:p>
      <text:p text:style-name="P233"><text:s/></text:p>
      <text:p text:style-name="P228">phi'(1,a) = [suc:R2 R1,0:H] a suc 0</text:p>
      <text:p text:style-name="P228">supposons phi'(1,0,a) = [suc:R3 R2 R1,0:H] a suc 0</text:p>
      <text:p text:style-name="P228">phi'(1,1,1) = H [phi'(1,0,*)] 1 = lim</text:p>
      <text:p text:style-name="P228"><text:tab/>suc 0</text:p>
      <text:p text:style-name="P228"><text:tab/>R3 R2 R1 H suc 0</text:p>
      <text:p text:style-name="P228"><text:tab/>R3 R2 R1 H (R3 R2 R1) H suc 0</text:p>
      <text:p text:style-name="P228">= R2 (R3 R2 R1) H suc 0</text:p>
      <text:p text:style-name="P228">phi'(1,1,2) = point fixe suivant = H [phi'(1,0,*)] (suc (R2 (R3 R2 R1)) H suc 0) = lim</text:p>
      <text:p text:style-name="P228"><text:tab/>suc (R2 (R3 R2 R1) H suc 0)</text:p>
      <text:p text:style-name="P228"><text:tab/><text:span text:style-name="T139">R3 R2 R1 (R2 (R3 R2 R1) H (R3 R2 R1) H) suc 0</text:span></text:p>
      <text:p text:style-name="P228"><text:tab/><text:span text:style-name="T139">= R3 R2 R1 (R2 (R3 R2 R1) H) suc 0</text:span></text:p>
      <text:p text:style-name="P228"><text:tab/><text:span text:style-name="T139">R3 R2 R1 (R2 (R3 R2 R1) H) (R3 R2 R1) H suc 0</text:span></text:p>
      <text:p text:style-name="P228"><text:soft-page-break/>= R3 R2 R1 (R2 (R3 R2 R1) H) (R3 R2 R1) H … (R3 R2 R1) H suc 0</text:p>
      <text:p text:style-name="P228"><text:tab/>( H → R2 (R3 R2 R1) H ? <text:span text:style-name="T139">)</text:span></text:p>
      <text:p text:style-name="P228">= ? <text:span text:style-name="T139">R3 R2 R1 (R2 (R3 R2 R1) H) (R3 R2 R1) (R2 (R3 R2 R1) H) … (R3 R2 R1) (R2 (R3 R2 R1) H) suc 0</text:span></text:p>
      <text:p text:style-name="P229">= R2 (R3 R2 R1) (R2 (R3 R2 R1 H) suc 0</text:p>
      <text:p text:style-name="P229">phi'(1,1,a) = [suc:R2 (R3 R2 R1), 0:H] a suc 0</text:p>
      <text:p text:style-name="P229">phi'(1,2,1) = H [phi'(1,1,*)] 1 = lim</text:p>
      <text:p text:style-name="P229"><text:tab/>suc 0</text:p>
      <text:p text:style-name="P229"><text:tab/>R2 (R3 R2 R1) H suc 0</text:p>
      <text:p text:style-name="P229"><text:tab/>R2 (R3 R2 R1) H (R2 (R3 R2 R1)) H suc 0</text:p>
      <text:p text:style-name="P229"><text:tab/>...</text:p>
      <text:p text:style-name="P229">= R2 (R2 (R3 R2 R1)) H suc 0</text:p>
      <text:p text:style-name="P229">phi'(1,a,1) = [suc:R2,0:R3 R2 R1] a H suc 0</text:p>
      <text:p text:style-name="P229">phi'(2,0,1) = H [phi'(1,*,1)] 1 = lim</text:p>
      <text:p text:style-name="P229"><text:tab/>suc 0</text:p>
      <text:p text:style-name="P229"><text:tab/>R2 (R3 R2 R1) H suc 0</text:p>
      <text:p text:style-name="P229"><text:tab/>R2 (R3 R2 R1) H R2 (R3 R2 R1) H suc 0</text:p>
      <text:p text:style-name="P229"><text:tab/>…</text:p>
      <text:p text:style-name="P229">= R3 R2 (R3 R2 R1) H suc 0</text:p>
      <text:p text:style-name="P229"/>
      <text:p text:style-name="P230">Gamma0 = phi'(1,0,1) = R3 R2 R1 H suc 0</text:p>
      <text:p text:style-name="P230">phi'(2,0,1) = R3 R2 (R3 R2 R1) H suc 0</text:p>
      <text:p text:style-name="P230">phi'(a,0,1) = [suc:R3 R2,0:R1] a H suc 0</text:p>
      <text:p text:style-name="P230">phi'(1,0,0,1) = H [phi'(*,0,1)] 1 = lim</text:p>
      <text:p text:style-name="P230"><text:tab/>suc 0</text:p>
      <text:p text:style-name="P230"><text:tab/>R3 R2 R1 H suc 0</text:p>
      <text:p text:style-name="P230"><text:tab/>R3 R2 R1 H (R3 R2) R1 H suc 0</text:p>
      <text:p text:style-name="P230"><text:tab/>…</text:p>
      <text:p text:style-name="P230">= R3 (R3 R2) R1 H suc 0</text:p>
      <text:p text:style-name="P230"/>
      <text:p text:style-name="P230">phi'(0,1) = e0 = R1 H suc 0 = Next 0</text:p>
      <text:p text:style-name="P230">phi'(1,1) = z0 = R2 R1 H suc 0 = [0] Next 0</text:p>
      <text:p text:style-name="P230">phi'(1,0,1) = Gamma0 = R3 R2 R1 H suc 0 = [1] [0] Next 0</text:p>
      <text:p text:style-name="P230">phi'(1,0,0,1) = R3 (R3 R2) R1 H suc 0 = [1] ([1] [0]) Next 0</text:p>
      <text:p text:style-name="P230">SVO = H R3 R2 R1 H suc 0 = [1]^w [0] Next 0</text:p>
      <text:p text:style-name="P230">LVO = R4 R3 R2 R1 H suc 0 = [2] [1] [0] Next 0</text:p>
      <text:p text:style-name="P230">BHO = Rw...1 H suc 0</text:p>
      <text:p text:style-name="P230">TFBO = H [R*...1 H suc 0] 0 ?</text:p>
      <text:p text:style-name="P230"/>
      <text:p text:style-name="P234"/>
      <text:p text:style-name="P218"/>
      <text:p text:style-name="P218"/>
      <text:p text:style-name="P218"/>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8">This is the smallest ordinal that cannot be created through recursive functions.</text:p>
      <text:p text:style-name="P78"/>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H H R1 (Rw...1 H) suc 0</text:p>
      <text:p text:style-name="P65">R1 H R1 (Rw...1 H) suc 0</text:p>
      <text:p text:style-name="P65">H R1 H R1 (Rw...1 H) suc 0</text:p>
      <text:p text:style-name="P65"/>
      <text:p text:style-name="P62"/>
      <text:p text:style-name="P62"/>
      <text:p text:style-name="P63"><text:soft-page-break/>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68">w = H suc 0</text:p>
      <text:p text:style-name="P68">H H suc 0 = H1 H0 suc 0</text:p>
      <text:p text:style-name="P68">e0 = R1 H suc 0 = Hw...0 suc 0 = H(H0 suc 0...0) suc 0</text:p>
      <text:p text:style-name="P68">R1 H suc (R1 H suc 0) = Hw...0 suc (Hw...0 suc 0)</text:p>
      <text:p text:style-name="P68">R1 H (R1 H suc) 0 = Hw...0 (Hw...0 suc) 0</text:p>
      <text:p text:style-name="P68">R1 (R1 H) suc 0 = Hw^2...0 suc 0 = H(H0(H0 suc)0...0) suc 0</text:p>
      <text:p text:style-name="P68">H R1 H suc0 = H(w^w...0) suc 0 = H(H1 H0 suc 0...0) suc 0</text:p>
      <text:p text:style-name="P68">H H R1 H suc 0 = H(w^w^w...0) suc 0 = H(H2 H1 H0 suc 0...0) suc 0</text:p>
      <text:p text:style-name="P68">R1 H R1 H suc 0 = He0...0 suc 0 = H(Hw...0 suc 0...0) suc 0 = H(H(H0 suc 0...0)...0) suc 0</text:p>
      <text:p text:style-name="P68">z0 = R2 R1 H suc 0 = H [H*...0 suc 0] 0 = [[H [H*...0 *** **] 0]] suc 0 = H(1;0) suc 0</text:p>
      <text:p text:style-name="P68">R2 R1 H suc (R2 R1 H suc 0) = H(1;0) suc (H(1;0) suc 0)</text:p>
      <text:p text:style-name="P68">R2 R1 H (R2 R1 H suc) 0 = H(1;0) (H(1;0) suc) 0</text:p>
      <text:p text:style-name="P68">H (R2 R1 H) suc0 = H1 H(1;0) suc 0</text:p>
      <text:p text:style-name="P68">R1 H (R2 R1 H) suc 0 = Hw...1 H(1;0) suc 0</text:p>
      <text:p text:style-name="P68">R2 R1 H (R2 R1 H) suc 0 = H [H*...1 H(1;0) suc 0] 0 = H(1;1) H(1;0) suc 0</text:p>
      <text:p text:style-name="P68">R1 (R2 R1 H) suc 0 = H(1;w...1) suc 0 = H(1;w...0) suc (H(1;w...0 suc 0)</text:p>
      <text:p text:style-name="P68">R1 (R2 R1 H) (R1 (R2 R1 H) suc) 0 = H(1;w...0) (H(1;w...0) suc) 0</text:p>
      <text:p text:style-name="P68"><text:span text:style-name="T142">H</text:span> (R1 (R2 R1 H)) suc 0 = <text:span text:style-name="T141">H1 H(1;w...0) suc 0</text:span></text:p>
      <text:p text:style-name="P69">H H (R1 (R2 R1 H)) suc 0 = H2 H1 H(1;w...0) suc 0</text:p>
      <text:p text:style-name="P69">R1 H (R1 (R2 R1 H)) suc 0 = Hw...1 H(1;w...0) suc 0</text:p>
      <text:p text:style-name="P69">R2 R1 H (R1 (R2 R1 H)) suc 0 = H [H*...1 H(1;w...0 suc 0] 0 = H(1;1) H(1;w...0) suc 0 = H(1;w+1...0) suc 0</text:p>
      <text:p text:style-name="P69">R1 (R2 R1 H) (R1 (R2 R1 H)) suc 0 = H(1;w...1) H(1;w...0) suc 0 = H(1;w.2...0) suc 0 = H(1;H0 suc (H0 suc 0)...0) suc 0</text:p>
      <text:p text:style-name="P69">R1 (R1 (R2 R1 H)) suc 0 = H(1;w^2...0) suc 0 = H(1;H0 (H0 suc) 0...0) suc 0</text:p>
      <text:p text:style-name="P69">H R1 (R2 R1 H) suc 0 = H(1;w^w...0) suc 0 = H(1;H1 H0 suc 0...0) suc 0</text:p>
      <text:p text:style-name="P69">H H R1 (R2 R1 H) suc 0 = H(1;w^w^w...0) suc 0 = H(1;H2 H1 H0 suc 0...0) suc 0</text:p>
      <text:p text:style-name="P69">R1 H R1 (R2 R1 H) suc 0 = H(1;e0...0) suc 0 = H(1;H(w...0) suc 0...0) suc 0 = H(1;H(H0 suc 0...0) suc 0...0) suc 0</text:p>
      <text:p text:style-name="P69">H R1 H R1 (R2 R1 H) suc 0 = H(1;H(H1 H0 suc 0...0) suc 0...0) suc 0</text:p>
      <text:p text:style-name="P69"><text:soft-page-break/>H H R1 H R1 (R2 R1 H) suc 0 = H(1;H(H2 H1 H0 suc 0...0) suc 0...0) suc 0</text:p>
      <text:p text:style-name="P69">R1 H R1 H R1 (R2 R1 H) suc 0 = H(1;H(Hw...0 suc 0...0) suc 0...0) suc 0</text:p>
      <text:p text:style-name="P69"/>
      <text:p text:style-name="P69">z0 = R2 R1 H suc 0 = H [H*...0 suc 0] 0 = H1;0 suc 0</text:p>
      <text:p text:style-name="P69">R2 R1 H suc (R2 R1 H suc 0) = H1;0 suc (1;0 suc 0)</text:p>
      <text:p text:style-name="P69">R2 R1 H (R2 R1 H suc) 0 = H1;0 (H1;0 suc) 0</text:p>
      <text:p text:style-name="P69">R2 R1 H (R2 R1 H) suc 0 = H1;1 H1;0 suc 0</text:p>
      <text:p text:style-name="P69">R1 (R2 R1 H) suc 0 = H1;w...0 suc 0 - cf R1 H suc 0 = Hw...0 suc 0</text:p>
      <text:p text:style-name="P69">R2 R1 (R2 R1 H) suc 0 = H2;0 suc 0 - cf R2 R1 H suc 0 = H1;0 suc 0</text:p>
      <text:p text:style-name="P69">H (R2 R1) H suc 0 = Hw;0 suc 0</text:p>
      <text:p text:style-name="P69">R2 R1 H (R2 R1) H suc 0 = Hz0;0 suc 0 = H(H1;0 suc 0);0 suc 0</text:p>
      <text:p text:style-name="P69">R2 (R2 R1) H suc 0 = H(R2 (R2 R1) H suc 0);0 suc 0 = H [H*;0 suc 0] 0 = H1,0;0 suc 0 = H1:1;0 suc 0</text:p>
      <text:p text:style-name="P69">R2 (R2 (R2 R1)) H suc 0 = H1,0,0;0 suc 0 = H2:1;0 suc 0</text:p>
      <text:p text:style-name="P69">R2 R1 H R2 R1 H suc 0 = H(H1;0 suc 0:1);0 suc 0</text:p>
      <text:p text:style-name="P69">R3 R2 R1 H suc 0 = H [H*:1;0 suc 0] 0</text:p>
      <text:p text:style-name="P69"/>
      <text:p text:style-name="P55">ou</text:p>
      <text:p text:style-name="P55"/>
      <text:p text:style-name="P55">H suc 0 = H0...0 suc 0</text:p>
      <text:p text:style-name="P55">R1 H suc 0 = Hw...0 suc 0</text:p>
      <text:p text:style-name="P55">R2 R1 H suc 0 = H1;0 suc 0 = HW...0 suc 0</text:p>
      <text:p text:style-name="P55">R3 R2 R1 H suc 0 = HW;0 suc 0 = H1,0;0 suc 0 = HW^2 ...0 suc 0</text:p>
      <text:p text:style-name="P55">R4 R3 R2 R1 H suc 0 = HW^3...0 suc 0</text:p>
      <text:p text:style-name="P55">E1 = R1 H suc 0 = Hw...0 suc 0</text:p>
      <text:p text:style-name="P55">EW = R2 R1 H suc 0 = H [H*...0 suc 0] 0 = H1;0 suc 0</text:p>
      <text:p text:style-name="P55">EW^2 = R2 (R2 R1) H suc 0 = H2;0 suc 0</text:p>
      <text:p text:style-name="P55">EW^w = H R2 R1 H suc 0 = Hw;0 suc 0</text:p>
      <text:p text:style-name="P55">EW^E1 = R1 H R2 R1 H suc 0 = HE1;0 suc 0</text:p>
      <text:p text:style-name="P55">EW^EW = R2 R1 H R2 R1 H suc 0 = HEW;0 suc 0</text:p>
      <text:p text:style-name="P55">EW^W = R3 R2 R1 H suc 0 = HW;0 suc 0</text:p>
      <text:p text:style-name="P55"/>
      <text:p text:style-name="P305">e0 = R1 H suc 0</text:p>
      <text:p text:style-name="P305">z0 = R2 R1 H suc 0</text:p>
      <text:p text:style-name="P305">BHO = Rw...1 H suc 0</text:p>
      <text:p text:style-name="P305">R2 Rw...1 H suc 0 = Rw+1...1 H suc 0 = Rsuc(H suc 0)...1 H suc 0</text:p>
      <text:p text:style-name="P305">Rw...2 Rw...1 H suc 0 = Rw.2...1 H suc 0 = R(H suc(H suc 0))...1 H suc 0</text:p>
      <text:p text:style-name="P305">H [R*...1 H suc 0] 0 = R1;1 H suc 0 = RW...1 H suc 0</text:p>
      <text:p text:style-name="P305">R2 R1;1 H suc 0</text:p>
      <text:p text:style-name="P305">Rw...2 R1;1 H suc 0</text:p>
      <text:p text:style-name="P305">H [R*...2 R1;1 H suc 0] 0 = R1;2 R1;1 H suc 0 = RW...2 RW...1 H suc 0 = RW.2...1 H suc 0 ?</text:p>
      <text:p text:style-name="P305">R1;w...1 H suc 0 = RW.w...1 H suc 0</text:p>
      <text:p text:style-name="P305">H [R1;*...1 H suc 0] 0 = R2;1 H suc 0 = RW.2...1 H suc 0 ?</text:p>
      <text:p text:style-name="P305">H [R*;1 H suc 0] 0 = R1,0;1 H suc 0 = RW;1 H suc 0</text:p>
      <text:p text:style-name="P305">H [R1,0;* H suc 0] 0 = R1,1;1 H suc 0 = RW+1;1 H suc 0</text:p>
      <text:p text:style-name="P305">H [R1,*;1 H suc 0] 0 = R2,0;1 H suc 0 = RW.2;1 H suc 0</text:p>
      <text:p text:style-name="P305">H [R*,0;1 H suc 0] 0 = R1,0,0;1 H suc 0 = R2:1;1 H suc 0 = RW^2;1 H suc 0</text:p>
      <text:p text:style-name="P305">Rw:1;1 H suc 0 = RW^w;1 H suc 0</text:p>
      <text:p text:style-name="P306">H [R*:1;1 H suc 0] 0 = RW^W;1 H suc 0 = R(1,0):1;1 H suc 0 = R(1:1):1;1 H suc 0</text:p>
      <text:p text:style-name="P306"/>
      <text:p text:style-name="P307">R1;1 H suc 0 = R0:1;1 H suc 0 = RW^0;1 H suc 0</text:p>
      <text:p text:style-name="P307">H [R*;1 H suc 0] 0 = RW;1 H suc 0 = R1,0;1 H suc 0 = R1:1;1 H suc 0</text:p>
      <text:p text:style-name="P307">H [R*,0;1 H suc 0] 0 = RW,0;1 H suc 0 = RW²;1 H suc 0 = R1,0,0;1 H suc 0 = R2:1;1 H suc 0</text:p>
      <text:p text:style-name="P307">H [R*:1;1 H suc 0] 0 = RW^W;1 H suc 0 = R(1:1):1;1 H suc 0 = R1:1:1;1 H suc 0</text:p>
      <text:p text:style-name="P307">RW^W^W;1 H suc 0 = R1:1:1:1;1 H suc 0</text:p>
      <text:p text:style-name="P307">W = 1,0 = 1:1 ; a^b -&gt; b:a</text:p>
      <text:p text:style-name="P308">w = H suc 0 = H0 suc 0</text:p>
      <text:p text:style-name="P308">W = H1 suc 0</text:p>
      <text:p text:style-name="P308"/>
      <text:p text:style-name="P30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text:soft-page-break/></text:p>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9T08:59:22.073893895</dc:date>
    <meta:editing-duration>P6DT17H1M18S</meta:editing-duration>
    <meta:editing-cycles>226</meta:editing-cycles>
    <meta:generator>LibreOffice/4.3.3.2$Linux_ARM_EABI LibreOffice_project/430m0$Build-2</meta:generator>
    <meta:print-date>2017-12-17T20:43:08.484188621</meta:print-date>
    <meta:document-statistic meta:table-count="2" meta:image-count="7" meta:object-count="1" meta:page-count="64" meta:paragraph-count="2673" meta:word-count="31261" meta:character-count="151081" meta:non-whitespace-character-count="1188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